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pple-system" svg:font-family="apple-system, BlinkMacSystemFont, Roboto, 'Open Sans', 'Helvetica Neue', sans-serif"/>
    <style:font-face style:name="arial" svg:font-family="aria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333333" style:font-name="arial" fo:font-size="13.5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fo:text-align="center" style:justify-single-word="false" fo:orphans="2" fo:widows="2" fo:text-indent="0cm" style:auto-text-indent="false" fo:padding="0cm" fo:border="none"/>
    </style:style>
    <style:style style:name="P3" style:family="paragraph" style:parent-style-name="Preformatted_20_Text">
      <style:paragraph-properties fo:margin-left="0cm" fo:margin-right="0cm" fo:orphans="2" fo:widows="2" fo:text-indent="0cm" style:auto-text-indent="false"/>
    </style:style>
    <style:style style:name="P4" style:family="paragraph" style:parent-style-name="Preformatted_20_Text">
      <style:paragraph-properties fo:margin-left="0cm" fo:margin-right="0cm" fo:orphans="2" fo:widows="2" fo:text-indent="0cm" style:auto-text-indent="false"/>
      <style:text-properties fo:language="ru" fo:country="RU"/>
    </style:style>
    <style:style style:name="P5" style:family="paragraph" style:parent-style-name="Heading_20_1">
      <style:paragraph-properties fo:margin-left="0cm" fo:margin-right="0cm" fo:orphans="2" fo:widows="2" fo:text-indent="0cm" style:auto-text-indent="false"/>
      <style:text-properties fo:font-variant="normal" fo:text-transform="none" fo:color="#333333" style:font-name="arial" fo:font-size="30pt" fo:letter-spacing="normal" fo:language="ru" fo:country="RU" fo:font-style="normal" fo:font-weight="normal"/>
    </style:style>
    <style:style style:name="P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apple-system" fo:font-size="9.75pt" fo:letter-spacing="normal" fo:language="ru" fo:country="RU" fo:font-style="normal" fo:font-weight="normal"/>
    </style:style>
    <style:style style:name="P7" style:family="paragraph" style:parent-style-name="Text_20_body" style:list-style-name="L1">
      <style:paragraph-properties fo:margin-left="2.17cm" fo:margin-right="1.402cm" fo:margin-top="0cm" fo:margin-bottom="0cm" style:line-height-at-least="0.476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apple-system" fo:font-size="9.75pt" fo:letter-spacing="normal" fo:font-style="normal" fo:font-weight="normal"/>
    </style:style>
    <style:style style:name="P8" style:family="paragraph" style:parent-style-name="Text_20_body" style:list-style-name="L1">
      <style:paragraph-properties fo:margin-left="0cm" fo:margin-right="0.238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000000" fo:letter-spacing="normal"/>
    </style:style>
    <style:style style:name="T1" style:family="text">
      <style:text-properties fo:font-variant="normal" fo:text-transform="none" fo:color="#333333" style:font-name="arial" fo:font-size="13.5pt" fo:letter-spacing="normal" fo:font-style="normal" fo:font-weight="bold"/>
    </style:style>
    <style:style style:name="T2" style:family="text">
      <style:text-properties fo:font-variant="normal" fo:text-transform="none" fo:color="#333333" style:font-name="arial" fo:font-size="13.5pt" fo:letter-spacing="normal" fo:font-style="normal" fo:font-weight="normal"/>
    </style:style>
    <style:style style:name="T3" style:family="text">
      <style:text-properties fo:font-variant="normal" fo:text-transform="none" fo:color="#333333" style:font-name="arial" fo:font-size="13.5pt" fo:letter-spacing="normal" fo:font-style="normal" fo:font-weight="normal" fo:background-color="transparent"/>
    </style:style>
    <style:style style:name="T4" style:family="text">
      <style:text-properties fo:font-variant="normal" fo:text-transform="none" fo:color="#333333" fo:letter-spacing="normal"/>
    </style:style>
    <style:style style:name="T5" style:family="text">
      <style:text-properties fo:font-weight="bold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Абедэбун</text:span><text:span text:style-name="T4"> </text:span><text:span text:style-name="T2">- рассвет, вид дня </text:span><text:line-break/><text:span text:style-name="T1">Абек</text:span><text:span text:style-name="T4"> </text:span><text:span text:style-name="T2">- пребывание дома </text:span><text:line-break/><text:span text:style-name="T1">Абекуа</text:span><text:span text:style-name="T4"> </text:span><text:span text:style-name="T2">- пребывание дома </text:span><text:line-break/><text:span text:style-name="T1">Адсила</text:span><text:span text:style-name="T4"> </text:span><text:span text:style-name="T2">- расцвет </text:span><text:line-break/><text:span text:style-name="T1">Аламеда</text:span><text:span text:style-name="T4"> </text:span><text:span text:style-name="T2">- роща трехгранного тополя</text:span><text:line-break/><text:span text:style-name="T1">Алгома</text:span><text:span text:style-name="T4"> </text:span><text:span text:style-name="T2">- долина цветов </text:span><text:line-break/><text:span text:style-name="T1">Алэкуа</text:span><text:span text:style-name="T4"> </text:span><text:span text:style-name="T2">- сладкое дерево резины </text:span><text:line-break/><text:span text:style-name="T1">Амэдэхи</text:span><text:span text:style-name="T4"> </text:span><text:span text:style-name="T2">- лесная вода </text:span><text:line-break/><text:span text:style-name="T1">Ангваснэзомтэка</text:span><text:span text:style-name="T4"> </text:span><text:span text:style-name="T2">- кричащий, дух матери </text:span><text:line-break/><text:span text:style-name="T1">Анпэйту</text:span><text:span text:style-name="T4"> </text:span><text:span text:style-name="T2">- сияющая </text:span><text:line-break/><text:span text:style-name="T1">Апони</text:span><text:span text:style-name="T4"> </text:span><text:span text:style-name="T2">- бабочка </text:span><text:line-break/><text:span text:style-name="T1">Аяш</text:span><text:span text:style-name="T4"> </text:span><text:span text:style-name="T2">- небольшая </text:span><text:line-break/><text:span text:style-name="T1">Аяша</text:span><text:span text:style-name="T4"> </text:span><text:span text:style-name="T2">- небольшая </text:span><text:line-break/><text:line-break/><text:span text:style-name="T1">Блэндина</text:span><text:span text:style-name="T4"> </text:span><text:span text:style-name="T2">- белокурая </text:span><text:line-break/><text:line-break/><text:span text:style-name="T1">Венона</text:span><text:span text:style-name="T4"> </text:span><text:span text:style-name="T2">- родившаяся первой дочь </text:span><text:line-break/><text:span text:style-name="T1">Викимэк</text:span><text:span text:style-name="T4"> </text:span><text:span text:style-name="T2">- жена </text:span><text:line-break/><text:span text:style-name="T1">Вико</text:span><text:span text:style-name="T4"> </text:span><text:span text:style-name="T2">- довольно </text:span><text:line-break/><text:span text:style-name="T1">Викэпи уокэн</text:span><text:span text:style-name="T4"> </text:span><text:span text:style-name="T2">- святая звезда </text:span><text:line-break/><text:span text:style-name="T1">Винона</text:span><text:span text:style-name="T4"> </text:span><text:span text:style-name="T2">- родившаяся первой дочь </text:span><text:line-break/><text:span text:style-name="T1">Витэшна</text:span><text:span text:style-name="T4"> </text:span><text:span text:style-name="T2">- девственная </text:span><text:line-break/><text:span text:style-name="T1">Вихэкэйда</text:span><text:span text:style-name="T4"> </text:span><text:span text:style-name="T2">- небольшая </text:span><text:line-break/><text:span text:style-name="T1">Вона</text:span><text:span text:style-name="T4"> </text:span><text:span text:style-name="T2">- поющая гусыня</text:span><text:line-break/><text:span text:style-name="T1">Вути</text:span><text:span text:style-name="T4"> </text:span><text:span text:style-name="T2">- женщина </text:span><text:line-break/><text:span text:style-name="T1">Вэнона</text:span><text:span text:style-name="T4"> </text:span><text:span text:style-name="T2">- родившаяся первой дочь </text:span><text:line-break/><text:line-break/><text:span text:style-name="T1">Гэлилэхи</text:span><text:span text:style-name="T4"> </text:span><text:span text:style-name="T2">- привлекательная </text:span><text:line-break/><text:line-break/><text:span text:style-name="T1">Джэки</text:span><text:span text:style-name="T4"> </text:span><text:span text:style-name="T2">- луна </text:span><text:line-break/><text:span text:style-name="T1">Доли</text:span><text:span text:style-name="T4"> </text:span><text:span text:style-name="T2">- лазурная птица </text:span><text:line-break/><text:span text:style-name="T1">Донома</text:span><text:span text:style-name="T4"> </text:span><text:span text:style-name="T2">- вид солнца</text:span><text:line-break/><text:line-break/><text:span text:style-name="T1">Зина</text:span><text:span text:style-name="T4"> </text:span><text:span text:style-name="T2">- вращение</text:span><text:line-break/><text:span text:style-name="T1">Зиткэла</text:span><text:span text:style-name="T4"> </text:span><text:span text:style-name="T2">- птица</text:span><text:line-break/><text:line-break/><text:span text:style-name="T1">Иоки</text:span><text:span text:style-name="T4"> </text:span><text:span text:style-name="T2">- дождь </text:span><text:line-break/><text:span text:style-name="T1">Иси</text:span><text:span text:style-name="T4"> </text:span><text:span text:style-name="T2">- олень </text:span><text:line-break/><text:line-break/><text:span text:style-name="T1">Кивидинок</text:span><text:span text:style-name="T4"> </text:span><text:span text:style-name="T2">- из ветра </text:span><text:line-break/><text:span text:style-name="T1">Кигскуоу</text:span><text:span text:style-name="T4"> </text:span><text:span text:style-name="T2">- девственная </text:span><text:line-break/><text:span text:style-name="T1">Кижикони</text:span><text:span text:style-name="T4"> </text:span><text:span text:style-name="T2">- горящий огня </text:span><text:line-break/><text:span text:style-name="T1">Кими</text:span><text:span text:style-name="T4"> </text:span><text:span text:style-name="T2">- тайна </text:span><text:line-break/><text:span text:style-name="T1">Кимимела</text:span><text:span text:style-name="T4"> </text:span><text:span text:style-name="T2">- бабочка </text:span><text:line-break/><text:span text:style-name="T1">Кимэма</text:span><text:span text:style-name="T4"> </text:span><text:span text:style-name="T2">- бабочка </text:span><text:line-break/><text:span text:style-name="T1">Коко</text:span><text:span text:style-name="T4"> </text:span><text:span text:style-name="T2">- ночь </text:span><text:line-break/><text:span text:style-name="T1">Кокьянгвути</text:span><text:span text:style-name="T4"> </text:span><text:span text:style-name="T2">- женщина паука </text:span><text:line-break/><text:span text:style-name="T1">Кууонлелента</text:span><text:span text:style-name="T4"> </text:span><text:span text:style-name="T2">- делает красивую среду </text:span><text:line-break/><text:soft-page-break/><text:span text:style-name="T1">Кууоньямтива</text:span><text:span text:style-name="T4"> </text:span><text:span text:style-name="T2">- красивый барсук, пробегающий через холм </text:span><text:line-break/><text:span text:style-name="T1">Кууоньяума</text:span><text:span text:style-name="T4"> </text:span><text:span text:style-name="T2">- бабочка показывает красивые крылья </text:span><text:line-break/><text:span text:style-name="T1">Кэй</text:span><text:span text:style-name="T4"> </text:span><text:span text:style-name="T2">- дерево ивы </text:span><text:line-break/><text:span text:style-name="T1">Кэлиска</text:span><text:span text:style-name="T4"> </text:span><text:span text:style-name="T2">- койот, преследующий оленя </text:span><text:line-break/><text:span text:style-name="T1">Кэлферей</text:span><text:span text:style-name="T4"> </text:span><text:span text:style-name="T2">- фиалка </text:span><text:line-break/><text:span text:style-name="T1">Кэмэрин</text:span><text:span text:style-name="T4"> </text:span><text:span text:style-name="T2">- защитница</text:span><text:line-break/><text:span text:style-name="T1">Кэнти</text:span><text:span text:style-name="T4"> </text:span><text:span text:style-name="T2">- поющая</text:span><text:line-break/><text:span text:style-name="T1">Кэса</text:span><text:span text:style-name="T4"> </text:span><text:span text:style-name="T2">- украшенная в меха </text:span><text:line-break/><text:span text:style-name="T1">Кэтери</text:span><text:span text:style-name="T4"> </text:span><text:span text:style-name="T2">- чистая </text:span><text:line-break/><text:span text:style-name="T1">Кэчина</text:span><text:span text:style-name="T4"> </text:span><text:span text:style-name="T2">- священная балерина, дух </text:span><text:line-break/><text:span text:style-name="T1">Кэя</text:span><text:span text:style-name="T4"> </text:span><text:span text:style-name="T2">- старшая сестра</text:span><text:line-break/><text:line-break/><text:span text:style-name="T1">Ленмэна</text:span><text:span text:style-name="T4"> </text:span><text:span text:style-name="T2">- девочка флейты </text:span><text:line-break/><text:span text:style-name="T1">Лилуай</text:span><text:span text:style-name="T4"> </text:span><text:span text:style-name="T2">- парящий молодой певчий ястреб </text:span><text:line-break/><text:span text:style-name="T1">Литонья</text:span><text:span text:style-name="T4"> </text:span><text:span text:style-name="T2">- стремительная колибри </text:span><text:line-break/><text:span text:style-name="T1">Ломэхонгва</text:span><text:span text:style-name="T4"> </text:span><text:span text:style-name="T2">- красивое облако</text:span><text:line-break/><text:line-break/><text:span text:style-name="T1">Макои</text:span><text:span text:style-name="T4"> </text:span><text:span text:style-name="T2">- щедрая </text:span><text:line-break/><text:span text:style-name="T1">Меокуэни</text:span><text:span text:style-name="T4"> </text:span><text:span text:style-name="T2">- носит красный</text:span><text:line-break/><text:span text:style-name="T1">Метоатэйск</text:span><text:span text:style-name="T4"> </text:span><text:span text:style-name="T2">- черепаха, кладущая яйца </text:span><text:line-break/><text:span text:style-name="T1">Миджина</text:span><text:span text:style-name="T4"> </text:span><text:span text:style-name="T2">- возвращение луны </text:span><text:line-break/><text:span text:style-name="T1">Миджиси</text:span><text:span text:style-name="T4"> </text:span><text:span text:style-name="T2">- орлица</text:span><text:line-break/><text:span text:style-name="T1">Мизэ</text:span><text:span text:style-name="T4"> </text:span><text:span text:style-name="T2">- белое солнце </text:span><text:line-break/><text:span text:style-name="T1">Мимитех</text:span><text:span text:style-name="T4"> </text:span><text:span text:style-name="T2">- новая луна </text:span><text:line-break/><text:span text:style-name="T1">Моема</text:span><text:span text:style-name="T4"> </text:span><text:span text:style-name="T2">- сладкая</text:span><text:line-break/><text:span text:style-name="T1">Муна</text:span><text:span text:style-name="T4"> </text:span><text:span text:style-name="T2">- переполненая весны </text:span><text:line-break/><text:span text:style-name="T1">Мэгэскои</text:span><text:span text:style-name="T4"> </text:span><text:span text:style-name="T2">- изящная </text:span><text:line-break/><text:span text:style-name="T1">Мэйэра</text:span><text:span text:style-name="T4"> </text:span><text:span text:style-name="T2">- мудрая </text:span><text:line-break/><text:span text:style-name="T1">Мэка</text:span><text:span text:style-name="T4"> </text:span><text:span text:style-name="T2">- земля </text:span><text:line-break/><text:span text:style-name="T1">Мэккитотозимью</text:span><text:span text:style-name="T4"> </text:span><text:span text:style-name="T2">- у нее есть большая грудь </text:span><text:line-break/><text:span text:style-name="T1">Мэкои</text:span><text:span text:style-name="T4"> </text:span><text:span text:style-name="T2">- материнская забота </text:span><text:line-break/><text:span text:style-name="T1">Мэлила</text:span><text:span text:style-name="T4"> </text:span><text:span text:style-name="T2">- быстрый лосось, плавающая</text:span><text:line-break/><text:span text:style-name="T1">Мэнси</text:span><text:span text:style-name="T4"> </text:span><text:span text:style-name="T2">- щипнувшая цветок </text:span><text:line-break/><text:span text:style-name="T1">Мэпия</text:span><text:span text:style-name="T4"> </text:span><text:span text:style-name="T2">- небо </text:span><text:line-break/><text:line-break/><text:span text:style-name="T1">Найра</text:span><text:span text:style-name="T4"> </text:span><text:span text:style-name="T2">- большие глаза </text:span><text:line-break/><text:span text:style-name="T1">Накпэна</text:span><text:span text:style-name="T4"> </text:span><text:span text:style-name="T2">- злая </text:span><text:line-break/><text:span text:style-name="T1">Натта</text:span><text:span text:style-name="T4"> </text:span><text:span text:style-name="T2">- мое сердце </text:span><text:line-break/><text:span text:style-name="T1">Нджлон</text:span><text:span text:style-name="T4"> </text:span><text:span text:style-name="T2">- хозяйка </text:span><text:line-break/><text:span text:style-name="T1">Нидои</text:span><text:span text:style-name="T4"> </text:span><text:span text:style-name="T2">- фея </text:span><text:line-break/><text:span text:style-name="T1">Нижони</text:span><text:span text:style-name="T4"> </text:span><text:span text:style-name="T2">- красивая </text:span><text:line-break/><text:span text:style-name="T1">Нина</text:span><text:span text:style-name="T4"> </text:span><text:span text:style-name="T2">- огонь </text:span><text:line-break/><text:span text:style-name="T1">Нита</text:span><text:span text:style-name="T4"> </text:span><text:span text:style-name="T2">- медведица</text:span><text:line-break/><text:span text:style-name="T1">Ниттоосью</text:span><text:span text:style-name="T4"> </text:span><text:span text:style-name="T2">- она не бесплодна </text:span><text:line-break/><text:span text:style-name="T1">Ниэби</text:span><text:span text:style-name="T4"> </text:span><text:span text:style-name="T2">- олень </text:span><text:line-break/><text:span text:style-name="T1">Нова</text:span><text:span text:style-name="T4"> </text:span><text:span text:style-name="T2">- бабочка</text:span><text:line-break/><text:span text:style-name="T1">Нумис</text:span><text:span text:style-name="T4"> </text:span><text:span text:style-name="T2">- сестра </text:span><text:line-break/><text:soft-page-break/><text:span text:style-name="T1">Нэди</text:span><text:span text:style-name="T4"> </text:span><text:span text:style-name="T2">- мудрая </text:span><text:line-break/><text:span text:style-name="T1">Нэйели</text:span><text:span text:style-name="T4"> </text:span><text:span text:style-name="T2">- я люблю вас </text:span><text:line-break/><text:span text:style-name="T1">Нэмид</text:span><text:span text:style-name="T4"> </text:span><text:span text:style-name="T2">- балерина, звезда</text:span><text:line-break/><text:span text:style-name="T1">Нэхимэна</text:span><text:span text:style-name="T4"> </text:span><text:span text:style-name="T2">- мистик </text:span><text:line-break/><text:span text:style-name="T1">Нэша</text:span><text:span text:style-name="T4"> </text:span><text:span text:style-name="T2">- сова </text:span><text:line-break/><text:line-break/><text:span text:style-name="T1">Одэхингум</text:span><text:span text:style-name="T4"> </text:span><text:span text:style-name="T2">- легкое колебание воды </text:span><text:line-break/><text:span text:style-name="T1">Оентия</text:span><text:span text:style-name="T4"> </text:span><text:span text:style-name="T2">- олень </text:span><text:line-break/><text:span text:style-name="T1">Оинита</text:span><text:span text:style-name="T4"> </text:span><text:span text:style-name="T2">- олень </text:span><text:line-break/><text:span text:style-name="T1">Олсумс</text:span><text:span text:style-name="T4"> </text:span><text:span text:style-name="T2">- независимая </text:span><text:line-break/><text:span text:style-name="T1">Оминотэго</text:span><text:span text:style-name="T4"> </text:span><text:span text:style-name="T2">- красивый голос </text:span><text:line-break/><text:span text:style-name="T1">Омуса</text:span><text:span text:style-name="T4"> </text:span><text:span text:style-name="T2">- промахи со стрелами</text:span><text:line-break/><text:span text:style-name="T1">Онэта</text:span><text:span text:style-name="T4"> </text:span><text:span text:style-name="T2">- из земли </text:span><text:line-break/><text:span text:style-name="T1">Оренда</text:span><text:span text:style-name="T4"> </text:span><text:span text:style-name="T2">- волшебная власть </text:span><text:line-break/><text:span text:style-name="T1">Оэнэта</text:span><text:span text:style-name="T4"> </text:span><text:span text:style-name="T2">- черепаха </text:span><text:line-break/><text:line-break/><text:span text:style-name="T1">Пета</text:span><text:span text:style-name="T4"> </text:span><text:span text:style-name="T2">- беркут </text:span><text:line-break/><text:span text:style-name="T1">Пово</text:span><text:span text:style-name="T4"> </text:span><text:span text:style-name="T2">- ведьма </text:span><text:line-break/><text:span text:style-name="T1">Позэла</text:span><text:span text:style-name="T4"> </text:span><text:span text:style-name="T2">- прощайте, весенние цветы </text:span><text:line-break/><text:span text:style-name="T1">Покэхонтас</text:span><text:span text:style-name="T4"> </text:span><text:span text:style-name="T2">- она игрива </text:span><text:line-break/><text:span text:style-name="T1">Поликваптива</text:span><text:span text:style-name="T4"> </text:span><text:span text:style-name="T2">- бабочка, сидящая на цветке </text:span><text:line-break/><text:span text:style-name="T1">Полома</text:span><text:span text:style-name="T4"> </text:span><text:span text:style-name="T2">- поклон </text:span><text:line-break/><text:span text:style-name="T1">Поуока</text:span><text:span text:style-name="T4"> </text:span><text:span text:style-name="T2">- ведьма </text:span><text:line-break/><text:span text:style-name="T1">Птэйсэнви</text:span><text:span text:style-name="T4"> </text:span><text:span text:style-name="T2">- белый бык </text:span><text:line-break/><text:span text:style-name="T1">Пулес</text:span><text:span text:style-name="T4"> </text:span><text:span text:style-name="T2">- голубка</text:span><text:line-break/><text:span text:style-name="T1">Пэвэти</text:span><text:span text:style-name="T4"> </text:span><text:span text:style-name="T2">- чистая вода </text:span><text:line-break/><text:span text:style-name="T1">Пэква</text:span><text:span text:style-name="T4"> </text:span><text:span text:style-name="T2">- лягушка </text:span><text:line-break/><text:span text:style-name="T1">Пэкуна</text:span><text:span text:style-name="T4"> </text:span><text:span text:style-name="T2">- олень, подскакивающий под гору </text:span><text:line-break/><text:span text:style-name="T1">Пэмуя</text:span><text:span text:style-name="T4"> </text:span><text:span text:style-name="T2">- водная луна </text:span><text:line-break/><text:span text:style-name="T1">Пэпина</text:span><text:span text:style-name="T4"> </text:span><text:span text:style-name="T2">- виноградная лоза, растущая вокруг дуба </text:span><text:line-break/><text:line-break/><text:span text:style-name="T1">Рэйен</text:span><text:span text:style-name="T4"> </text:span><text:span text:style-name="T2">- цветок </text:span><text:line-break/><text:line-break/><text:span text:style-name="T1">Синопа</text:span><text:span text:style-name="T4"> </text:span><text:span text:style-name="T2">- лиса </text:span><text:line-break/><text:span text:style-name="T1">Ситси</text:span><text:span text:style-name="T4"> </text:span><text:span text:style-name="T2">- дочь </text:span><text:line-break/><text:span text:style-name="T1">Ситэла</text:span><text:span text:style-name="T4"> </text:span><text:span text:style-name="T2">- из хорошей памяти </text:span><text:line-break/><text:span text:style-name="T1">Сиху</text:span><text:span text:style-name="T4"> </text:span><text:span text:style-name="T2">- цветок</text:span><text:line-break/><text:span text:style-name="T1">Сокэнон</text:span><text:span text:style-name="T4"> </text:span><text:span text:style-name="T2">- дождь </text:span><text:line-break/><text:span text:style-name="T1">Сояла</text:span><text:span text:style-name="T4"> </text:span><text:span text:style-name="T2">- время зимнего солнцестояния </text:span><text:line-break/><text:span text:style-name="T1">Сулету</text:span><text:span text:style-name="T4"> </text:span><text:span text:style-name="T2">- муха</text:span><text:line-break/><text:span text:style-name="T1">Сулива</text:span><text:span text:style-name="T4"> </text:span><text:span text:style-name="T2">- серебряная </text:span><text:line-break/><text:span text:style-name="T1">Сэйен</text:span><text:span text:style-name="T4"> </text:span><text:span text:style-name="T2">- прекрасная </text:span><text:line-break/><text:span text:style-name="T1">Сэкуи</text:span><text:span text:style-name="T4"> </text:span><text:span text:style-name="T2">- любимая </text:span><text:line-break/><text:span text:style-name="T1">Сэлэли</text:span><text:span text:style-name="T4"> </text:span><text:span text:style-name="T2">- белка </text:span><text:line-break/><text:span text:style-name="T1">Сэнуай</text:span><text:span text:style-name="T4"> </text:span><text:span text:style-name="T2">- красное облако в закате </text:span><text:line-break/><text:span text:style-name="T1">Сэхкио</text:span><text:span text:style-name="T4"> </text:span><text:span text:style-name="T2">- норка </text:span><text:line-break/><text:line-break/><text:soft-page-break/><text:span text:style-name="T1">Тайянита</text:span><text:span text:style-name="T4"> </text:span><text:span text:style-name="T2">- молодой бобер </text:span><text:line-break/><text:span text:style-name="T1">Таллула</text:span><text:span text:style-name="T4"> </text:span><text:span text:style-name="T2">- прыгающая вода </text:span><text:line-break/><text:span text:style-name="T1">Телула</text:span><text:span text:style-name="T4"> </text:span><text:span text:style-name="T2">- прыгающая вода </text:span><text:line-break/><text:span text:style-name="T1">Тива</text:span><text:span text:style-name="T4"> </text:span><text:span text:style-name="T2">- танец </text:span><text:line-break/><text:span text:style-name="T1">Типони</text:span><text:span text:style-name="T4"> </text:span><text:span text:style-name="T2">- ребенок </text:span><text:line-break/><text:span text:style-name="T1">Тиссивунэтис</text:span><text:span text:style-name="T4"> </text:span><text:span text:style-name="T2">- она, кто купается с коленями </text:span><text:line-break/><text:span text:style-name="T1">Толинка</text:span><text:span text:style-name="T4"> </text:span><text:span text:style-name="T2">- хлопанье уха койота </text:span><text:line-break/><text:span text:style-name="T1">Тотси</text:span><text:span text:style-name="T4"> </text:span><text:span text:style-name="T2">- мокасины </text:span><text:line-break/><text:span text:style-name="T1">Тува</text:span><text:span text:style-name="T4"> </text:span><text:span text:style-name="T2">- земля </text:span><text:line-break/><text:span text:style-name="T1">Тэблита</text:span><text:span text:style-name="T4"> </text:span><text:span text:style-name="T2">- диадема </text:span><text:line-break/><text:span text:style-name="T1">Тэдьюи</text:span><text:span text:style-name="T4"> </text:span><text:span text:style-name="T2">- ветер </text:span><text:line-break/><text:span text:style-name="T1">Тэйджи</text:span><text:span text:style-name="T4"> </text:span><text:span text:style-name="T2">- возвращение луны </text:span><text:line-break/><text:span text:style-name="T1">Тэйни</text:span><text:span text:style-name="T4"> </text:span><text:span text:style-name="T2">- возвращение луны </text:span><text:line-break/><text:span text:style-name="T1">Тэйпа</text:span><text:span text:style-name="T4"> </text:span><text:span text:style-name="T2">- расправленная крылья </text:span><text:line-break/><text:span text:style-name="T1">Тэкчои</text:span><text:span text:style-name="T4"> </text:span><text:span text:style-name="T2">- голубь </text:span><text:line-break/><text:span text:style-name="T1">Тэкэла</text:span><text:span text:style-name="T4"> </text:span><text:span text:style-name="T2">- кисточка зерна </text:span><text:line-break/><text:span text:style-name="T1">Тэлута</text:span><text:span text:style-name="T4"> </text:span><text:span text:style-name="T2">- кроваво-красная </text:span><text:line-break/><text:span text:style-name="T1">Тэмэя</text:span><text:span text:style-name="T4"> </text:span><text:span text:style-name="T2">- в центре </text:span><text:line-break/><text:span text:style-name="T1">Тэхи</text:span><text:span text:style-name="T4"> </text:span><text:span text:style-name="T2">- холодная </text:span><text:line-break/><text:line-break/><text:span text:style-name="T1">Улджи</text:span><text:span text:style-name="T4"> </text:span><text:span text:style-name="T2">- луна </text:span><text:line-break/><text:span text:style-name="T1">Уна</text:span><text:span text:style-name="T4"> </text:span><text:span text:style-name="T2">- помнищая </text:span><text:line-break/><text:span text:style-name="T1">Уоки</text:span><text:span text:style-name="T4"> </text:span><text:span text:style-name="T2">- убежище </text:span><text:line-break/><text:span text:style-name="T1">Уокэнда</text:span><text:span text:style-name="T4"> </text:span><text:span text:style-name="T2">- обладает волшебной властью </text:span><text:line-break/><text:span text:style-name="T1">Уочиви</text:span><text:span text:style-name="T4"> </text:span><text:span text:style-name="T2">- балерина </text:span><text:line-break/><text:span text:style-name="T1">Ута дэбун</text:span><text:span text:style-name="T4"> </text:span><text:span text:style-name="T2">- звезда дня </text:span><text:line-break/><text:line-break/><text:span text:style-name="T1">Херит</text:span><text:span text:style-name="T4"> </text:span><text:span text:style-name="T2">- красивая </text:span><text:line-break/><text:span text:style-name="T1">Хехьюути</text:span><text:span text:style-name="T4"> </text:span><text:span text:style-name="T2">- дух матери воина </text:span><text:line-break/><text:span text:style-name="T1">Хонови</text:span><text:span text:style-name="T4"> </text:span><text:span text:style-name="T2">- сильная олениха </text:span><text:line-break/><text:span text:style-name="T1">Хуьяна</text:span><text:span text:style-name="T4"> </text:span><text:span text:style-name="T2">- падающий дождь </text:span><text:line-break/><text:span text:style-name="T1">Хэкидонмуя</text:span><text:span text:style-name="T4"> </text:span><text:span text:style-name="T2">- время ожидания луны </text:span><text:line-break/><text:span text:style-name="T1">Хэнтэйви</text:span><text:span text:style-name="T4"> </text:span><text:span text:style-name="T2">- преданная </text:span><text:line-break/><text:line-break/><text:span text:style-name="T1">Чепи</text:span><text:span text:style-name="T4"> </text:span><text:span text:style-name="T2">- фея </text:span><text:line-break/><text:span text:style-name="T1">Чозови</text:span><text:span text:style-name="T4"> </text:span><text:span text:style-name="T2">- лазурная птица </text:span><text:line-break/><text:span text:style-name="T1">Чоспози</text:span><text:span text:style-name="T4"> </text:span><text:span text:style-name="T2">- глаз лазурной птицы </text:span><text:line-break/><text:span text:style-name="T1">Чочмингву</text:span><text:span text:style-name="T4"> </text:span><text:span text:style-name="T2">- мать зерна </text:span><text:line-break/><text:span text:style-name="T1">Чузи</text:span><text:span text:style-name="T4"> </text:span><text:span text:style-name="T2">- цветок змеи </text:span><text:line-break/><text:span text:style-name="T1">Чумэна</text:span><text:span text:style-name="T4"> </text:span><text:span text:style-name="T2">- дева змеи </text:span><text:line-break/><text:span text:style-name="T1">Чумэни</text:span><text:span text:style-name="T4"> </text:span><text:span text:style-name="T2">- росинки </text:span><text:line-break/><text:span text:style-name="T1">Чэриса</text:span><text:span text:style-name="T4"> </text:span><text:span text:style-name="T2">- лось </text:span><text:line-break/><text:line-break/><text:span text:style-name="T1">Шешебенс</text:span><text:span text:style-name="T4"> </text:span><text:span text:style-name="T2">- маленькая утка </text:span><text:line-break/><text:span text:style-name="T1">Шидижи</text:span><text:span text:style-name="T4"> </text:span><text:span text:style-name="T2">- младшая сестра </text:span><text:line-break/><text:span text:style-name="T1">Шикоба</text:span><text:span text:style-name="T4"> </text:span><text:span text:style-name="T2">- перо </text:span><text:line-break/><text:span text:style-name="T1">Шима</text:span><text:span text:style-name="T4"> </text:span><text:span text:style-name="T2">- мать </text:span><text:line-break/><text:soft-page-break/><text:span text:style-name="T1">Шимэзэни</text:span><text:span text:style-name="T4"> </text:span><text:span text:style-name="T2">- бабушка </text:span><text:line-break/><text:span text:style-name="T1">Шумэн</text:span><text:span text:style-name="T4"> </text:span><text:span text:style-name="T2">- укладчица гремучей змеи </text:span><text:line-break/><text:span text:style-name="T1">Шэди</text:span><text:span text:style-name="T4"> </text:span><text:span text:style-name="T2">- старшая сестра </text:span><text:line-break/><text:line-break/><text:span text:style-name="T1">Эйелен</text:span><text:span text:style-name="T4"> </text:span><text:span text:style-name="T2">- ясная или счастье </text:span><text:line-break/><text:span text:style-name="T1">Эйлен</text:span><text:span text:style-name="T4"> </text:span><text:span text:style-name="T2">- ясная или счастье </text:span><text:line-break/><text:span text:style-name="T1">Эйьяна</text:span><text:span text:style-name="T4"> </text:span><text:span text:style-name="T2">- когда-либо цветущая </text:span><text:line-break/><text:span text:style-name="T1">Эйьянна</text:span><text:span text:style-name="T4"> </text:span><text:span text:style-name="T2">- когда-либо цветущая </text:span><text:line-break/><text:span text:style-name="T1">Эрика</text:span><text:span text:style-name="T4"> </text:span><text:span text:style-name="T2">- полезная для всех </text:span><text:line-break/><text:span text:style-name="T1">Эхои</text:span><text:span text:style-name="T4"> </text:span><text:span text:style-name="T2">- смеющаяся дева </text:span><text:line-break/><text:line-break/><text:span text:style-name="T1">Яжи</text:span><text:span text:style-name="T4"> </text:span><text:span text:style-name="T2">- небольшая </text:span><text:line-break/><text:span text:style-name="T1">Ямка</text:span><text:span text:style-name="T4"> </text:span><text:span text:style-name="T2">- расцвет</text:span> </text:p>
      <text:p text:style-name="P3"/>
      <text:p text:style-name="P3"/>
      <text:p text:style-name="P3"/>
      <text:p text:style-name="P4">это были женские индейские</text:p>
      <text:p text:style-name="P4"/>
      <text:h text:style-name="P5" text:outline-level="1">Женские арабские имена.</text:h>
      <text:p text:style-name="P1"><text:line-break/><text:span text:style-name="T5">Абаль</text:span> - дикая роза<text:line-break/><text:span text:style-name="T5">Абия</text:span> - великая <text:line-break/><text:span text:style-name="T5">Абида</text:span> - верующая<text:line-break/><text:span text:style-name="T5">Абир</text:span> - аромат, благовоние <text:line-break/><text:span text:style-name="T5">Абла</text:span> - обладающая дивными формами<text:line-break/><text:span text:style-name="T5">Абра</text:span> - пример, урок <text:line-break/><text:span text:style-name="T5">Абрар</text:span> - посвященная Богу<text:line-break/><text:span text:style-name="T5">Аватиф</text:span> - чувства, эмоции<text:line-break/><text:span text:style-name="T5">Адаб</text:span> - надежда и желание <text:line-break/><text:span text:style-name="T5">Адара</text:span> - девственница<text:line-break/><text:span text:style-name="T5">Адавийя</text:span> - летний цветок<text:line-break/><text:span text:style-name="T5">Адиба</text:span> - хорошо воспитанная, культурная, вежливая <text:line-break/><text:span text:style-name="T5">Адила</text:span> - равная, справедливая, честная<text:line-break/><text:span text:style-name="T5">Адн</text:span> - рай <text:line-break/><text:span text:style-name="T5">Ажар, Азхар</text:span> - цветы, цветение<text:line-break/><text:span text:style-name="T5">Азра </text:span>- ночное странствие<text:line-break/><text:span text:style-name="T5">Азрар</text:span> - таинство<text:line-break/><text:span text:style-name="T5">Азиль</text:span> - нежность<text:line-break/><text:span text:style-name="T5">Азила, Асила</text:span> - благородного происхождения<text:line-break/><text:span text:style-name="T5">Азима, Асима</text:span> - защитница<text:line-break/><text:span text:style-name="T5">Азиза</text:span> - ценная, возлюбленная, дорогая, чистая<text:line-break/><text:span text:style-name="T5">Азза </text:span>- молодая, юная газель <text:line-break/><text:span text:style-name="T5">Азир, Атхир</text:span> - любимая, самая любимая<text:line-break/><text:span text:style-name="T5">Аида</text:span> - посещающая, возвращающаяся, награда <text:line-break/><text:span text:style-name="T5">Аин </text:span>- глаз, ценная<text:line-break/><text:span text:style-name="T5">Аини</text:span> - весна, цветок, источник, выбор <text:line-break/><text:soft-page-break/><text:span text:style-name="T5">Аиша </text:span>- живущая, процветающая, младшая жена Пророка<text:line-break/><text:span text:style-name="T5">Айя, Айе</text:span> - стих из Корана, знамение Господа <text:line-break/><text:span text:style-name="T5">Айят</text:span> - стих из Корана, знамение Господа<text:line-break/><text:span text:style-name="T5">Акила</text:span> - разумная<text:line-break/><text:span text:style-name="T5">Ала</text:span> - символы, знамения Аллаха <text:line-break/><text:span text:style-name="T5">Алхена</text:span> - кольцо - звезда в созвездии близнецов<text:line-break/><text:span text:style-name="T5">Алима</text:span> - мудрая <text:line-break/><text:span text:style-name="T5">Алия</text:span> - занимающая высокое положение в обществе <text:line-break/><text:span text:style-name="T5">Алмаз</text:span> - бриллиант<text:line-break/><text:span text:style-name="T5">Алтаф</text:span> - доброта, вежливость <text:line-break/><text:span text:style-name="T5">Аллудра, Алладра</text:span> - девственница<text:line-break/><text:span text:style-name="T5">Алуя, Алия</text:span> - величественность <text:line-break/><text:span text:style-name="T5">Аль захра </text:span>- прозвище дочери Пророка Фатимы - озаренная, просветленная <text:line-break/><text:span text:style-name="T5">Альзубра, Альзабра </text:span>- звезда из созвездия Лев<text:line-break/><text:span text:style-name="T5">Амаль, Амала</text:span> - надежда, желание, стремление<text:line-break/><text:span text:style-name="T5">Аман</text:span> - безопасность, мир <text:line-break/><text:span text:style-name="T5">Амани</text:span> - желания <text:line-break/><text:span text:style-name="T5">Аматулла, Аматалла</text:span> - женщина-слуга Аллаха<text:line-break/><text:span text:style-name="T5">Амбер</text:span> - драгоценность <text:line-break/><text:span text:style-name="T5">Амина</text:span> - достойная доверия, имя матери Пророка<text:line-break/><text:span text:style-name="T5">Амира</text:span> - принцесса<text:line-break/><text:span text:style-name="T5">Амджан</text:span> - величие, блеск<text:line-break/><text:span text:style-name="T5">Амса</text:span> - достойное общество<text:line-break/><text:span text:style-name="T5">Анан</text:span> - облака<text:line-break/><text:span text:style-name="T5">Анбар</text:span> - аромат, серая амбра<text:line-break/><text:span text:style-name="T5">Анбарин</text:span> - сделанная из амбры<text:line-break/><text:span text:style-name="T5">Аниса, Аниза</text:span> - сокровенная, хорошая подруга <text:line-break/><text:span text:style-name="T5">Анджум</text:span> - звезды<text:line-break/><text:span text:style-name="T5">Анмар</text:span> - леопард<text:line-break/><text:span text:style-name="T5">Анвар</text:span> - лучи света, цветение <text:line-break/><text:span text:style-name="T5">Акила</text:span> - жена, супруга, наилучшая, бриллиант <text:line-break/><text:span text:style-name="T5">Ара</text:span> - мнение<text:line-break/><text:span text:style-name="T5">Арам</text:span> - знаки, знамение, знамена <text:line-break/><text:span text:style-name="T5">Ариба</text:span> - разумная, смышленая<text:line-break/><text:span text:style-name="T5">Аридж</text:span> - аромат, сладкий запах<text:line-break/><text:span text:style-name="T5">Аруб</text:span> - желанная мужу<text:line-break/><text:span text:style-name="T5">Асала, Азала</text:span> - достоинство<text:line-break/><text:span text:style-name="T5">Асийя, Азийя </text:span>- целительница, та, которая приносит утешение <text:line-break/><text:span text:style-name="T5">Асма, Азма</text:span> - превосходная, ценная, дочь <text:line-break/><text:span text:style-name="T5">Асрийя, Азрийя</text:span> - современная<text:line-break/><text:span text:style-name="T5">Атифа</text:span> - сострадательная <text:line-break/><text:span text:style-name="T5">Аттика</text:span> - девственница, чистая<text:line-break/><text:span text:style-name="T5">Атийя</text:span> - дар<text:line-break/><text:span text:style-name="T5">Атьяф</text:span> - фантазия <text:line-break/><text:span text:style-name="T5">Афаф</text:span> - целомудренная, достойная, непорочная<text:line-break/><text:soft-page-break/><text:span text:style-name="T5">Афифа</text:span> - целомудренная, честная <text:line-break/><text:span text:style-name="T5">Афнан</text:span> - три ветви <text:line-break/><text:span text:style-name="T5">Афра</text:span> - белая <text:line-break/><text:span text:style-name="T5">Афийя</text:span> - сумрак<text:line-break/><text:span text:style-name="T5">Ахд</text:span> - обет, клятва<text:line-break/><text:span text:style-name="T5">Ахлам</text:span> - мудрая, одаренная богатым воображением, парящая в приятных мечтах <text:line-break/><text:span text:style-name="T5">Ашвак</text:span> - любовь, привязанность <text:line-break/><text:line-break/><text:span text:style-name="T5">Бадийя</text:span> - единственная, удивительная, восхитительная<text:line-break/><text:span text:style-name="T5">Бадра</text:span> - полная луна <text:line-break/><text:span text:style-name="T5">Бадрийя</text:span> - напоминающая полную луну<text:line-break/><text:span text:style-name="T5">Базайна, Бузайна</text:span> - обладающая прекрасным и нежным станом <text:line-break/><text:span text:style-name="T5">Базила</text:span> - храбрая<text:line-break/><text:span text:style-name="T5">Байян</text:span> - чистота <text:line-break/><text:span text:style-name="T5">Байсан</text:span> - идущая с достоинством<text:line-break/><text:span text:style-name="T5">Балькис</text:span> - имя королевы Шеба <text:line-break/><text:span text:style-name="T5">Бальзам</text:span> - собственно бальзам <text:line-break/><text:span text:style-name="T5">Бан</text:span> - вид дерева <text:line-break/><text:span text:style-name="T5">Банан</text:span> - утонченная, деликатная<text:line-break/><text:span text:style-name="T5">Бара </text:span>- невинность<text:line-break/><text:span text:style-name="T5">Барака</text:span> - благословение, белоснежная <text:line-break/><text:span text:style-name="T5">Барийя</text:span> - непревзойденная, превосходная <text:line-break/><text:span text:style-name="T5">Барика</text:span> - процветающая, успешная <text:line-break/><text:span text:style-name="T5">Барира</text:span> - верная и преданная<text:line-break/><text:span text:style-name="T5">Басима</text:span> - улыбающаяся<text:line-break/><text:span text:style-name="T5">Басина</text:span> - котенок <text:line-break/><text:span text:style-name="T5">Басма </text:span>- улыбка<text:line-break/><text:span text:style-name="T5">Батул</text:span> - давшая обет девственности<text:line-break/><text:span text:style-name="T5">Бахиджа</text:span> - величественная <text:line-break/><text:span text:style-name="T5">Бахира</text:span> - сверкающая, бриллиант, благородная женщина <text:line-break/><text:span text:style-name="T5">Бахийя</text:span> - красавица, сверкающая <text:line-break/><text:span text:style-name="T5">Бахайса</text:span> - идущая с достоинством<text:line-break/><text:span text:style-name="T5">Башаир </text:span>- хорошие вести, добрые знамения<text:line-break/><text:span text:style-name="T5">Башира, Басхира</text:span> - радость, приносящая добрые вести <text:line-break/><text:span text:style-name="T5">Билькис</text:span> - королева Шеба<text:line-break/><text:span text:style-name="T5">Бисар, Бизар</text:span> - юная<text:line-break/><text:span text:style-name="T5">Будур</text:span> - полная луна, полнолуние<text:line-break/><text:span text:style-name="T5">Буср, баср</text:span> - незрелые финики, звезда <text:line-break/><text:span text:style-name="T5">Бухджа</text:span> - радость, наслаждение <text:line-break/><text:span text:style-name="T5">Бухзатан</text:span> - счастливая, радующаяся когда видит других<text:line-break/><text:span text:style-name="T5">Бушра, Башра</text:span> - добрый знак, хорошие новости <text:line-break/><text:line-break/><text:span text:style-name="T5">Гаада</text:span> - красавица<text:line-break/><text:span text:style-name="T5">Гадир</text:span> - поток <text:line-break/><text:span text:style-name="T5">Галийя</text:span> - дорогая, возлюбленная, ароматная <text:line-break/><text:soft-page-break/><text:span text:style-name="T5">Гайда</text:span> - юная и нежная <text:line-break/><text:span text:style-name="T5">Газаль</text:span> - кокетство, флирт, слова любви<text:line-break/><text:span text:style-name="T5">Газала</text:span> - газель женского рода<text:line-break/><text:span text:style-name="T5">Ганийя</text:span> - красивая девочка, красивая женщина, красавица <text:line-break/><text:span text:style-name="T5">Гарам</text:span> - любовь<text:line-break/><text:span text:style-name="T5">Гуфран, Гафран</text:span> - прощение<text:line-break/><text:span text:style-name="T5">Гунва, Гунья</text:span> - необходимая<text:line-break/><text:span text:style-name="T5">Гузун</text:span> - ветви дерева <text:line-break/><text:line-break/><text:span text:style-name="T5">Даад </text:span>- древнеарабское имя <text:line-break/><text:span text:style-name="T5">Далал(ь)</text:span> - воспитанная в любви и ласке<text:line-break/><text:span text:style-name="T5">Далийя</text:span> - виноградное вино <text:line-break/><text:span text:style-name="T5">Данаб</text:span> - золото<text:line-break/><text:span text:style-name="T5">Данийя</text:span> - близкая <text:line-break/><text:span text:style-name="T5">Д(х)акира</text:span> - та, которая всегда помнит о боге <text:line-break/><text:span text:style-name="T5">Джабира</text:span> - утешительница<text:line-break/><text:span text:style-name="T5">Джада </text:span>- дар, подарок <text:line-break/><text:span text:style-name="T5">Джадва </text:span>- дар, подарок<text:line-break/><text:span text:style-name="T5">Джала</text:span> - ясность<text:line-break/><text:span text:style-name="T5">Джалила</text:span> - ослепительная, благородная, возвышенная <text:line-break/><text:span text:style-name="T5">Джамила</text:span> - красивая, грациозная, милая <text:line-break/><text:span text:style-name="T5">Джана</text:span> - урожай<text:line-break/><text:span text:style-name="T5">Джана(а)н</text:span> - сердце, душа <text:line-break/><text:span text:style-name="T5">Джанна</text:span> - сад, рай <text:line-break/><text:span text:style-name="T5">Джава</text:span> - страсть, любовь <text:line-break/><text:span text:style-name="T5">Джавахир</text:span> - драгоценность<text:line-break/><text:span text:style-name="T5">Джохара, Джавхара</text:span> - драгоценность<text:line-break/><text:span text:style-name="T5">Джол, Джаул</text:span> - идущая свободно<text:line-break/><text:span text:style-name="T5">Джона</text:span> - солнце <text:line-break/><text:span text:style-name="T5">Джихан</text:span> - река в Иране <text:line-break/><text:span text:style-name="T5">Джилан</text:span> - льстица, придворная дама <text:line-break/><text:span text:style-name="T5">Джинан</text:span> - сады, рай<text:line-break/><text:span text:style-name="T5">Джохара</text:span> - драгоценность<text:line-break/><text:span text:style-name="T5">Джуд</text:span> - щедрость<text:line-break/><text:span text:style-name="T5">Джуди</text:span> - название горы, упомянутое в Коране <text:line-break/><text:span text:style-name="T5">Джухана</text:span> - юная девушка <text:line-break/><text:span text:style-name="T5">Джухайна</text:span> - название арабского племени <text:line-break/><text:span text:style-name="T5">Джуман</text:span> - жемчуг <text:line-break/><text:span text:style-name="T5">Джумана</text:span> - серебряный жемчуг <text:line-break/><text:span text:style-name="T5">Джун</text:span> - залив <text:line-break/><text:span text:style-name="T5">Джуна</text:span> - солнце<text:line-break/><text:span text:style-name="T5">Джувайрийя</text:span> - жена Пророка<text:line-break/><text:span text:style-name="T5">Джуван </text:span>- благовоние, аромат, духи <text:line-break/><text:span text:style-name="T5">Д(х)кийя</text:span> - разумная <text:line-break/><text:span text:style-name="T5">Д(х)ука</text:span> - название солнца <text:line-break/><text:span text:style-name="T5">Дима(х)</text:span> - дождевое облако <text:line-break/><text:soft-page-break/><text:span text:style-name="T5">Дуа</text:span> - молящаяся <text:line-break/><text:span text:style-name="T5">Духа, Дхуха</text:span> - утро<text:line-break/><text:span text:style-name="T5">Дунья, Данья</text:span> - мир, вселенная <text:line-break/><text:span text:style-name="T5">Дуньяна</text:span> - наш мир<text:line-break/><text:span text:style-name="T5">Дурар, Дарар</text:span> - жемчуг <text:line-break/><text:span text:style-name="T5">Дуррийя, Даррийя</text:span> - сверкающая<text:line-break/><text:line-break/><text:span text:style-name="T5">Иба</text:span> - гордость, достоинство<text:line-break/><text:span text:style-name="T5">Илбада</text:span> - милость, поклонение, молитва <text:line-break/><text:span text:style-name="T5">Ибтихадж</text:span> - радость, наслаждение<text:line-break/><text:span text:style-name="T5">Ибтихаль</text:span> - молитва<text:line-break/><text:span text:style-name="T5">Ибтисам</text:span> - улыбающаяся <text:line-break/><text:span text:style-name="T5">Идхар</text:span> - пух<text:line-break/><text:span text:style-name="T5">Иджлал</text:span> - уважение, честь <text:line-break/><text:span text:style-name="T5">Изар</text:span> - предпочтение<text:line-break/><text:span text:style-name="T5">Издиха(а)р</text:span> - цветущая <text:line-break/><text:span text:style-name="T5">Изза(х)</text:span> - мощь, сила<text:line-break/><text:span text:style-name="T5">Икрам</text:span> - гордость, гостеприимность, щедрость<text:line-break/><text:span text:style-name="T5">Илхам</text:span> - интуиция <text:line-break/><text:span text:style-name="T5">Имаг</text:span> - вера<text:line-break/><text:span text:style-name="T5">Имтизаль</text:span> - смирение<text:line-break/><text:span text:style-name="T5">Инайя, Инайят</text:span> - забота<text:line-break/><text:span text:style-name="T5">Инам, Инаам</text:span> - доброта<text:line-break/><text:span text:style-name="T5">Инас</text:span> - общительность <text:line-break/><text:span text:style-name="T5">Инайя</text:span> - забота, внимательность <text:line-break/><text:span text:style-name="T5">Инсаф</text:span> - справедливость, равенство<text:line-break/><text:span text:style-name="T5">Интисар, Интизар</text:span> - триумф, торжество, победа<text:line-break/><text:span text:style-name="T5">Иса</text:span> - щедрая <text:line-break/><text:span text:style-name="T5">Исад</text:span> - приносящая радость, помогающая <text:line-break/><text:span text:style-name="T5">Исаф</text:span> - облегчение, помощь <text:line-break/><text:span text:style-name="T5">Исар</text:span> - обворожительная, пленяющая<text:line-break/><text:span text:style-name="T5">Исма, Исмат</text:span> - чистота, достоинство <text:line-break/><text:span text:style-name="T5">Исра</text:span> - ночное странствие (Пророка из Мекки в Иерусалим)<text:line-break/><text:span text:style-name="T5">Истила(х)</text:span> - согласие<text:line-break/><text:span text:style-name="T5">Итаф</text:span> - часы<text:line-break/><text:span text:style-name="T5">Итидаль</text:span> - прямота <text:line-break/><text:span text:style-name="T5">Итимад</text:span> - доверие<text:line-break/><text:span text:style-name="T5">Иффа, Иффат</text:span> - целомудренная<text:line-break/><text:span text:style-name="T5">Ифтикар</text:span> - мысль, созерцание, медитация <text:line-break/><text:span text:style-name="T5">Ифтикхар</text:span> - гордость, слава<text:line-break/><text:span text:style-name="T5">Ихлас</text:span> - искренность<text:line-break/><text:span text:style-name="T5">Ишфак</text:span> - сострадание<text:line-break/><text:span text:style-name="T5">Ишрак</text:span> - сияние <text:line-break/><text:line-break/><text:span text:style-name="T5">Кавакиб</text:span> - приверженцы <text:line-break/><text:span text:style-name="T5">Кавкаб</text:span> - приверженец <text:line-break/><text:soft-page-break/><text:span text:style-name="T5">Кавзар</text:span> - райская река<text:line-break/><text:span text:style-name="T5">Кала</text:span> - замок <text:line-break/><text:span text:style-name="T5">Калас, Кулус</text:span> - чистота, ясность<text:line-break/><text:span text:style-name="T5">Калила</text:span> - возлюблена<text:line-break/><text:span text:style-name="T5">Камила</text:span> - совершенная <text:line-break/><text:span text:style-name="T5">Кантара</text:span> - мостик<text:line-break/><text:span text:style-name="T5">Карам</text:span> - щедрость <text:line-break/><text:span text:style-name="T5">Карида</text:span> - нетронутая<text:line-break/><text:span text:style-name="T5">Карима</text:span> - щедрая, благородная <text:line-break/><text:span text:style-name="T5">Кифа</text:span> - борьба<text:line-break/><text:span text:style-name="T5">Кульзум</text:span> - дочь Пророка<text:line-break/><text:line-break/><text:span text:style-name="T5">Лабиба</text:span> - чувственная, тонкая<text:line-break/><text:span text:style-name="T5">Лама</text:span> - темнота губ<text:line-break/><text:span text:style-name="T5">Лам</text:span> - сверкание <text:line-break/><text:span text:style-name="T5">Ламия</text:span> - сияние, блеск <text:line-break/><text:span text:style-name="T5">Ламис</text:span> - нежная на ощупь <text:line-break/><text:span text:style-name="T5">Ламия</text:span> - с темными губами <text:line-break/><text:span text:style-name="T5">Лана</text:span> - нежная, ласковая <text:line-break/><text:span text:style-name="T5">Латифа</text:span> - нежная, добрая, дружелюбная <text:line-break/><text:span text:style-name="T5">Лайали</text:span> - ночи<text:line-break/><text:span text:style-name="T5">Лайан</text:span> - нежная<text:line-break/><text:span text:style-name="T5">Лафтия</text:span> - нежная, изящная, грациозная<text:line-break/><text:span text:style-name="T5">Лейла</text:span> - рожденная ночью, экстаз, наслаждение, восторг <text:line-break/><text:span text:style-name="T5">Лазим</text:span> - необходимая, повелевающая<text:line-break/><text:span text:style-name="T5">Ли(и)на</text:span> - забота, нежность<text:line-break/><text:span text:style-name="T5">Лубаб</text:span> - лучшая половинка <text:line-break/><text:span text:style-name="T5">Лубаба</text:span> - сокровенная суть <text:line-break/><text:span text:style-name="T5">Лубан</text:span> - сосна, та, у которой длинная шея<text:line-break/><text:span text:style-name="T5">Лубана(х)</text:span> - желание<text:line-break/><text:span text:style-name="T5">Лублуба(х) </text:span>- заботливая, нежная<text:line-break/><text:span text:style-name="T5">Лубна</text:span> - вид дерева<text:line-break/><text:span text:style-name="T5">Луджья, Луджа </text:span>- великая глубина, пучина <text:line-break/><text:span text:style-name="T5">Луджайн</text:span> - серебро<text:line-break/><text:span text:style-name="T5">Лулу</text:span> - жемчужина<text:line-break/><text:span text:style-name="T5">Лулуа, Лулва</text:span> - жемчуг<text:line-break/><text:span text:style-name="T5">Луна(х)</text:span> - финиковая пальма<text:line-break/><text:line-break/><text:span text:style-name="T5">Фадила</text:span> - добродетельная, образованная <text:line-break/><text:span text:style-name="T5">Фадрийя</text:span> - спасительница, жертвующая собой <text:line-break/><text:span text:style-name="T5">Фадва</text:span> - имя, производное от слова самопожертвование<text:line-break/><text:span text:style-name="T5">Фахда, Фахада</text:span> - самка леопарда<text:line-break/><text:span text:style-name="T5">Фахима</text:span> - культурная, разумная<text:line-break/><text:span text:style-name="T5">Фаика</text:span> - превосходная <text:line-break/><text:span text:style-name="T5">Фаиза</text:span> - победительница<text:line-break/><text:span text:style-name="T5">Фаджр</text:span> - рассвет, утренняя молитва <text:line-break/><text:soft-page-break/><text:span text:style-name="T5">Факрийя</text:span> - пользующаяся почетом <text:line-break/><text:span text:style-name="T5">Фалак</text:span> - звезда<text:line-break/><text:span text:style-name="T5">Фанан</text:span> - три ветви <text:line-break/><text:span text:style-name="T5">Фара(х)</text:span> - радость <text:line-break/><text:span text:style-name="T5">Фарха</text:span> - живость<text:line-break/><text:span text:style-name="T5">Фархана</text:span> - счастливая <text:line-break/><text:span text:style-name="T5">Фарида</text:span> - единственная, драгоценный жемчуг или камень <text:line-break/><text:span text:style-name="T5">Фарина</text:span> - счастливая, радостная, довольная <text:line-break/><text:span text:style-name="T5">Фариза</text:span> - арка, радуга, игривая<text:line-break/><text:span text:style-name="T5">Фазийя</text:span> - начало<text:line-break/><text:span text:style-name="T5">Фатима</text:span> - дочь Пророка <text:line-break/><text:span text:style-name="T5">Фатин, Фатина</text:span> - изумительная, соблазняющая, чарующая<text:line-break/><text:span text:style-name="T5">Фауз, Фавз</text:span> - победа, успех<text:line-break/><text:span text:style-name="T5">Фавза</text:span> - успех <text:line-break/><text:span text:style-name="T5">Фавзийя, Фазия</text:span> - успешная, победительница<text:line-break/><text:span text:style-name="T5">Файза</text:span> - ароматная<text:line-break/><text:span text:style-name="T5">Файруз</text:span> - турчанка <text:line-break/><text:span text:style-name="T5">Фелла(х)</text:span> - арабский жасмин <text:line-break/><text:span text:style-name="T5">Фида</text:span> - искупление, освобождение <text:line-break/><text:span text:style-name="T5">Фидда(х)</text:span> - серебро <text:line-break/><text:span text:style-name="T5">Фикрийя</text:span> - умная <text:line-break/><text:span text:style-name="T5">Фирдаус, Фирдус</text:span> - высочайший из садов в раю<text:line-break/><text:span text:style-name="T5">Фирьял, Фириял</text:span> - древнеарабское имя <text:line-break/><text:span text:style-name="T5">Фурат, Фарат</text:span> - сладкая вода<text:line-break/><text:span text:style-name="T5">Футун, Фатан</text:span> - очаровательная <text:line-break/><text:line-break/><text:span text:style-name="T5">Хабиба</text:span> - возлюбленная, дорогая, жена Пророка <text:line-break/><text:span text:style-name="T5">Хавла</text:span> - олениха <text:line-break/><text:span text:style-name="T5">Хайрийя</text:span> - добродетельная, хорошая<text:line-break/><text:span text:style-name="T5">Хадиль</text:span> - подобная голубке<text:line-break/><text:span text:style-name="T5">Хадийя</text:span> - спокойная, ключ к добродетели <text:line-break/><text:span text:style-name="T5">Хадижа</text:span> - первая жена Пророка <text:line-break/><text:span text:style-name="T5">Халида</text:span> - бессмертная<text:line-break/><text:span text:style-name="T5">Халиса</text:span> - искренняя, чистая <text:line-break/><text:span text:style-name="T5">Хавла</text:span> - олениха<text:line-break/><text:span text:style-name="T5">Хафа</text:span> - тихий дождь<text:line-break/><text:span text:style-name="T5">Хафиза</text:span> - заботливая<text:line-break/><text:span text:style-name="T5">Хафса(х)</text:span> - жена Пророка <text:line-break/><text:span text:style-name="T5">Хафза</text:span> - защищенная <text:line-break/><text:span text:style-name="T5">Хаифа, Хайфа </text:span>- стройная, обладающая прекрасным телом<text:line-break/><text:span text:style-name="T5">Хаджар</text:span> - имя жены Пророка ибрагима <text:line-break/><text:span text:style-name="T5">Хала</text:span> - сладость<text:line-break/><text:span text:style-name="T5">Халах, Хаала</text:span> - сияние<text:line-break/><text:span text:style-name="T5">Халима</text:span> - нежная, терпеливая, имя кормилицы Пророка<text:line-break/><text:span text:style-name="T5">Хамдийя</text:span> - та, которая усердно молится <text:line-break/><text:span text:style-name="T5">Хамида</text:span> - достойная похвалы <text:line-break/><text:soft-page-break/><text:span text:style-name="T5">Хана</text:span> - счастье, благословение <text:line-break/><text:span text:style-name="T5">Ханаан</text:span> - милосердие, любовь, нежность <text:line-break/><text:span text:style-name="T5">Хания</text:span> - благословение <text:line-break/><text:span text:style-name="T5">Ханифа</text:span> - истинно верующая <text:line-break/><text:span text:style-name="T5">Ханин</text:span> - сильное желание, страсть, тоска<text:line-break/><text:span text:style-name="T5">Ханийя</text:span> - счастливая <text:line-break/><text:span text:style-name="T5">Хасиба</text:span> - уважаемая, благородная <text:line-break/><text:span text:style-name="T5">Хасна(х)</text:span> - красивая <text:line-break/><text:span text:style-name="T5">Хава</text:span> - ева, женщина <text:line-break/><text:span text:style-name="T5">Хавада</text:span> - приятная <text:line-break/><text:span text:style-name="T5">Хавазин</text:span> - название одного из арабских племен<text:line-break/><text:span text:style-name="T5">Хавра</text:span> - та, у которой яркие, черные глаза<text:line-break/><text:span text:style-name="T5">Хайя, Хайят</text:span> - жизнь <text:line-break/><text:span text:style-name="T5">Хайям</text:span> - обезумевшая от любви<text:line-break/><text:span text:style-name="T5">Хайед</text:span> - движение<text:line-break/><text:span text:style-name="T5">Хайуд</text:span> - гора<text:line-break/><text:span text:style-name="T5">Хазар</text:span> - соловей <text:line-break/><text:span text:style-name="T5">Хесса</text:span> - судьба <text:line-break/><text:span text:style-name="T5">Хиба</text:span> - дар, подарок <text:line-break/><text:span text:style-name="T5">Хибат Аллах </text:span>- дар Господа <text:line-break/><text:span text:style-name="T5">Хидайя</text:span> - направляющая <text:line-break/><text:span text:style-name="T5">Хиджра</text:span> - путешествие Пророка из Мекки в Мадину <text:line-break/><text:span text:style-name="T5">Хикма, Хикмат</text:span> - мудрость <text:line-break/><text:span text:style-name="T5">Хинд</text:span> - древнеарабское имя<text:line-break/><text:span text:style-name="T5">Хийям</text:span> - любовь <text:line-break/><text:span text:style-name="T5">Хитам</text:span> - вывод, заключение<text:line-break/><text:span text:style-name="T5">Хубаб, Хабаб</text:span> - цель <text:line-break/><text:span text:style-name="T5">Худа, Хада </text:span>- правильное направление <text:line-break/><text:span text:style-name="T5">Худун</text:span> - успокоение <text:line-break/><text:span text:style-name="T5">Хулья</text:span> - драгоценность, орнамент <text:line-break/><text:span text:style-name="T5">Хума</text:span> - птица, доставляющая радость<text:line-break/><text:span text:style-name="T5">Хумайра</text:span> - краснощекая, прозвище, которое Пророк дал своей жене Аише <text:line-break/><text:span text:style-name="T5">Хунайда</text:span> - уменьшительное от Хинд <text:line-break/><text:span text:style-name="T5">Хур</text:span> - райские девстрвенницы<text:line-break/><text:span text:style-name="T5">Хурийя</text:span> - ангел<text:line-break/><text:span text:style-name="T5">Хури</text:span> - райская девственница <text:line-break/><text:span text:style-name="T5">Хусн</text:span> - красавица<text:line-break/><text:span text:style-name="T5">Хусна</text:span> - самая красивая <text:line-break/><text:span text:style-name="T5">Хуснийя</text:span> - красивая <text:line-break/><text:span text:style-name="T5">Хутун</text:span> - дождевые облака<text:line-break/><text:span text:style-name="T5">Хувайда, Хавайда</text:span> - нежная<text:line-break/><text:span text:style-name="T5">Хулуд</text:span> - бессмертие<text:line-break/><text:span text:style-name="T5">Хузама</text:span> - лаванда</text:p>
      <text:h text:style-name="P5" text:outline-level="1"><text:soft-page-break/>Женские африканские имена.</text:h>
      <text:p text:style-name="P1"><text:line-break/><text:span text:style-name="T5">Абангу</text:span> - из леса<text:line-break/><text:span text:style-name="T5">Абена</text:span> - рожденная во вторник <text:line-break/><text:span text:style-name="T5">Абени</text:span> - та, которую ждали<text:line-break/><text:span text:style-name="T5">Абойо</text:span> - тратящая время <text:line-break/><text:span text:style-name="T5">Абуто</text:span> - скрытая <text:line-break/><text:span text:style-name="T5">Агак</text:span> - ястреб <text:line-break/><text:span text:style-name="T5">Агванг</text:span> - волк<text:line-break/><text:span text:style-name="T5">Агот</text:span> - гора <text:line-break/><text:span text:style-name="T5">Адаез</text:span> - дочь короля, принцесса <text:line-break/><text:span text:style-name="T5">Аданна</text:span> - дочь отца <text:line-break/><text:span text:style-name="T5">Аданная</text:span> - дочь отца<text:line-break/><text:span text:style-name="T5">Адвар</text:span> - охотница<text:line-break/><text:span text:style-name="T5">Адджоа</text:span> - рожденная в понедельник <text:line-break/><text:span text:style-name="T5">Адебоуол</text:span> - королева вернулась в дом <text:line-break/><text:span text:style-name="T5">Адед</text:span> - кузнечик <text:line-break/><text:span text:style-name="T5">Адеола</text:span> - корона чести<text:line-break/><text:span text:style-name="T5">Аджамбо</text:span> - рожденная вечером <text:line-break/><text:span text:style-name="T5">Аджиамбо</text:span> - рожденная днем <text:line-break/><text:span text:style-name="T5">Аджуога</text:span> - доктор<text:line-break/><text:span text:style-name="T5">Адонго</text:span> - вторая из близнецов <text:line-break/><text:span text:style-name="T5">Адуоа</text:span> - рожденная в понедельник <text:line-break/><text:span text:style-name="T5">Адуор</text:span> - рожденная на рассвете <text:line-break/><text:span text:style-name="T5">Адхиамбо</text:span> - рожденная вечером <text:line-break/><text:span text:style-name="T5">Адхок</text:span> - рожденная вперед ногами<text:line-break/><text:span text:style-name="T5">Айна</text:span> - трудное рождение <text:line-break/><text:span text:style-name="T5">Акелло</text:span> - рожденная после близнецов <text:line-break/><text:span text:style-name="T5">Акеч</text:span> - рожденная во время голода <text:line-break/><text:span text:style-name="T5">Акиний</text:span> - рожденная утром <text:line-break/><text:span text:style-name="T5">Акозуа</text:span> - рожденная в воскресенье <text:line-break/><text:span text:style-name="T5">Акоко</text:span> - шумящая <text:line-break/><text:span text:style-name="T5">Акуа</text:span> - рожденная в среду <text:line-break/><text:span text:style-name="T5">Алаба</text:span> - рожденная после близнецов <text:line-break/><text:span text:style-name="T5">Алала</text:span> - потерянная <text:line-break/><text:span text:style-name="T5">Ама</text:span> - рожденная в субботу <text:line-break/><text:span text:style-name="T5">Амади</text:span> - радость<text:line-break/><text:span text:style-name="T5">Амака</text:span> - красивая <text:line-break/><text:span text:style-name="T5">Амбала</text:span> - шрам <text:line-break/><text:span text:style-name="T5">Анан</text:span> - четвертый рожденный ребенок <text:line-break/><text:span text:style-name="T5">Аниим</text:span> - сезам<text:line-break/><text:span text:style-name="T5">Аньян</text:span> - крокодил <text:line-break/><text:span text:style-name="T5">Апайо</text:span> - первая из близнецов<text:line-break/><text:span text:style-name="T5">Апанда</text:span> - ослица<text:line-break/><text:span text:style-name="T5">Апиио</text:span> - первая из близнецов<text:line-break/><text:soft-page-break/><text:span text:style-name="T5">Апудо</text:span> - жирная <text:line-break/><text:span text:style-name="T5">Атаро</text:span> - загадка<text:line-break/><text:span text:style-name="T5">Атино</text:span> - рожденная ночью<text:line-break/><text:span text:style-name="T5">Атич</text:span> - труженица <text:line-break/><text:span text:style-name="T5">Афия</text:span> - рожденная в пятницу<text:line-break/><text:span text:style-name="T5">Афуа</text:span> - рожденная в пятницу<text:line-break/><text:span text:style-name="T5">Ачинг</text:span> - рожденная, когда солнце сияет<text:line-break/><text:span text:style-name="T5">Ашанти</text:span> - название этнической группы <text:line-break/><text:line-break/><text:span text:style-name="T5">Баако</text:span> - рожденная сначала <text:line-break/><text:span text:style-name="T5">Бабирай</text:span> - первая из близнецов <text:line-break/><text:span text:style-name="T5">Бахати</text:span> - везунчик <text:line-break/><text:span text:style-name="T5">Боипело</text:span> - гордая <text:line-break/><text:span text:style-name="T5">Боитумело</text:span> - радость <text:line-break/><text:span text:style-name="T5">Боланайл</text:span> - богатство этого дома<text:line-break/><text:span text:style-name="T5">Болэйд</text:span> - пришедшая для славы <text:line-break/><text:line-break/><text:line-break/><text:span text:style-name="T5">Гбемизола</text:span> - несите меня в богатство <text:line-break/><text:line-break/><text:span text:style-name="T5">Дадаизма</text:span> - вьющиеся волосы <text:line-break/><text:span text:style-name="T5">Дамбадзо</text:span> - неприятность <text:line-break/><text:span text:style-name="T5">Дед</text:span> - кузнечик <text:line-break/><text:span text:style-name="T5">Дикеледи</text:span> - слезы <text:line-break/><text:span text:style-name="T5">Дубаку</text:span> - одиннадцатый рожденный ребенок<text:line-break/><text:span text:style-name="T5">Дэйо</text:span> - радость прибывает <text:line-break/><text:line-break/><text:span text:style-name="T5">Еджайд</text:span> - изображение матери <text:line-break/><text:span text:style-name="T5">Ези</text:span> - рожденная в воскресенье <text:line-break/><text:span text:style-name="T5">Еуонд</text:span> - мать возвратила <text:line-break/><text:line-break/><text:span text:style-name="T5">Зери</text:span> - красивая<text:line-break/><text:span text:style-name="T5">Зола</text:span> - спокойная<text:line-break/><text:span text:style-name="T5">Зэма</text:span> - королева <text:line-break/><text:span text:style-name="T5">Зэмба</text:span> - вера<text:line-break/><text:line-break/><text:span text:style-name="T5">Идж</text:span> - рожденная вперед ногами <text:line-break/><text:span text:style-name="T5">Идоуу</text:span> - рожденная после близнецов <text:line-break/><text:span text:style-name="T5">Имани</text:span> - вера<text:line-break/><text:span text:style-name="T5">Ифе</text:span> - любовь <text:line-break/><text:line-break/><text:span text:style-name="T5">Каджисо</text:span> - мирная<text:line-break/><text:span text:style-name="T5">Камария</text:span> - как луна <text:line-break/><text:span text:style-name="T5">Канто</text:span> - третий ребенок <text:line-break/><text:span text:style-name="T5">Катлего</text:span> - успех<text:line-break/><text:span text:style-name="T5">Кефилв</text:span> - я данная <text:line-break/><text:soft-page-break/><text:span text:style-name="T5">Кирабо</text:span> - подарок <text:line-break/><text:span text:style-name="T5">Клеопатра</text:span> - слава отца<text:line-break/><text:span text:style-name="T5">Кхикиза</text:span> - выросшая девочка <text:line-break/><text:line-break/><text:span text:style-name="T5">Лезеди</text:span> - легкий <text:line-break/><text:span text:style-name="T5">Линдайв</text:span> - долгожданная <text:line-break/><text:span text:style-name="T5">Лумузи</text:span> - рожденная вниз лицом <text:line-break/><text:span text:style-name="T5">Лунджил</text:span> - хорошая <text:line-break/><text:line-break/><text:span text:style-name="T5">Мазего</text:span> - благословение <text:line-break/><text:span text:style-name="T5">Мазози</text:span> - слезы <text:line-break/><text:span text:style-name="T5">Макхамба</text:span> - полюбовная<text:line-break/><text:span text:style-name="T5">Маньяра</text:span> - униженная <text:line-break/><text:span text:style-name="T5">Марджани</text:span> - коралл <text:line-break/><text:span text:style-name="T5">Мванаджума</text:span> - рожденная в пятницу <text:line-break/><text:span text:style-name="T5">Мейкна</text:span> - счастливая <text:line-break/><text:span text:style-name="T5">Миремб</text:span> - мирная <text:line-break/><text:span text:style-name="T5">Моджизола</text:span> - осознайте богатство <text:line-break/><text:span text:style-name="T5">Монифа</text:span> - удачливая <text:line-break/><text:span text:style-name="T5">Мудива</text:span> - возлюбленная <text:line-break/><text:span text:style-name="T5">Мунаш</text:span> - с богом<text:line-break/><text:line-break/><text:span text:style-name="T5">Накато</text:span> - вторая из близнецов <text:line-break/><text:span text:style-name="T5">Нгози</text:span> - благословение <text:line-break/><text:span text:style-name="T5">Ндиди</text:span> - терпение <text:line-break/><text:span text:style-name="T5">Нео</text:span> - подарок <text:line-break/><text:span text:style-name="T5">Нетелефон</text:span> - мать красоты <text:line-break/><text:span text:style-name="T5">Ния</text:span> - цель <text:line-break/><text:span text:style-name="T5">Нкемдилим</text:span> - навсегда мой <text:line-break/><text:span text:style-name="T5">Нкечи</text:span> - бог дал мне благословение <text:line-break/><text:span text:style-name="T5">Нкиру</text:span> - лучшее еще впереди <text:line-break/><text:span text:style-name="T5">Нкирука</text:span> - лучшее еще впереди<text:line-break/><text:span text:style-name="T5">Нкозазана</text:span> - принцесса <text:line-break/><text:span text:style-name="T5">Нкрума</text:span> - девятый рожденный ребенок <text:line-break/><text:span text:style-name="T5">Нозизв</text:span> - мать нации <text:line-break/><text:span text:style-name="T5">Номуса</text:span> - милосердная <text:line-break/><text:span text:style-name="T5">Нсия</text:span> - шестой рожденный ребенок <text:line-break/><text:span text:style-name="T5">Нсоноуа</text:span> - седьмой рожденный ребенок <text:line-break/><text:span text:style-name="T5">Нтанда</text:span> - звезда<text:line-break/><text:span text:style-name="T5">Нтомби</text:span> - леди <text:line-break/><text:span text:style-name="T5">Ньярэй</text:span> - смирение <text:line-break/><text:span text:style-name="T5">Ньях</text:span> - цель <text:line-break/><text:line-break/><text:span text:style-name="T5">Оджечи</text:span> - время бога - лучшее <text:line-break/><text:span text:style-name="T5">Оджечуквукама</text:span> - время бога - лучшее <text:line-break/><text:span text:style-name="T5">Озумэйр</text:span> - радуга<text:line-break/><text:soft-page-break/><text:span text:style-name="T5">Оити</text:span> - выброшенная <text:line-break/><text:span text:style-name="T5">Оламайд</text:span> - богатство прибыло <text:line-break/><text:span text:style-name="T5">Ололара</text:span> - рожденная в нужное время <text:line-break/><text:span text:style-name="T5">Олууосеий</text:span> - бог сделал это <text:line-break/><text:span text:style-name="T5">Олууотойин</text:span> - бог достоен похвалы <text:line-break/><text:span text:style-name="T5">Олууофанмилэйо</text:span> - бог дал в удовольствие<text:line-break/><text:span text:style-name="T5">Олуфанмилола</text:span> - бог дает мне богатство <text:line-break/><text:span text:style-name="T5">Олуфанмилэйо</text:span> - бог дал меня в удовольствие <text:line-break/><text:span text:style-name="T5">Олучи</text:span> - работа бога <text:line-break/><text:span text:style-name="T5">Олэйинка</text:span> - богатство окружает меня <text:line-break/><text:span text:style-name="T5">Они</text:span> - рожденная в священном месте <text:line-break/><text:span text:style-name="T5">Ониека</text:span> - кто больше чем бог? <text:line-break/><text:span text:style-name="T5">Ониекачукву</text:span> - кто больше чем бог? <text:line-break/><text:span text:style-name="T5">Оотви</text:span> - рожденная восьмой <text:line-break/><text:span text:style-name="T5">Оуор</text:span> - жадная<text:line-break/><text:line-break/><text:span text:style-name="T5">Пич</text:span> - алмазная <text:line-break/><text:line-break/><text:span text:style-name="T5">Рамбидзэй</text:span> - похвала <text:line-break/><text:span text:style-name="T5">Рамла</text:span> - предсказательница <text:line-break/><text:span text:style-name="T5">Рефилв</text:span> - данная <text:line-break/><text:span text:style-name="T5">Рудо</text:span> - любовь <text:line-break/><text:span text:style-name="T5">Рутендо</text:span> - вера <text:line-break/><text:span text:style-name="T5">Руфаро</text:span> - счастье <text:line-break/><text:line-break/><text:span text:style-name="T5">Саалиндж</text:span> - я не выслеживаю <text:line-break/><text:span text:style-name="T5">Саманья</text:span> - неизвестная <text:line-break/><text:span text:style-name="T5">Сетунья</text:span> - расцвет, цветок <text:line-break/><text:span text:style-name="T5">Сибонакализо</text:span> - признак <text:line-break/><text:span text:style-name="T5">Сизэмбайл</text:span> - мы доверяем <text:line-break/><text:span text:style-name="T5">Симизола</text:span> - отдых в богатстве <text:line-break/><text:span text:style-name="T5">Сода</text:span> - темнолицая<text:line-break/><text:span text:style-name="T5">Ссаню</text:span> - радость <text:line-break/><text:span text:style-name="T5">Субира</text:span> - терпение <text:line-break/><text:line-break/><text:span text:style-name="T5">Тандайв</text:span> - любовь <text:line-break/><text:span text:style-name="T5">Таонга</text:span> - мы - благодарны <text:line-break/><text:span text:style-name="T5">Тапива</text:span> - данная <text:line-break/><text:span text:style-name="T5">Тафадзва</text:span> - мы рады<text:line-break/><text:span text:style-name="T5">Тейтнда</text:span> - спасибо <text:line-break/><text:span text:style-name="T5">Темитоуп</text:span> - достаточно благодарить <text:line-break/><text:span text:style-name="T5">Тендэй</text:span> - благодарная <text:line-break/><text:span text:style-name="T5">Тинаш</text:span> - бог - с нами <text:line-break/><text:span text:style-name="T5">Титилэйо</text:span> - вечное счастье <text:line-break/><text:span text:style-name="T5">Тшолофело</text:span> - надежда <text:line-break/><text:line-break/><text:soft-page-break/><text:span text:style-name="T5">Удо</text:span> - мирная <text:line-break/><text:span text:style-name="T5">Узома</text:span> - следует верной дорогой <text:line-break/><text:span text:style-name="T5">Унати</text:span> - бог - с нами <text:line-break/><text:span text:style-name="T5">Уорнеш</text:span> - похожа на золото<text:line-break/><text:line-break/><text:span text:style-name="T5">Фамнанья</text:span> - любите меня <text:line-break/><text:span text:style-name="T5">Фераха</text:span> - счастье<text:line-break/><text:span text:style-name="T5">Фунанья</text:span> - любовь <text:line-break/><text:line-break/><text:span text:style-name="T5">Чайома</text:span> - бог - большой <text:line-break/><text:span text:style-name="T5">Чиамака</text:span> - бог - красивая <text:line-break/><text:span text:style-name="T5">Чибуез</text:span> - бог - король <text:line-break/><text:span text:style-name="T5">Чибузо</text:span> - бог - лидер <text:line-break/><text:span text:style-name="T5">Чидибер</text:span> - бог - милосердная <text:line-break/><text:span text:style-name="T5">Чидимма</text:span> - бог замечателен<text:line-break/><text:span text:style-name="T5">Чизоба</text:span> - бог защищает нас <text:line-break/><text:span text:style-name="T5">Чика</text:span> - бог - самый большой <text:line-break/><text:span text:style-name="T5">Чиназа</text:span> - бог ответственен <text:line-break/><text:span text:style-name="T5">Чинв</text:span> - она и есть бог <text:line-break/><text:span text:style-name="T5">Чинвенду</text:span> - бог жив <text:line-break/><text:span text:style-name="T5">Чинеду</text:span> - бог ведет <text:line-break/><text:span text:style-name="T5">Чипо</text:span> - подарок<text:line-break/><text:line-break/><text:span text:style-name="T5">Эбел</text:span> - доброта, милосердие <text:line-break/><text:span text:style-name="T5">Эйира</text:span> - избранная <text:line-break/><text:span text:style-name="T5">Эйо</text:span> - радость <text:line-break/><text:span text:style-name="T5">Эйодел</text:span> - радость пришла домой <text:line-break/><text:span text:style-name="T5">Эйомайд</text:span> - моя радость прибыла <text:line-break/><text:span text:style-name="T5">Эйотанд</text:span> - радость вернулась <text:line-break/><text:span text:style-name="T5">Эйу</text:span> - рожденная на тропинке <text:line-break/><text:span text:style-name="T5">Экандэйо</text:span> - горе становится радостью <text:line-break/><text:span text:style-name="T5">Экенедиличукву</text:span> - вся похвала богу <text:line-break/><text:span text:style-name="T5">Экин</text:span> - похвала<text:line-break/><text:span text:style-name="T5">Экуа</text:span> - рожденная в среду <text:line-break/><text:span text:style-name="T5">Энайола</text:span> - богатая <text:line-break/><text:span text:style-name="T5">Эну</text:span> - пятая рожденная <text:line-break/><text:span text:style-name="T5">Эфуа</text:span> - рожденная в пятницу <text:line-break/><text:span text:style-name="T5">Эш</text:span> - жизнь<text:line-break/><text:line-break/><text:span text:style-name="T5">Яа</text:span> - родившаяся в четверг</text:p>
      <text:h text:style-name="P5" text:outline-level="1">Женские греческие имена.</text:h>
      <text:p text:style-name="P1"><text:line-break/><text:span text:style-name="T5">Агазанджелос</text:span> - хороший ангел <text:line-break/><text:span text:style-name="T5">Агата</text:span> - хорошая<text:line-break/><text:soft-page-break/><text:span text:style-name="T5">Агейп</text:span> - любовь <text:line-break/><text:span text:style-name="T5">Аглая</text:span> - красота, блеск <text:line-break/><text:span text:style-name="T5">Аглеа</text:span> - красота, блеск <text:line-break/><text:span text:style-name="T5">Аго</text:span> - прославленная, благородная <text:line-break/><text:span text:style-name="T5">Аделфа</text:span> - дорогая сестра <text:line-break/><text:span text:style-name="T5">Аделфи</text:span> - дорогая сестра <text:line-break/><text:span text:style-name="T5">Адельф</text:span> - дорогая сестра <text:line-break/><text:span text:style-name="T5">Адония</text:span> - мой лорд <text:line-break/><text:span text:style-name="T5">Адрастеия</text:span> - храбрая <text:line-break/><text:span text:style-name="T5">Аелла</text:span> - вихрь <text:line-break/><text:span text:style-name="T5">Айокэйст</text:span> - фиолетовая, крашеная <text:line-break/><text:span text:style-name="T5">Айол</text:span> - фиолетовая <text:line-break/><text:span text:style-name="T5">Айола</text:span> - фиолетовая <text:line-break/><text:span text:style-name="T5">Айоланзэ</text:span> - фиолетовый цветок <text:line-break/><text:span text:style-name="T5">Айоланта</text:span> - фиолетовый цветок <text:line-break/><text:span text:style-name="T5">Аканта</text:span> - шип <text:line-break/><text:span text:style-name="T5">Алала</text:span> - военный крик <text:line-break/><text:span text:style-name="T5">Алекса</text:span> - защитница <text:line-break/><text:span text:style-name="T5">Алексина</text:span> - защитница <text:line-break/><text:span text:style-name="T5">Алексис</text:span> - защитница <text:line-break/><text:span text:style-name="T5">Алексия</text:span> - защитница <text:line-break/><text:span text:style-name="T5">Алексус</text:span> - защитница <text:line-break/><text:span text:style-name="T5">Алекто</text:span> - непрерывная <text:line-break/><text:span text:style-name="T5">Алкеста</text:span> - домашня <text:line-break/><text:span text:style-name="T5">Алкмена</text:span> - луна <text:line-break/><text:span text:style-name="T5">Алтэйа</text:span> - заживление <text:line-break/><text:span text:style-name="T5">Амайнта</text:span> - защитница <text:line-break/><text:span text:style-name="T5">Амалзэия</text:span> - успокаивающая <text:line-break/><text:span text:style-name="T5">Амарантос</text:span> - не исчезая <text:line-break/><text:span text:style-name="T5">Амброзия</text:span> - бессмертная <text:line-break/><text:span text:style-name="T5">Аминта</text:span> - защитница <text:line-break/><text:span text:style-name="T5">Аминтах</text:span> - защитница <text:line-break/><text:span text:style-name="T5">Андромаха</text:span> - сражение человека/воина <text:line-break/><text:span text:style-name="T5">Андромеда</text:span> - думает как человек/воин <text:line-break/><text:span text:style-name="T5">Анемон</text:span> - ветер <text:line-break/><text:span text:style-name="T5">Анзэия</text:span> - цветок <text:line-break/><text:span text:style-name="T5">Антигона</text:span> - та, кто против <text:line-break/><text:span text:style-name="T5">Антиопа</text:span> - противоречащая правилам<text:line-break/><text:span text:style-name="T5">Антуса</text:span> - цветок <text:line-break/><text:span text:style-name="T5">Анэйтис</text:span> - безупречная <text:line-break/><text:span text:style-name="T5">Аоед</text:span> - поющая <text:line-break/><text:span text:style-name="T5">Аоид</text:span> - поющая <text:line-break/><text:span text:style-name="T5">Аполлония</text:span> - разрущающая<text:line-break/><text:span text:style-name="T5">Апполония</text:span> - разрущающая <text:line-break/><text:span text:style-name="T5">Апфия</text:span> - увеличение <text:line-break/><text:span text:style-name="T5">Арахна</text:span> - паук <text:line-break/><text:soft-page-break/><text:span text:style-name="T5">Аретуса</text:span> - водная <text:line-break/><text:span text:style-name="T5">Ариадна</text:span> - совершенно чистая <text:line-break/><text:span text:style-name="T5">Аристодем</text:span> - превосходство <text:line-break/><text:span text:style-name="T5">Аристомакх</text:span> - превосходное сражение <text:line-break/><text:span text:style-name="T5">Аркадия</text:span> - из Аркадии <text:line-break/><text:span text:style-name="T5">Артемис</text:span> - мясник или безопасная <text:line-break/><text:span text:style-name="T5">Артемисия</text:span> - сейф или мясник <text:line-break/><text:span text:style-name="T5">Аспасия</text:span> - приветствующая <text:line-break/><text:span text:style-name="T5">Астарта</text:span> - богиня изобилия и войны <text:line-break/><text:span text:style-name="T5">Астрэйа</text:span> - звезда <text:line-break/><text:span text:style-name="T5">Аталэйнт</text:span> - быстроногая дева<text:line-break/><text:span text:style-name="T5">Атанасия</text:span> - бессмертная <text:line-break/><text:span text:style-name="T5">Атропос</text:span> - неизбежная или несгибаемая <text:line-break/><text:span text:style-name="T5">Атэна</text:span> - мнение бога <text:line-break/><text:span text:style-name="T5">Атэнэйс</text:span> - от имени богини Атэны <text:line-break/><text:span text:style-name="T5">Аурания</text:span> - небесная <text:line-break/><text:span text:style-name="T5">Афродисия</text:span> - вышедшая из пены <text:line-break/><text:span text:style-name="T5">Афродита</text:span> - вышедшая из пены<text:line-break/><text:line-break/><text:span text:style-name="T5">Барбара</text:span> - иностранная, странная <text:line-break/><text:span text:style-name="T5">Беренайк</text:span> - приносящая победы <text:line-break/><text:line-break/><text:span text:style-name="T5">Вазилики</text:span> - королева<text:line-break/><text:line-break/><text:span text:style-name="T5">Гликерия</text:span> - сладкая <text:line-break/><text:span text:style-name="T5">Горгофон</text:span> - убийца горгон <text:line-break/><text:span text:style-name="T5">Гэйа</text:span> - земля<text:line-break/><text:line-break/><text:span text:style-name="T5">Дайон</text:span> - богиня <text:line-break/><text:span text:style-name="T5">Дайона</text:span> - богиня <text:line-break/><text:span text:style-name="T5">Дайонисия</text:span> - от Зевса <text:line-break/><text:span text:style-name="T5">Дамали</text:span> - телка <text:line-break/><text:span text:style-name="T5">Дамалис</text:span> - телка <text:line-break/><text:span text:style-name="T5">Дамарис</text:span> - телка <text:line-break/><text:span text:style-name="T5">Дана</text:span> - выжженная <text:line-break/><text:span text:style-name="T5">Дапн</text:span> - лавр <text:line-break/><text:span text:style-name="T5">Дареия</text:span> - обладающая многим, богатая <text:line-break/><text:span text:style-name="T5">Делия</text:span> - из Тилоса <text:line-break/><text:span text:style-name="T5">Делфиния</text:span> - из Делфи <text:line-break/><text:span text:style-name="T5">Деметер</text:span> - мать - земля <text:line-break/><text:span text:style-name="T5">Деметра</text:span> - земная мать <text:line-break/><text:span text:style-name="T5">Десма</text:span> - залог, клятва <text:line-break/><text:span text:style-name="T5">Деспоин</text:span> - хозяйка <text:line-break/><text:span text:style-name="T5">Деспоина</text:span> - хозяйка <text:line-break/><text:span text:style-name="T5">Дианзэ</text:span> - цветок бога <text:line-break/><text:span text:style-name="T5">Дианта</text:span> - цветок бога <text:line-break/><text:soft-page-break/><text:span text:style-name="T5">Дорис</text:span> - женщина Дориана <text:line-break/><text:span text:style-name="T5">Доркас</text:span> - газель <text:line-break/><text:span text:style-name="T5">Дорсия</text:span> - газель<text:line-break/><text:line-break/><text:span text:style-name="T5">Зекла</text:span> - слава бога <text:line-break/><text:span text:style-name="T5">Зенобия</text:span> - жизнь Зевса <text:line-break/><text:span text:style-name="T5">Зеновия</text:span> - жизнь Зевса <text:line-break/><text:span text:style-name="T5">Зенэйс</text:span> - из Зевса <text:line-break/><text:span text:style-name="T5">Зефира</text:span> - западный ветер <text:line-break/><text:span text:style-name="T5">Зиновия</text:span> - жизнь Зевса <text:line-break/><text:span text:style-name="T5">Зо</text:span> - жизнь <text:line-break/><text:span text:style-name="T5">Зозим</text:span> - выжившая, оставшаяся в живых<text:line-break/><text:span text:style-name="T5">Зона</text:span> - пояс<text:line-break/><text:span text:style-name="T5">Зофия</text:span> - мудрость <text:line-break/><text:span text:style-name="T5">Зэкла</text:span> - слава бога <text:line-break/><text:span text:style-name="T5">Зэоклеия</text:span> - слава бога <text:line-break/><text:span text:style-name="T5">Зэофания</text:span> - проявление бога<text:line-break/><text:line-break/><text:span text:style-name="T5">Ианзэ</text:span> - фиолетовый цветок <text:line-break/><text:span text:style-name="T5">Ианта</text:span> - фиолетовый цветок <text:line-break/><text:span text:style-name="T5">Иантина</text:span> - фиолетовый цветок <text:line-break/><text:span text:style-name="T5">Ио</text:span> - греческое имя принцессы, любимой Зевсом <text:line-break/><text:span text:style-name="T5">Иоанна</text:span> - бог добрый <text:line-break/><text:span text:style-name="T5">Ирис</text:span> - радуга <text:line-break/><text:span text:style-name="T5">Исис</text:span> - королева трона <text:line-break/><text:span text:style-name="T5">Исмем</text:span> - знание <text:line-break/><text:span text:style-name="T5">Ифиджения</text:span> - сильная<text:line-break/><text:line-break/><text:span text:style-name="T5">Калипсо</text:span> - та, которая скрывает/покрывает <text:line-break/><text:span text:style-name="T5">Калисто</text:span> - самая красивая <text:line-break/><text:span text:style-name="T5">Каллисто</text:span> - самая красивая <text:line-break/><text:span text:style-name="T5">Кандэйк</text:span> - кандас <text:line-break/><text:span text:style-name="T5">Кассайопеия</text:span> - та, слова которой превосходят других <text:line-break/><text:span text:style-name="T5">Кассандра</text:span> - та, кто запутывает мужчин <text:line-break/><text:span text:style-name="T5">Кибела</text:span> - волос <text:line-break/><text:span text:style-name="T5">Кимоун</text:span> - слушая <text:line-break/><text:span text:style-name="T5">Кинтия</text:span> - женщина из Кинтос <text:line-break/><text:span text:style-name="T5">Кириак</text:span> - от лорда <text:line-break/><text:span text:style-name="T5">Кириаки</text:span> - от лорда <text:line-break/><text:span text:style-name="T5">Кириллос</text:span> - лорд <text:line-break/><text:span text:style-name="T5">Кирк</text:span> - птица <text:line-break/><text:span text:style-name="T5">Класо</text:span> - прядильщица <text:line-break/><text:span text:style-name="T5">Клеайо</text:span> - слава <text:line-break/><text:span text:style-name="T5">Клеопатра</text:span> - слава отца <text:line-break/><text:span text:style-name="T5">Климин</text:span> - достойная похвалы энергия <text:line-break/><text:span text:style-name="T5">Клити</text:span> - известная <text:line-break/><text:soft-page-break/><text:span text:style-name="T5">Клитэймнестра</text:span> - известная, достойная похвалы, ухаживание <text:line-break/><text:span text:style-name="T5">Коллайоп</text:span> - красивый голос <text:line-break/><text:span text:style-name="T5">Коллиджения</text:span> - рожденная красивой <text:line-break/><text:span text:style-name="T5">Коллидора</text:span> - подарок красоты<text:line-break/><text:span text:style-name="T5">Коллисто</text:span> - самая красивая <text:line-break/><text:span text:style-name="T5">Коллистрэйт</text:span> - армия красоты <text:line-break/><text:span text:style-name="T5">Кор</text:span> - дева <text:line-break/><text:span text:style-name="T5">Кориннка</text:span> - дева <text:line-break/><text:span text:style-name="T5">Кризанзэ</text:span> - золотой цветок <text:line-break/><text:span text:style-name="T5">Ксанзэ</text:span> - желтая <text:line-break/><text:span text:style-name="T5">Ксантипп</text:span> - желтая лошадь <text:line-break/><text:span text:style-name="T5">Ксантия</text:span> - желтая <text:line-break/><text:span text:style-name="T5">Ксения</text:span> - гостеприимная (особенно к иностранцам, незнакомцам) <text:line-break/><text:span text:style-name="T5">Ксин</text:span> - иностранка, более странная <text:line-break/><text:span text:style-name="T5">Кьянеа</text:span> - синее небо<text:line-break/><text:line-break/><text:span text:style-name="T5">Лачезис</text:span> - женщина <text:line-break/><text:span text:style-name="T5">Леда</text:span> - женщина <text:line-break/><text:span text:style-name="T5">Лето</text:span> - скрытая <text:line-break/><text:span text:style-name="T5">Лигейа</text:span> - пронзительный, свистящий голос <text:line-break/><text:span text:style-name="T5">Лизистрэйт</text:span> - освободительная армия<text:line-break/><text:line-break/><text:span text:style-name="T5">Маеджа</text:span> - мать <text:line-break/><text:span text:style-name="T5">Маргаритес</text:span> - жемчуг <text:line-break/><text:span text:style-name="T5">Мегэра</text:span> - к недовольству <text:line-break/><text:span text:style-name="T5">Медеия</text:span> - хитрость <text:line-break/><text:span text:style-name="T5">Медуса</text:span> - опекун<text:line-break/><text:span text:style-name="T5">Меланта</text:span> - темный цветок <text:line-break/><text:span text:style-name="T5">Мелет</text:span> - осуществление, практика <text:line-break/><text:span text:style-name="T5">Мелина</text:span> - мед <text:line-break/><text:span text:style-name="T5">Мелисса</text:span> - пчела медоносная <text:line-break/><text:span text:style-name="T5">Мелита</text:span> - пчела медоносная <text:line-break/><text:span text:style-name="T5">Мелитта</text:span> - пчела медоносная <text:line-break/><text:span text:style-name="T5">Мелпомин</text:span> - хор <text:line-break/><text:span text:style-name="T5">Мелэйна</text:span> - черная, темная <text:line-break/><text:span text:style-name="T5">Минзэ</text:span> - монетный двор <text:line-break/><text:span text:style-name="T5">Минта</text:span> - монетный двор <text:line-break/><text:span text:style-name="T5">Мирайн</text:span> - стремительное ограничение <text:line-break/><text:span text:style-name="T5">Мнем</text:span> - память <text:line-break/><text:span text:style-name="T5">Мнемозин</text:span> - память <text:line-break/><text:span text:style-name="T5">Мэйа</text:span> - мать<text:line-break/><text:line-break/><text:span text:style-name="T5">Найк</text:span> - победа <text:line-break/><text:span text:style-name="T5">Наркисса</text:span> - нечувствительность, сон <text:line-break/><text:span text:style-name="T5">Немезида</text:span> - возмездие, справедливый гнев <text:line-break/><text:span text:style-name="T5">Нефел</text:span> - облачная <text:line-break/><text:soft-page-break/><text:span text:style-name="T5">Нефтис</text:span> - леди дома <text:line-break/><text:span text:style-name="T5">Никефорос</text:span> - предъявительница победы <text:line-break/><text:span text:style-name="T5">Николета</text:span> - победа людей <text:line-break/><text:span text:style-name="T5">Никс</text:span> - ночь <text:line-break/><text:span text:style-name="T5">Нэйтаса</text:span> - восстановление<text:line-break/><text:line-break/><text:span text:style-name="T5">Оиноун</text:span> - вино <text:line-break/><text:span text:style-name="T5">Олимпиас</text:span> - из Олимпа <text:line-break/><text:span text:style-name="T5">Олимпия</text:span> - дом богов <text:line-break/><text:span text:style-name="T5">Олкион</text:span> - зимородок <text:line-break/><text:span text:style-name="T5">Олкипп</text:span> - могущественная кобыла <text:line-break/><text:span text:style-name="T5">Офелия</text:span> - помощь<text:line-break/><text:line-break/><text:span text:style-name="T5">Паллы</text:span> - размахивающая, владеющая (оружие) <text:line-break/><text:span text:style-name="T5">Панайота</text:span> - все-святые <text:line-break/><text:span text:style-name="T5">Пандора</text:span> - все-подарок <text:line-break/><text:span text:style-name="T5">Параскев</text:span> - подготовка <text:line-break/><text:span text:style-name="T5">Партэния</text:span> - девственная <text:line-break/><text:span text:style-name="T5">Партэноп</text:span> - девственный голос <text:line-break/><text:span text:style-name="T5">Пенелоуп</text:span> - плетет хитрости <text:line-break/><text:span text:style-name="T5">Переах</text:span> - воды рождения <text:line-break/><text:span text:style-name="T5">Персефона</text:span> - человек-убийца <text:line-break/><text:span text:style-name="T5">Персис</text:span> - персидская женщина <text:line-break/><text:span text:style-name="T5">Подардж</text:span> - быстрые ноги <text:line-break/><text:span text:style-name="T5">Поликсин</text:span> - очень гостеприимная (особенно к иностранцам, незнакомцам) <text:line-break/><text:span text:style-name="T5">Полимния</text:span> - гимн, песня <text:line-break/><text:span text:style-name="T5">Псикхея</text:span> - оживляя дух, душу<text:line-break/><text:span text:style-name="T5">Психея</text:span> - оживляя дух, душа <text:line-break/><text:span text:style-name="T5">Птолема</text:span> - агрессивная, воинственная <text:line-break/><text:span text:style-name="T5">Пэренайк</text:span> - приносящая победы<text:line-break/><text:line-break/><text:span text:style-name="T5">Роксан</text:span> - рассвет <text:line-break/><text:span text:style-name="T5">Рхея</text:span> - воды рождения <text:line-break/><text:span text:style-name="T5">Рхода</text:span> - повышение<text:line-break/><text:line-break/><text:span text:style-name="T5">Сапфеир</text:span> - ляпис - лазурь, сапфир <text:line-break/><text:span text:style-name="T5">Сапфо</text:span> - ляпис - лазурь, сапфир <text:line-break/><text:span text:style-name="T5">Сара</text:span> - принцесса <text:line-break/><text:span text:style-name="T5">Селена</text:span> - луна <text:line-break/><text:span text:style-name="T5">Семел</text:span> - из земли, из преступного мира <text:line-break/><text:span text:style-name="T5">Синтич</text:span> - общая судьба <text:line-break/><text:span text:style-name="T5">Сострэйт</text:span> - безопасная армия <text:line-break/><text:span text:style-name="T5">Сотирия</text:span> - спасение <text:line-break/><text:span text:style-name="T5">Соузанна</text:span> - лилия <text:line-break/><text:span text:style-name="T5">София</text:span> - мудрость <text:line-break/><text:span text:style-name="T5">Софрония</text:span> - самоуправляемая <text:line-break/><text:soft-page-break/><text:span text:style-name="T5">Спиридула</text:span> - дух <text:line-break/><text:span text:style-name="T5">Стаматия</text:span> - остановитесь <text:line-break/><text:line-break/><text:span text:style-name="T5">Тазуа</text:span> - восстановление <text:line-break/><text:span text:style-name="T5">Таи</text:span> - бандаж <text:line-break/><text:span text:style-name="T5">Талия</text:span> - цветущая, процветающая<text:line-break/><text:span text:style-name="T5">Танис</text:span> - леди змея <text:line-break/><text:span text:style-name="T5">Теодора</text:span> - подарок бога <text:line-break/><text:span text:style-name="T5">Терпсихора</text:span> - наслаждающаяся танцем <text:line-break/><text:span text:style-name="T5">Тизифон</text:span> - месть за убийство <text:line-break/><text:span text:style-name="T5">Тимо</text:span> - честь <text:line-break/><text:span text:style-name="T5">Трифоса</text:span> - тонкая, мягкая <text:line-break/><text:span text:style-name="T5">Трифэйна</text:span> - тонкая, мягкая<text:line-break/><text:line-break/><text:span text:style-name="T5">Фанесса</text:span> - появляющаяся <text:line-break/><text:span text:style-name="T5">Фемида</text:span> - закон <text:line-break/><text:span text:style-name="T5">Фил</text:span> - любящая<text:line-break/><text:span text:style-name="T5">Филлидос</text:span> - листва <text:line-break/><text:span text:style-name="T5">Филлис</text:span> - листва <text:line-break/><text:span text:style-name="T5">Филомела</text:span> - сладкая певица, соловей <text:line-break/><text:span text:style-name="T5">Филомена</text:span> - сильная любовью <text:line-break/><text:span text:style-name="T5">Фоиб</text:span> - сияя <text:line-break/><text:span text:style-name="T5">Фотайн</text:span> - легкая<text:line-break/><text:span text:style-name="T5">Фрона</text:span> - самоуправляемая <text:line-break/><text:span text:style-name="T5">Фэйдра</text:span> - яркая<text:line-break/><text:line-break/><text:span text:style-name="T5">Хагн</text:span> - целомудренная, чистая, святая <text:line-break/><text:span text:style-name="T5">Хазор</text:span> - дом Хорус <text:line-break/><text:span text:style-name="T5">Хармония</text:span> - согласие, гармония <text:line-break/><text:span text:style-name="T5">Хеб</text:span> - молодая <text:line-break/><text:span text:style-name="T5">Хеккуба</text:span> - далеко <text:line-break/><text:span text:style-name="T5">Хекуба</text:span> - далеко <text:line-break/><text:span text:style-name="T5">Хекэйб</text:span> - далеко <text:line-break/><text:span text:style-name="T5">Хекэйт</text:span> - далеко <text:line-break/><text:span text:style-name="T5">Хера</text:span> - жизненная сила<text:line-break/><text:span text:style-name="T5">Хермайон</text:span> - из земли <text:line-break/><text:span text:style-name="T5">Хермия</text:span> - из земли <text:line-break/><text:span text:style-name="T5">Хероу</text:span> - героиня <text:line-break/><text:span text:style-name="T5">Хестия</text:span> - очаг, домашний очаг <text:line-break/><text:span text:style-name="T5">Хипатия</text:span> - самая высокая, высшая<text:line-break/><text:span text:style-name="T5">Хипполайт</text:span> - более свободная <text:line-break/><text:span text:style-name="T5">Хлоя</text:span> - зеленая охота <text:line-break/><text:span text:style-name="T5">Холкион</text:span> - зимородок <text:line-break/><text:span text:style-name="T5">Хризеис</text:span> - золотая <text:line-break/><text:span text:style-name="T5">Хрисеида</text:span> - золотая <text:line-break/><text:span text:style-name="T5">Хтония</text:span> - из земли, из преступного мира<text:line-break/><text:soft-page-break/><text:line-break/><text:span text:style-name="T5">Целандайн</text:span> - птица, ласточки <text:line-break/><text:line-break/><text:span text:style-name="T5">Чара</text:span> - счастье <text:line-break/><text:span text:style-name="T5">Члорис</text:span> - зеленая <text:line-break/><text:line-break/><text:span text:style-name="T5">Эвджения</text:span> - хорошо рожденная <text:line-break/><text:span text:style-name="T5">Эвдокия</text:span> - кажущаяся хорошей<text:line-break/><text:span text:style-name="T5">Эвтерпа</text:span> - дающая удовольствия, и восхищающая <text:line-break/><text:span text:style-name="T5">Эерибия</text:span> - широкая сильная сила <text:line-break/><text:span text:style-name="T5">Эеридайк</text:span> - широкое правосудие <text:line-break/><text:span text:style-name="T5">Эилеизиия</text:span> - готовая посетительница <text:line-break/><text:span text:style-name="T5">Эирин</text:span> - мир <text:line-break/><text:span text:style-name="T5">Эйгл</text:span> - свет, сияние <text:line-break/><text:span text:style-name="T5">Эйкейтрайн</text:span> - чистая <text:line-break/><text:span text:style-name="T5">Эйкейтрина</text:span> - чистая <text:line-break/><text:span text:style-name="T5">Электра</text:span> - яркая, сияющая <text:line-break/><text:span text:style-name="T5">Элен</text:span> - факел или луна <text:line-break/><text:span text:style-name="T5">Элени</text:span> - факел, луна или тайно сбежать <text:line-break/><text:span text:style-name="T5">Элефтэрия</text:span> - освободительница <text:line-break/><text:span text:style-name="T5">Элизавет</text:span> - бог - моя присяга <text:line-break/><text:span text:style-name="T5">Элин</text:span> - факел, луна или тайно сбежать <text:line-break/><text:span text:style-name="T5">Элисса</text:span> - странница <text:line-break/><text:span text:style-name="T5">Элпида</text:span> - надежда <text:line-break/><text:span text:style-name="T5">Элпис</text:span> - надежда <text:line-break/><text:span text:style-name="T5">Энио</text:span> - ужас <text:line-break/><text:span text:style-name="T5">Эос</text:span> - рассвет <text:line-break/><text:span text:style-name="T5">Эрато</text:span> - прекрасная <text:line-break/><text:span text:style-name="T5">Эрика</text:span> - власть работы <text:line-break/><text:span text:style-name="T5">Эрис</text:span> - борьба <text:line-break/><text:span text:style-name="T5">Эрла</text:span> - эфирная <text:line-break/><text:span text:style-name="T5">Эрлеа</text:span> - эфирная <text:line-break/><text:span text:style-name="T5">Эрлия</text:span> - эфирная <text:line-break/><text:span text:style-name="T5">Эфимия</text:span> - учтивая <text:line-break/><text:span text:style-name="T5">Эфрозини</text:span> - радость<text:line-break/><text:span text:style-name="T5">Эфталия</text:span> - цветущая, процветающая <text:line-break/><text:span text:style-name="T5">Эхо</text:span> - эхо, звуковая <text:line-break/><text:line-break/><text:span text:style-name="T5">Юадн</text:span> - хорошая и святая <text:line-break/><text:span text:style-name="T5">Юдженеия</text:span> - хорошо рожденная <text:line-break/><text:span text:style-name="T5">Юдокия</text:span> - кажущаяся хорошей <text:line-break/><text:span text:style-name="T5">Юдоксия</text:span> - хорошая слава <text:line-break/><text:span text:style-name="T5">Юдора</text:span> - хороший подарок <text:line-break/><text:span text:style-name="T5">Юмелия</text:span> - мелодия <text:line-break/><text:span text:style-name="T5">Юнайк</text:span> - хорошая победа <text:line-break/><text:span text:style-name="T5">Юпраксия</text:span> - хорошее действие, осуществление, практика <text:line-break/><text:soft-page-break/><text:span text:style-name="T5">Юталия</text:span> - универсальная<text:line-break/><text:span text:style-name="T5">Ютропия</text:span> - универсальная <text:line-break/><text:span text:style-name="T5">Юфем</text:span> - учтивая <text:line-break/><text:span text:style-name="T5">Юфрозин</text:span> - радость</text:p>
      <text:p text:style-name="P2"><text:bookmark text:name="aswift_2_expand"/><text:span text:style-name="INS"><text:span text:style-name="T3"/></text:span></text:p>
      <text:h text:style-name="P5" text:outline-level="1">Женские казахские имена.</text:h>
      <text:p text:style-name="P1"><text:line-break/><text:span text:style-name="T5">Адия</text:span> - дар, подарок, награда <text:line-break/><text:span text:style-name="T5">Ажар</text:span> - красивая, симпатичная, милая <text:line-break/><text:span text:style-name="T5">Аида</text:span> - вознаграждение, полезная <text:line-break/><text:span text:style-name="T5">Айбала</text:span> - красивая, как луна <text:line-break/><text:span text:style-name="T5">Айбарша</text:span> - красивая, как золототканая луна <text:line-break/><text:span text:style-name="T5">Айбике</text:span> - луноподобная красавица <text:line-break/><text:span text:style-name="T5">Айганша</text:span> - луноподобная царевна <text:line-break/><text:span text:style-name="T5">Айгуль</text:span> - лунный цветок <text:line-break/><text:span text:style-name="T5">Айдана</text:span> - целомудренная <text:line-break/><text:span text:style-name="T5">Айжамал</text:span> - красивая, как луна <text:line-break/><text:span text:style-name="T5">Айжан</text:span> - лунная душа <text:line-break/><text:span text:style-name="T5">Айзада</text:span> - луноподобная <text:line-break/><text:span text:style-name="T5">Айзия</text:span> - лунное сияние <text:line-break/><text:span text:style-name="T5">Айман</text:span> - известная, славная <text:line-break/><text:span text:style-name="T5">Айнагул</text:span> - искренняя, чистая, преданная <text:line-break/><text:span text:style-name="T5">Айнур</text:span> - луноликая <text:line-break/><text:span text:style-name="T5">Айпара</text:span> - луноподобная фея <text:line-break/><text:span text:style-name="T5">Айсулу</text:span> - лунная красавица, дочь луны <text:line-break/><text:span text:style-name="T5">Айтолды</text:span> - полная луна <text:line-break/><text:span text:style-name="T5">Айша</text:span> - жизнелюбивая <text:line-break/><text:span text:style-name="T5">Аклима</text:span> - светлая умом <text:line-break/><text:span text:style-name="T5">Акмарал</text:span> - белая лань <text:line-break/><text:span text:style-name="T5">Акылжан</text:span> - акыл - ум, жан - душа<text:line-break/><text:span text:style-name="T5">Алия</text:span> - божественная, величественная<text:line-break/><text:span text:style-name="T5">Алма</text:span> - яблоко <text:line-break/><text:span text:style-name="T5">Алтынгуль</text:span> - золотой цветок <text:line-break/><text:span text:style-name="T5">Алуа</text:span> - восточная сладость<text:line-break/><text:span text:style-name="T5">Альфия</text:span> - долгожительница <text:line-break/><text:span text:style-name="T5">Амина</text:span> - благородная, верная <text:line-break/><text:span text:style-name="T5">Анара</text:span> - гранат<text:line-break/><text:span text:style-name="T5">Анаргуль</text:span> - гранатовый цветок <text:line-break/><text:span text:style-name="T5">Ару</text:span> - красавица <text:line-break/><text:span text:style-name="T5">Асель</text:span> - мед<text:line-break/><text:span text:style-name="T5">Асем</text:span> - прекрасная, красивая <text:line-break/><text:span text:style-name="T5">Асима</text:span> - защитница, покровительница <text:line-break/><text:span text:style-name="T5">Асия</text:span> - добрая, благородная <text:line-break/><text:line-break/><text:soft-page-break/><text:span text:style-name="T5">Багила</text:span> - постоянно верная <text:line-break/><text:span text:style-name="T5">Бадигулжамал</text:span> - несравнимая красавица <text:line-break/><text:span text:style-name="T5">Базарайым </text:span>- мое богатство, лучезарная <text:line-break/><text:span text:style-name="T5">Бакизат</text:span> - очень чистого происхождения <text:line-break/><text:span text:style-name="T5">Балжан</text:span> - сладкая, как мед <text:line-break/><text:span text:style-name="T5">Балшекер</text:span> - сладкая, как мед и сахар <text:line-break/><text:span text:style-name="T5">Бану</text:span> - повелительница, госпожа <text:line-break/><text:span text:style-name="T5">Батес</text:span> - чистая, непорочная, белая <text:line-break/><text:span text:style-name="T5">Баян</text:span> - крепкая, могучая, богатая<text:line-break/><text:span text:style-name="T5">Бибигуль</text:span> - хозяйка цветов, принцесса цветов<text:line-break/><text:span text:style-name="T5">Бибинур</text:span> - светлоликая госпожа <text:line-break/><text:span text:style-name="T5">Бимаржан</text:span> - танцующая жемчужина <text:line-break/><text:span text:style-name="T5">Биржан</text:span> - душа мужу<text:line-break/><text:span text:style-name="T5">Ботакоз</text:span> - верблюжий глаз <text:line-break/><text:line-break/><text:span text:style-name="T5">Газиза </text:span>- милая, дорогая <text:line-break/><text:span text:style-name="T5">Гайни</text:span> - самая заметная <text:line-break/><text:span text:style-name="T5">Гаухар</text:span> - бриллиант<text:line-break/><text:span text:style-name="T5">Гафура</text:span> - прощающая <text:line-break/><text:span text:style-name="T5">Гулайым</text:span> - лунный цветок <text:line-break/><text:span text:style-name="T5">Гулбаршын</text:span> - красивая, как цветок <text:line-break/><text:span text:style-name="T5">Гулбахрам</text:span> - весенний цветок <text:line-break/><text:span text:style-name="T5">Гулжахан</text:span> - цветок мира <text:line-break/><text:span text:style-name="T5">Гулзара</text:span> - красивая, как золото <text:line-break/><text:span text:style-name="T5">Гулзифа</text:span> - прекрасная, как цветок <text:line-break/><text:span text:style-name="T5">Гулмария</text:span> - красивая, как мария <text:line-break/><text:span text:style-name="T5">Гулназ</text:span> - изящная, обаятельная, как цветок <text:line-break/><text:span text:style-name="T5">Гулниса</text:span> - красивейшая из всех женщин <text:line-break/><text:span text:style-name="T5">Гулшара</text:span> - красивое, прекрасное лицо <text:line-break/><text:span text:style-name="T5">Гульшат</text:span> - цветок радости <text:line-break/><text:line-break/><text:span text:style-name="T5">Дамеля</text:span> - обнадеживающая <text:line-break/><text:span text:style-name="T5">Дана</text:span> - знающая, целомудренная<text:line-break/><text:span text:style-name="T5">Данара</text:span> - талисман<text:line-break/><text:span text:style-name="T5">Данеш</text:span> - знающая, ученая <text:line-break/><text:span text:style-name="T5">Дара</text:span> - особая, особо выделяющаяся <text:line-break/><text:span text:style-name="T5">Дарига</text:span> - ох, какая прекрасная <text:line-break/><text:span text:style-name="T5">Дария</text:span> - большая река <text:line-break/><text:span text:style-name="T5">Дилара</text:span> - возлюбленная <text:line-break/><text:span text:style-name="T5">Дилда</text:span> - чистое золото<text:line-break/><text:span text:style-name="T5">Динара</text:span> - серебряная монета <text:line-break/><text:span text:style-name="T5">Дурия</text:span> - красивая шелковая материя, шелковая <text:line-break/><text:line-break/><text:span text:style-name="T5">Еркежан</text:span> - нежная, ласковая <text:line-break/><text:line-break/><text:span text:style-name="T5">Жазира</text:span> - широкая по натуре, как степь <text:line-break/><text:soft-page-break/><text:span text:style-name="T5">Жайна</text:span> - блестеть, быть украшением <text:line-break/><text:span text:style-name="T5">Жамал</text:span> - красивая, прелестная, привлекательная <text:line-break/><text:span text:style-name="T5">Жамига</text:span> - объединяющая <text:line-break/><text:span text:style-name="T5">Жанар</text:span> - родная, как блеск глаз <text:line-break/><text:span text:style-name="T5">Жания </text:span>- милая душа <text:line-break/><text:span text:style-name="T5">Жансая</text:span> - быть опорой, защитой <text:line-break/><text:span text:style-name="T5">Жибек</text:span> - шелк<text:line-break/><text:span text:style-name="T5">Жулдыз</text:span> - звезда <text:line-break/><text:span text:style-name="T5">Жумабике</text:span> - принцесса, рожденная в пятницу <text:line-break/><text:span text:style-name="T5">Жупар</text:span> - благоуханная <text:line-break/><text:line-break/><text:span text:style-name="T5">Замзагул</text:span> - обилие цветов <text:line-break/><text:span text:style-name="T5">Зара</text:span> - золотая <text:line-break/><text:span text:style-name="T5">Зарина</text:span> - золотоцветная <text:line-break/><text:span text:style-name="T5">Зауреш</text:span> - утренняя звезда, венера <text:line-break/><text:span text:style-name="T5">Зейне</text:span> - красивая, украшенная <text:line-break/><text:span text:style-name="T5">Зейнеп</text:span> - полная, упитанная <text:line-break/><text:span text:style-name="T5">Зере</text:span> - золотая <text:line-break/><text:span text:style-name="T5">Зиба</text:span> - нарядная, красивая <text:line-break/><text:span text:style-name="T5">Зиягул</text:span> - сиящая, как цветок <text:line-break/><text:span text:style-name="T5">Зияда</text:span> - превосходящая, особая <text:line-break/><text:span text:style-name="T5">Зубайда</text:span> - избранная, лучшая <text:line-break/><text:span text:style-name="T5">Зулфия</text:span> - кудрявая <text:line-break/><text:span text:style-name="T5">Зумрат</text:span> - изумруд <text:line-break/><text:span text:style-name="T5">Зылика </text:span>- младшая сестра <text:line-break/><text:line-break/><text:span text:style-name="T5">Каламкас</text:span> - чернобровая, тонкобровая <text:line-break/><text:span text:style-name="T5">Калима</text:span> - благородная, мирная <text:line-break/><text:span text:style-name="T5">Камалия</text:span> - совершенная <text:line-break/><text:span text:style-name="T5">Камария</text:span> - красивая луна <text:line-break/><text:span text:style-name="T5">Канипа</text:span> - истинная, искренняя <text:line-break/><text:span text:style-name="T5">Карлыгаш</text:span> - ласточка <text:line-break/><text:span text:style-name="T5">Куаныш</text:span> - счастье <text:line-break/><text:span text:style-name="T5">Куланда</text:span> - подобная цветку <text:line-break/><text:span text:style-name="T5">Кунке</text:span> - солнышко моё <text:line-break/><text:span text:style-name="T5">Кунсулу</text:span> - солнечная<text:line-break/><text:line-break/><text:span text:style-name="T5">Лейла</text:span> - ночь<text:line-break/><text:line-break/><text:span text:style-name="T5">Мадина</text:span> - город, город Медина, находится недалеко от Мекки<text:line-break/><text:span text:style-name="T5">Максат</text:span> - цель, стремление <text:line-break/><text:span text:style-name="T5">Малика</text:span> - принцесса, королева <text:line-break/><text:span text:style-name="T5">Мейрам</text:span> - праздник <text:line-break/><text:span text:style-name="T5">Меруерт</text:span> - жемчужина <text:line-break/><text:line-break/><text:span text:style-name="T5">Рабига</text:span> - ласковая, беспечная <text:line-break/><text:soft-page-break/><text:span text:style-name="T5">Разия</text:span> - любимая, приятная <text:line-break/><text:span text:style-name="T5">Ракима </text:span>- милосердная, добрая <text:line-break/><text:span text:style-name="T5">Ракия</text:span> - привлекательная, симпатичная <text:line-break/><text:span text:style-name="T5">Раушан</text:span> - видная, светлая<text:line-break/><text:span text:style-name="T5">Рахат</text:span> - наслаждение<text:line-break/><text:span text:style-name="T5">Рахила</text:span> - подвижная, шустрая <text:line-break/><text:span text:style-name="T5">Рухия</text:span> - хорошее настроение <text:line-break/><text:line-break/><text:span text:style-name="T5">Сабира</text:span> - выносливая, спокойная, терпеливая <text:line-break/><text:span text:style-name="T5">Саида</text:span> - почтенная, уважаемая <text:line-break/><text:span text:style-name="T5">Сакып</text:span> - спутница, приятельница <text:line-break/><text:span text:style-name="T5">Салтанат</text:span> - блеск, великолепие<text:line-break/><text:span text:style-name="T5">Сания</text:span> - второй ребенок <text:line-break/><text:span text:style-name="T5">Сара</text:span> - высокородная, знатная <text:line-break/><text:span text:style-name="T5">Саулет</text:span> - красивая, симпатичная, видная <text:line-break/><text:span text:style-name="T5">Сулушаш</text:span> - длинная, черноволосая <text:line-break/><text:line-break/><text:span text:style-name="T5">Тогжан</text:span> - довольная жизнью, состоятельная <text:line-break/><text:span text:style-name="T5">Торгын</text:span> - драгоценный шелк <text:line-break/><text:line-break/><text:span text:style-name="T5">Уазипа</text:span> - чистая, красивая <text:line-break/><text:span text:style-name="T5">Уасила</text:span> - помощница, опора<text:line-break/><text:span text:style-name="T5">Умигулсим </text:span>- мать гульсум<text:line-break/><text:span text:style-name="T5">Уркия</text:span> - очень привлекательная <text:line-break/><text:line-break/><text:span text:style-name="T5">Фариза</text:span> - долг, обязанность, обет <text:line-break/><text:span text:style-name="T5">Фатима</text:span> - отнятая от груди <text:line-break/><text:span text:style-name="T5">Фируза</text:span> - лучезарная <text:line-break/><text:line-break/><text:span text:style-name="T5">Шамсия</text:span> - солнечная <text:line-break/><text:span text:style-name="T5">Шарбану</text:span> - красивая щина города <text:line-break/><text:span text:style-name="T5">Шарипа</text:span> - благородная, святая <text:line-break/><text:span text:style-name="T5">Шолпан</text:span> - утренняя звезда</text:p>
      <text:h text:style-name="P5" text:outline-level="1">Женские финские имена.</text:h>
      <text:p text:style-name="P1"><text:line-break/><text:span text:style-name="T5">Ааму</text:span> - утро <text:line-break/><text:span text:style-name="T5">Айна</text:span> - единственная <text:line-break/><text:span text:style-name="T5">Айну</text:span> - единственная <text:line-break/><text:span text:style-name="T5">Акка</text:span> - старая леди <text:line-break/><text:span text:style-name="T5">Алииса</text:span> - благородный вид <text:line-break/><text:span text:style-name="T5">Алли</text:span> - благородный вид <text:line-break/><text:span text:style-name="T5">Аннакка</text:span> - польза, изящество <text:line-break/><text:span text:style-name="T5">Анна-лиза</text:span> - польза, изящество, и бог - моя присяга <text:line-break/><text:span text:style-name="T5">Аннели</text:span> - польза, изящество <text:line-break/><text:soft-page-break/><text:span text:style-name="T5">Анни</text:span> - польза, изящество <text:line-break/><text:span text:style-name="T5">Анниина</text:span> - польза, изящество <text:line-break/><text:span text:style-name="T5">Анникки</text:span> - польза, изящество <text:line-break/><text:span text:style-name="T5">Анса</text:span> - достоинство <text:line-break/><text:span text:style-name="T5">Ану</text:span> - польза, изящество <text:line-break/><text:line-break/><text:span text:style-name="T5">Ванамо</text:span> - цветок - близнец <text:line-break/><text:span text:style-name="T5">Ваппу</text:span> - правительница крепости <text:line-break/><text:span text:style-name="T5">Варпу</text:span> - ягодный кустарник <text:line-break/><text:span text:style-name="T5">Велламо</text:span> - имя жестокой богини моря <text:line-break/><text:span text:style-name="T5">Венла</text:span> - странница<text:line-break/><text:span text:style-name="T5">Вииво</text:span> - живая<text:line-break/><text:span text:style-name="T5">Вилхелмиина</text:span> - шлем <text:line-break/><text:span text:style-name="T5">Вино</text:span> - нежная<text:line-break/><text:span text:style-name="T5">Вира</text:span> - вера, правда <text:line-break/><text:span text:style-name="T5">Вуокко</text:span> - цветок анемона <text:line-break/><text:line-break/><text:span text:style-name="T5">Джаана</text:span> - возлюбленная <text:line-break/><text:span text:style-name="T5">Дженни</text:span> - бог добрый <text:line-break/><text:span text:style-name="T5">Джозефиина</text:span> - преумножающая <text:line-break/><text:span text:style-name="T5">Джэйнн</text:span> - бог добрый <text:line-break/><text:line-break/><text:span text:style-name="T5">Ива</text:span> - живая<text:line-break/><text:span text:style-name="T5">Иви</text:span> - живая<text:line-break/><text:span text:style-name="T5">Иида</text:span> - работа <text:line-break/><text:span text:style-name="T5">Иинес</text:span> - целомудренная, святая<text:line-break/><text:span text:style-name="T5">Илмэйтар</text:span> - воздух <text:line-break/><text:span text:style-name="T5">Илона</text:span> - факел, луна или тайно сбежать <text:line-break/><text:span text:style-name="T5">Илта</text:span> - ночь <text:line-break/><text:span text:style-name="T5">Импи</text:span> - девственная<text:line-break/><text:span text:style-name="T5">Инка</text:span> - передовая<text:line-break/><text:span text:style-name="T5">Инкери</text:span> - красивая<text:line-break/><text:span text:style-name="T5">Ирджа</text:span> - крестьянка<text:line-break/><text:span text:style-name="T5">Ирика</text:span> - правительница<text:line-break/><text:line-break/><text:span text:style-name="T5">Каарина</text:span> - чистая<text:line-break/><text:span text:style-name="T5">Какка</text:span> - цветок <text:line-break/><text:span text:style-name="T5">Каролиина</text:span> - человек <text:line-break/><text:span text:style-name="T5">Ката</text:span> - чистая<text:line-break/><text:span text:style-name="T5">Кати</text:span> - чистая<text:line-break/><text:span text:style-name="T5">Катри</text:span> - чистая<text:line-break/><text:span text:style-name="T5">Катриина</text:span> - чистая<text:line-break/><text:span text:style-name="T5">Кертту</text:span> - сила копья <text:line-break/><text:span text:style-name="T5">Килли</text:span> - женщина <text:line-break/><text:span text:style-name="T5">Килликки</text:span> - женщина <text:line-break/><text:span text:style-name="T5">Кило</text:span> - долина лилий<text:line-break/><text:soft-page-break/><text:span text:style-name="T5">Кирси</text:span> - последовательница Христа<text:line-break/><text:span text:style-name="T5">Кирсти</text:span> - последовательница Христа<text:line-break/><text:span text:style-name="T5">Кристиина</text:span> - последовательница Христа<text:line-break/><text:span text:style-name="T5">Кэйджа</text:span> - чистая<text:line-break/><text:span text:style-name="T5">Кэйса</text:span> - чистая<text:line-break/><text:span text:style-name="T5">Кэйтариина</text:span> - чистая<text:line-break/><text:line-break/><text:span text:style-name="T5">Лахджа</text:span> - подарок <text:line-break/><text:span text:style-name="T5">Лемпи</text:span> - любовь <text:line-break/><text:span text:style-name="T5">Лиидия</text:span> - из Лидии <text:line-break/><text:span text:style-name="T5">Лиизи</text:span> - бог - моя присяга <text:line-break/><text:span text:style-name="T5">Лиина</text:span> - человек <text:line-break/><text:span text:style-name="T5">Лииса</text:span> - бог - моя присяга <text:line-break/><text:span text:style-name="T5">Лиити</text:span> - из Лидии <text:line-break/><text:span text:style-name="T5">Лина</text:span> - женщина Магдала <text:line-break/><text:span text:style-name="T5">Ловииса</text:span> - известная воительница<text:line-break/><text:span text:style-name="T5">Лухи</text:span> - волшебная<text:line-break/><text:line-break/><text:span text:style-name="T5">Маарика</text:span> - возлюбленная <text:line-break/><text:span text:style-name="T5">Маарит</text:span> - жемчуг <text:line-break/><text:span text:style-name="T5">Маария</text:span> - возлюбленная <text:line-break/><text:span text:style-name="T5">Марджа</text:span> - возлюбленная <text:line-break/><text:span text:style-name="T5">Марджаана</text:span> - возлюбленная <text:line-break/><text:span text:style-name="T5">Марджакка</text:span> - возлюбленная<text:line-break/><text:span text:style-name="T5">Марджатта</text:span> - возлюбленная <text:line-break/><text:span text:style-name="T5">Марджо</text:span> - возлюбленная<text:line-break/><text:span text:style-name="T5">Марджут</text:span> - возлюбленная<text:line-break/><text:span text:style-name="T5">Маритта</text:span> - жемчуг <text:line-break/><text:span text:style-name="T5">Маркетта</text:span> - жемчуг <text:line-break/><text:span text:style-name="T5">Мартта</text:span> - леди <text:line-break/><text:span text:style-name="T5">Матлина</text:span> - из Магдала <text:line-break/><text:span text:style-name="T5">Мери</text:span> - море <text:line-break/><text:span text:style-name="T5">Миина</text:span> - шлем <text:line-break/><text:span text:style-name="T5">Миия</text:span> - возлюбленная <text:line-break/><text:span text:style-name="T5">Миликки</text:span> - мнение <text:line-break/><text:span text:style-name="T5">Мимми</text:span> - шлем <text:line-break/><text:span text:style-name="T5">Минтту</text:span> - монетный двор <text:line-break/><text:span text:style-name="T5">Мирджа</text:span> - возлюбленная<text:line-break/><text:span text:style-name="T5">Мирджами</text:span> - возлюбленная<text:line-break/><text:span text:style-name="T5">Мэйджа</text:span> - возлюбленная <text:line-break/><text:line-break/><text:span text:style-name="T5">Ниина</text:span> - польза, изящество <text:line-break/><text:span text:style-name="T5">Нура</text:span> - честь, доблесть <text:line-break/><text:line-break/><text:span text:style-name="T5">Оили</text:span> - преуспевающая, успешная <text:line-break/><text:span text:style-name="T5">Он</text:span> - целомудренная, святая <text:line-break/><text:soft-page-break/><text:span text:style-name="T5">Орвокки</text:span> - женоподобный цветок <text:line-break/><text:line-break/><text:span text:style-name="T5">Пеллерво</text:span> - область <text:line-break/><text:span text:style-name="T5">Переэта</text:span> - жемчуг <text:line-break/><text:span text:style-name="T5">Пиия</text:span> - набожная<text:line-break/><text:span text:style-name="T5">Пилви</text:span> - облако <text:line-break/><text:span text:style-name="T5">Пирджо</text:span> - возвеличенная <text:line-break/><text:span text:style-name="T5">Пиритта</text:span> - возвеличенная <text:line-break/><text:span text:style-name="T5">Пиркко</text:span> - возвеличенная <text:line-break/><text:span text:style-name="T5">Полиина</text:span> - маленькая<text:line-break/><text:span text:style-name="T5">Пэйва</text:span> - день <text:line-break/><text:span text:style-name="T5">Пэйви</text:span> - день<text:line-break/><text:line-break/><text:span text:style-name="T5">Раакэль</text:span> - овца <text:line-break/><text:span text:style-name="T5">Риика</text:span> - мирная правительница<text:line-break/><text:span text:style-name="T5">Риикка</text:span> - мирная правительница<text:line-break/><text:span text:style-name="T5">Риина</text:span> - чистюля<text:line-break/><text:span text:style-name="T5">Риитта</text:span> - возвеличенная <text:line-break/><text:span text:style-name="T5">Ритва</text:span> - ветвь березы <text:line-break/><text:span text:style-name="T5">Ритта</text:span> - жемчуг <text:line-break/><text:span text:style-name="T5">Роха</text:span> - мир<text:line-break/><text:line-break/><text:span text:style-name="T5">Саара</text:span> - принцесса <text:line-break/><text:span text:style-name="T5">Сари</text:span> - принцесса <text:line-break/><text:span text:style-name="T5">Сату</text:span> - басня <text:line-break/><text:span text:style-name="T5">Сеиджа</text:span> - безмятежная<text:line-break/><text:span text:style-name="T5">Сенья</text:span> - гостеприимная<text:line-break/><text:span text:style-name="T5">Сизу</text:span> - определеная<text:line-break/><text:span text:style-name="T5">Сиири</text:span> - красивая победа <text:line-break/><text:span text:style-name="T5">Силви</text:span> - от леса <text:line-break/><text:span text:style-name="T5">Силджа</text:span> - слепая<text:line-break/><text:span text:style-name="T5">Сини</text:span> - синяя<text:line-break/><text:span text:style-name="T5">Синикка</text:span> - синяя<text:line-break/><text:span text:style-name="T5">Сирпа</text:span> - маленький фрагмент <text:line-break/><text:span text:style-name="T5">Сиско</text:span> - сестра <text:line-break/><text:span text:style-name="T5">Солли</text:span> - принцесса <text:line-break/><text:span text:style-name="T5">Сохви</text:span> - мудрость <text:line-break/><text:span text:style-name="T5">Стиина</text:span> - последовательница Христа<text:line-break/><text:span text:style-name="T5">Суви</text:span> - лето <text:line-break/><text:span text:style-name="T5">Суома</text:span> - Финляндия <text:line-break/><text:span text:style-name="T5">Сэйд</text:span> - легкий луч <text:line-break/><text:line-break/><text:span text:style-name="T5">Тарджа</text:span> - обладающая многим, богатая<text:line-break/><text:span text:style-name="T5">Тару</text:span> - миф, легенда <text:line-break/><text:span text:style-name="T5">Тахти</text:span> - звезда <text:line-break/><text:span text:style-name="T5">Теиджа</text:span> - подарок бога <text:line-break/><text:soft-page-break/><text:span text:style-name="T5">Терхи</text:span> - желудь <text:line-break/><text:span text:style-name="T5">Терэнетар</text:span> - желудь <text:line-break/><text:span text:style-name="T5">Тиин</text:span> - спокойная, безмятежная<text:line-break/><text:span text:style-name="T5">Тиина</text:span> - последовательница Христа<text:line-break/><text:span text:style-name="T5">Тиия</text:span> - подарок бога <text:line-break/><text:span text:style-name="T5">Тоини</text:span> - неоценимая<text:line-break/><text:span text:style-name="T5">Туиджа</text:span> - кедр <text:line-break/><text:span text:style-name="T5">Туула</text:span> - ветер <text:line-break/><text:span text:style-name="T5">Туули</text:span> - ветер <text:line-break/><text:span text:style-name="T5">Тууликки</text:span> - немного ветра <text:line-break/><text:span text:style-name="T5">Тэйка</text:span> - волшебная <text:line-break/><text:span text:style-name="T5">Тэйми</text:span> - молодое дерево <text:line-break/><text:span text:style-name="T5">Тэйна</text:span> - отец <text:line-break/><text:line-break/><text:span text:style-name="T5">Фредриика</text:span> - правительница<text:line-break/><text:span text:style-name="T5">Фредриикка</text:span> - мирная правительница<text:line-break/><text:line-break/><text:span text:style-name="T5">Ханна</text:span> - добрая, милосердная<text:line-break/><text:span text:style-name="T5">Ханнел</text:span> - бог является добрым<text:line-break/><text:span text:style-name="T5">Хелка</text:span> - преуспевающая, успешная<text:line-break/><text:span text:style-name="T5">Хелла</text:span> - нежная<text:line-break/><text:span text:style-name="T5">Хелми</text:span> - жемчуг <text:line-break/><text:span text:style-name="T5">Хенна</text:span> - домашняя правительница<text:line-break/><text:span text:style-name="T5">Хенриикка</text:span> - домашняя правительница<text:line-break/><text:span text:style-name="T5">Хилджа</text:span> - тишина <text:line-break/><text:span text:style-name="T5">Хиллеви</text:span> - здоровое сражение <text:line-break/><text:line-break/><text:span text:style-name="T5">Эвелиина</text:span> - небольшая птица <text:line-break/><text:span text:style-name="T5">Элеонура</text:span> - иностранная, другая<text:line-break/><text:span text:style-name="T5">Элиина</text:span> - факел, луна или тайно сбежать <text:line-break/><text:span text:style-name="T5">Элииса</text:span> - бог - моя присяга <text:line-break/><text:span text:style-name="T5">Элина</text:span> - факел, луна или тайно сбежать <text:line-break/><text:span text:style-name="T5">Элли</text:span> - иностранная, другая<text:line-break/><text:span text:style-name="T5">Эстери</text:span> - звезда</text:p>
      <text:h text:style-name="P5" text:outline-level="1">Мужские финские имена.</text:h>
      <text:p text:style-name="P1"><text:line-break/><text:span text:style-name="T5">Аапели</text:span> - пастух <text:line-break/><text:span text:style-name="T5">Аапо</text:span> - многодетный отец <text:line-break/><text:span text:style-name="T5">Аарн</text:span> - власть орла <text:line-break/><text:span text:style-name="T5">Аатос</text:span> - мысль <text:line-break/><text:span text:style-name="T5">Аатто</text:span> - благородный волк <text:line-break/><text:span text:style-name="T5">Аату</text:span> - благородный волк <text:line-break/><text:span text:style-name="T5">Аймо</text:span> - щедрое количество <text:line-break/><text:span text:style-name="T5">Акилльз</text:span> - причиняющий боль <text:line-break/><text:soft-page-break/><text:span text:style-name="T5">Аксели</text:span> - мой отец - мир <text:line-break/><text:span text:style-name="T5">Аку</text:span> - почтенный<text:line-break/><text:span text:style-name="T5">Алексантери</text:span> - защитник человечества <text:line-break/><text:span text:style-name="T5">Алекси</text:span> - защитник <text:line-break/><text:span text:style-name="T5">Алпертти</text:span> - яркое благородство <text:line-break/><text:span text:style-name="T5">Алтти</text:span> - яркое благородство <text:line-break/><text:span text:style-name="T5">Анри</text:span> - домашний правитель <text:line-break/><text:span text:style-name="T5">Анселми</text:span> - защищающий бога <text:line-break/><text:span text:style-name="T5">Ансси</text:span> - защищающий бога <text:line-break/><text:span text:style-name="T5">Антеро</text:span> - человек, воин <text:line-break/><text:span text:style-name="T5">Антти</text:span> - человек, воин <text:line-break/><text:span text:style-name="T5">Арво</text:span> - выгода<text:line-break/><text:span text:style-name="T5">Армас</text:span> - возлюбленный <text:line-break/><text:span text:style-name="T5">Армо</text:span> - изящество <text:line-break/><text:span text:style-name="T5">Арто</text:span> - человек-медведь <text:line-break/><text:span text:style-name="T5">Арттери</text:span> - человек-медведь <text:line-break/><text:span text:style-name="T5">Артту</text:span> - человек-медведь <text:line-break/><text:span text:style-name="T5">Ахти</text:span> - превращающий пещинки в жемчуг<text:line-break/><text:span text:style-name="T5">Ахто</text:span> - хозяин волны <text:line-break/><text:span text:style-name="T5">Аэйтами</text:span> - земля <text:line-break/><text:line-break/><text:span text:style-name="T5">Валто</text:span> - известный правитель <text:line-break/><text:span text:style-name="T5">Валттери</text:span> - правитель армии <text:line-break/><text:span text:style-name="T5">Веикко</text:span> - брат <text:line-break/><text:span text:style-name="T5">Вели</text:span> - брат <text:line-break/><text:span text:style-name="T5">Веса</text:span> - молодое дерево <text:line-break/><text:span text:style-name="T5">Вилджами</text:span> - шлем <text:line-break/><text:span text:style-name="T5">Вилджо</text:span> - шлем <text:line-break/><text:span text:style-name="T5">Вилл</text:span> - шлем <text:line-break/><text:span text:style-name="T5">Вилпу</text:span> - шлем <text:line-break/><text:span text:style-name="T5">Вилхелми</text:span> - шлем <text:line-break/><text:span text:style-name="T5">Вилхо</text:span> - шлем <text:line-break/><text:span text:style-name="T5">Вино</text:span> - нежный <text:line-break/><text:span text:style-name="T5">Воитто</text:span> - победа <text:line-break/><text:span text:style-name="T5">Вэйнамоинен</text:span> - широкая и медленно-плавная река <text:line-break/><text:span text:style-name="T5">Вэйно</text:span> - широкая и медленно-плавная река <text:line-break/><text:line-break/><text:line-break/><text:span text:style-name="T5">Ерхо</text:span> - храбрый<text:line-break/><text:line-break/><text:span text:style-name="T5">Иизакки</text:span> - смеющийся <text:line-break/><text:span text:style-name="T5">Иикка</text:span> - смеющийся <text:line-break/><text:span text:style-name="T5">Ииро</text:span> - смеющийся <text:line-break/><text:span text:style-name="T5">Илиджумала</text:span> - сверхбог <text:line-break/><text:span text:style-name="T5">Илис</text:span> - бог - мой бог <text:line-break/><text:span text:style-name="T5">Илмари</text:span> - воздух<text:line-break/><text:soft-page-break/><text:span text:style-name="T5">Илмаринен</text:span> - воздух <text:line-break/><text:span text:style-name="T5">Имели</text:span> - конкурирующий <text:line-break/><text:span text:style-name="T5">Инту</text:span> - энтузиазм <text:line-break/><text:span text:style-name="T5">Ирджана</text:span> - крестьянин <text:line-break/><text:span text:style-name="T5">Ирджо</text:span> - крестьянин<text:line-break/><text:span text:style-name="T5">Ири</text:span> - крестьянин<text:line-break/><text:span text:style-name="T5">Ирикки</text:span> - правитель<text:line-break/><text:span text:style-name="T5">Ирки</text:span> - крестьянин<text:line-break/><text:span text:style-name="T5">Иро</text:span> - правитель <text:line-break/><text:span text:style-name="T5">Исмо</text:span> - услышанный богом <text:line-break/><text:span text:style-name="T5">Иту</text:span> - опекун процветания <text:line-break/><text:line-break/><text:span text:style-name="T5">Каапо</text:span> - сильный человек бога <text:line-break/><text:span text:style-name="T5">Каапро</text:span> - сильный человек бога <text:line-break/><text:span text:style-name="T5">Каарл</text:span> - человек <text:line-break/><text:span text:style-name="T5">Каарло</text:span> - человек <text:line-break/><text:span text:style-name="T5">Кари</text:span> - благословляемый <text:line-break/><text:span text:style-name="T5">Кастаа</text:span> - посох для раздумий <text:line-break/><text:span text:style-name="T5">Касти</text:span> - посох для раздумий <text:line-break/><text:span text:style-name="T5">Кейлва</text:span> - кузнец <text:line-break/><text:span text:style-name="T5">Кейлви</text:span> - кузнец <text:line-break/><text:span text:style-name="T5">Киости</text:span> - посох для раздумий<text:line-break/><text:span text:style-name="T5">Коко</text:span> - далеко <text:line-break/><text:span text:style-name="T5">Кол</text:span> - человек <text:line-break/><text:line-break/><text:span text:style-name="T5">Ласси</text:span> - из Лорентума<text:line-break/><text:span text:style-name="T5">Лемминкэйнен</text:span> - любовь <text:line-break/><text:span text:style-name="T5">Ливи</text:span> - связанный, присоединенный <text:line-break/><text:span text:style-name="T5">Лоно</text:span> - победа людей <text:line-break/><text:span text:style-name="T5">Лори</text:span> - из Лорентума<text:line-break/><text:span text:style-name="T5">Луукас</text:span> - от Лукания <text:line-break/><text:span text:style-name="T5">Лэйсс</text:span> - из Лорентума<text:line-break/><text:line-break/><text:span text:style-name="T5">Маркку</text:span> - воинственный<text:line-break/><text:span text:style-name="T5">Марти</text:span> - из Марса <text:line-break/><text:span text:style-name="T5">Матиас</text:span> - подарок бога <text:line-break/><text:span text:style-name="T5">Матти</text:span> - подарок бога<text:line-break/><text:span text:style-name="T5">Мика</text:span> - кто походит на бога? <text:line-break/><text:span text:style-name="T5">Микко</text:span> - кто походит на бога? <text:line-break/><text:span text:style-name="T5">Моно</text:span> - большой<text:line-break/><text:span text:style-name="T5">Мону</text:span> - большой<text:line-break/><text:span text:style-name="T5">Мори</text:span> - темнокожий, мавр <text:line-break/><text:span text:style-name="T5">Мэйнайо</text:span> - превосходный<text:line-break/><text:line-break/><text:span text:style-name="T5">Ниило</text:span> - победа людей <text:line-break/><text:span text:style-name="T5">Ниирикки</text:span> - связанный с библейским Немродом <text:line-break/><text:soft-page-break/><text:span text:style-name="T5">Нико</text:span> - победа людей <text:line-break/><text:span text:style-name="T5">Нуа</text:span> - отдых <text:line-break/><text:line-break/><text:span text:style-name="T5">Оива</text:span> - роскошный<text:line-break/><text:span text:style-name="T5">Окасти</text:span> - почтенный<text:line-break/><text:span text:style-name="T5">Олави</text:span> - наследник, потомок<text:line-break/><text:span text:style-name="T5">Олис</text:span> - полезный<text:line-break/><text:span text:style-name="T5">Олли</text:span> - наследник, потомок <text:line-break/><text:span text:style-name="T5">Онни</text:span> - удача <text:line-break/><text:span text:style-name="T5">Оскари</text:span> - любитель оленей <text:line-break/><text:span text:style-name="T5">Оску</text:span> - любитель оленей <text:line-break/><text:span text:style-name="T5">Отсо</text:span> - медведь <text:line-break/><text:line-break/><text:span text:style-name="T5">Паавали</text:span> - маленький <text:line-break/><text:span text:style-name="T5">Пааво</text:span> - маленький<text:line-break/><text:span text:style-name="T5">Пази</text:span> - король <text:line-break/><text:span text:style-name="T5">Паули</text:span> - маленький<text:line-break/><text:span text:style-name="T5">Пекка</text:span> - скала, камень <text:line-break/><text:span text:style-name="T5">Пекко</text:span> - имя бога ячменя и пивоварения <text:line-break/><text:span text:style-name="T5">Пеллерво</text:span> - область <text:line-break/><text:span text:style-name="T5">Пенти</text:span> - благословляемый <text:line-break/><text:span text:style-name="T5">Перти</text:span> - яркое благородство <text:line-break/><text:span text:style-name="T5">Перту</text:span> - сын Талмэя <text:line-break/><text:span text:style-name="T5">Петри</text:span> - скала камень <text:line-break/><text:span text:style-name="T5">Петтери</text:span> - скала, камень <text:line-break/><text:span text:style-name="T5">Пири</text:span> - снежная буря, метель <text:line-break/><text:span text:style-name="T5">Питари</text:span> - скала, камень <text:line-break/><text:line-break/><text:span text:style-name="T5">Рансу</text:span> - свободный<text:line-break/><text:span text:style-name="T5">Реиджо</text:span> - осторожный, бдительный <text:line-break/><text:span text:style-name="T5">Реима</text:span> - мудрый защитник <text:line-break/><text:span text:style-name="T5">Реино</text:span> - мудрый правитель <text:line-break/><text:span text:style-name="T5">Реко</text:span> - осторожный, бдительный <text:line-break/><text:span text:style-name="T5">Рику</text:span> - мощный и храбрый<text:line-break/><text:span text:style-name="T5">Ристо</text:span> - Христос-предъявитель <text:line-break/><text:span text:style-name="T5">Рити</text:span> - мирный правитель <text:line-break/><text:span text:style-name="T5">Рихард</text:span> - мощный и храбрый<text:line-break/><text:span text:style-name="T5">Руп</text:span> - известный<text:line-break/><text:span text:style-name="T5">Рупертти</text:span> - известный<text:line-break/><text:span text:style-name="T5">Руубен</text:span> - созерцатель <text:line-break/><text:span text:style-name="T5">Рэймо</text:span> - мудрый защитник <text:line-break/><text:line-break/><text:span text:style-name="T5">Сакари</text:span> - бог помнит <text:line-break/><text:span text:style-name="T5">Саку</text:span> - бог помнит <text:line-break/><text:span text:style-name="T5">Сампаа</text:span> - солнце <text:line-break/><text:span text:style-name="T5">Сампса</text:span> - область <text:line-break/><text:soft-page-break/><text:span text:style-name="T5">Саму</text:span> - услышанный богом <text:line-break/><text:span text:style-name="T5">Самули</text:span> - услышанный богом <text:line-break/><text:span text:style-name="T5">Сантери</text:span> - защитник человечества <text:line-break/><text:span text:style-name="T5">Сантту</text:span> - защитник человечества<text:line-break/><text:span text:style-name="T5">Севери</text:span> - строгий<text:line-break/><text:span text:style-name="T5">Сепи</text:span> - из Себэйста (город в Малой Азии)<text:line-break/><text:span text:style-name="T5">Сеппо</text:span> - кузнец <text:line-break/><text:span text:style-name="T5">Сизу</text:span> - определение <text:line-break/><text:span text:style-name="T5">Симо</text:span> - слушатель <text:line-break/><text:span text:style-name="T5">Соини</text:span> - мальчик <text:line-break/><text:span text:style-name="T5">Соли</text:span> - востребованый <text:line-break/><text:span text:style-name="T5">Суло</text:span> - очарование, изящество <text:line-break/><text:span text:style-name="T5">Сэйкк</text:span> - бог помнит <text:line-break/><text:line-break/><text:span text:style-name="T5">Тааветти</text:span> - возлюбленный <text:line-break/><text:span text:style-name="T5">Таави</text:span> - возлюбленный <text:line-break/><text:span text:style-name="T5">Тапани</text:span> - корона <text:line-break/><text:span text:style-name="T5">Тармо</text:span> - энергия <text:line-break/><text:span text:style-name="T5">Тату</text:span> - бог - мой судья <text:line-break/><text:span text:style-name="T5">Тахво</text:span> - корона <text:line-break/><text:span text:style-name="T5">Тейнли</text:span> - бог - мой судья <text:line-break/><text:span text:style-name="T5">Теппо</text:span> - корона <text:line-break/><text:span text:style-name="T5">Теро</text:span> - человек, воин <text:line-break/><text:span text:style-name="T5">Терхо</text:span> - желудь <text:line-break/><text:span text:style-name="T5">Теуво</text:span> - подарок бога <text:line-break/><text:span text:style-name="T5">Тимо</text:span> - почитающий бога <text:line-break/><text:span text:style-name="T5">Тиму</text:span> - победа людей <text:line-break/><text:span text:style-name="T5">Тоиво</text:span> - надежда <text:line-break/><text:span text:style-name="T5">Томми</text:span> - близнец <text:line-break/><text:span text:style-name="T5">Тоно</text:span> - скромный, мирный<text:line-break/><text:span text:style-name="T5">Топи</text:span> - бог хорош <text:line-break/><text:span text:style-name="T5">Топиас</text:span> - бог хорош <text:line-break/><text:span text:style-name="T5">Торсти</text:span> - камень Тора <text:line-break/><text:span text:style-name="T5">Туомас</text:span> - близнец <text:line-break/><text:span text:style-name="T5">Туомо</text:span> - близнец <text:line-break/><text:span text:style-name="T5">Тэйсто</text:span> - сражение <text:line-break/><text:line-break/><text:span text:style-name="T5">Укко</text:span> - старик <text:line-break/><text:span text:style-name="T5">Уолеви</text:span> - наследник, потомок<text:line-break/><text:span text:style-name="T5">Уско</text:span> - вера <text:line-break/><text:line-break/><text:span text:style-name="T5">Фредрик</text:span> - мирный правитель <text:line-break/><text:line-break/><text:span text:style-name="T5">Ханну</text:span> - бог добрый <text:line-break/><text:span text:style-name="T5">Харри</text:span> - домашний правитель <text:line-break/><text:span text:style-name="T5">Хезекил</text:span> - бог усилится <text:line-break/><text:soft-page-break/><text:span text:style-name="T5">Хеикки</text:span> - домашний правитель <text:line-break/><text:span text:style-name="T5">Хенрикки</text:span> - домашний правитель <text:line-break/><text:span text:style-name="T5">Херманни</text:span> - армейский человек <text:line-break/><text:line-break/><text:span text:style-name="T5">Эйл</text:span> - защитник человечества <text:line-break/><text:span text:style-name="T5">Элджас</text:span> - бог - мой бог <text:line-break/><text:span text:style-name="T5">Энсайо</text:span> - сначала <text:line-break/><text:span text:style-name="T5">Эркки</text:span> - правитель <text:line-break/><text:span text:style-name="T5">Эрно</text:span> - борец со смертью <text:line-break/><text:span text:style-name="T5">Эса</text:span> - бог - спасение <text:line-break/><text:line-break/><text:span text:style-name="T5">Юзеппи</text:span> - приумножающий<text:line-break/><text:span text:style-name="T5">Юкахэйнен</text:span> - большой<text:line-break/><text:span text:style-name="T5">Юко</text:span> - большой<text:line-break/><text:span text:style-name="T5">Юна</text:span> - голубь<text:line-break/><text:span text:style-name="T5">Юнас</text:span> - голубь<text:line-break/><text:span text:style-name="T5">Юни</text:span> - бог добрый<text:line-break/><text:span text:style-name="T5">Юузо</text:span> - приумножающий<text:line-break/><text:span text:style-name="T5">Юха</text:span> - бог добрый<text:line-break/><text:span text:style-name="T5">Юхана</text:span> - бог добрый<text:line-break/><text:span text:style-name="T5">Юхани</text:span> - бог добрый<text:line-break/><text:span text:style-name="T5">Юхо</text:span> - бог добрый<text:line-break/><text:line-break/><text:span text:style-name="T5">Яакко</text:span> - вытеснитель <text:line-break/><text:span text:style-name="T5">Якка</text:span> - бог добрый <text:line-break/><text:span text:style-name="T5">Ялмари</text:span> - воин шлема<text:line-break/><text:span text:style-name="T5">Яло</text:span> - добрый и благородный<text:line-break/><text:span text:style-name="T5">Яни</text:span> - бог добрый<text:line-break/><text:span text:style-name="T5">Яри</text:span> - воин шлема<text:line-break/><text:span text:style-name="T5">Яска</text:span> - вытеснитель<text:line-break/><text:span text:style-name="T5">Ясси</text:span> - бог добрый</text:p>
      <text:h text:style-name="P5" text:outline-level="1">Женские японские имена.</text:h>
      <text:p text:style-name="P1"><text:line-break/><text:span text:style-name="T5">Азуми</text:span> - безопасное место жительства <text:line-break/><text:span text:style-name="T5">Азэми</text:span> - цветок чертополоха <text:line-break/><text:span text:style-name="T5">Ай</text:span> - любовь <text:line-break/><text:span text:style-name="T5">Айяно</text:span> - цвета шелка <text:line-break/><text:span text:style-name="T5">Акеми</text:span> - яркая красота <text:line-break/><text:span text:style-name="T5">Аки</text:span> - осень, яркая <text:line-break/><text:span text:style-name="T5">Акико</text:span> - осенний ребенок или умный ребенок <text:line-break/><text:span text:style-name="T5">Акира</text:span> - яркий, ясный, рассвет <text:line-break/><text:span text:style-name="T5">Акэйн</text:span> - блестящая, красная <text:line-break/><text:span text:style-name="T5">Амэтерэзу</text:span> - яркая по небесам <text:line-break/><text:span text:style-name="T5">Амайя</text:span> - вечерний дождь <text:line-break/><text:soft-page-break/><text:span text:style-name="T5">Аои</text:span> - синяя <text:line-break/><text:span text:style-name="T5">Аризу</text:span> - благородный вид <text:line-break/><text:span text:style-name="T5">Асука</text:span> - аромат <text:line-break/><text:span text:style-name="T5">Асэми</text:span> - утренняя красота <text:line-break/><text:span text:style-name="T5">Атсуко</text:span> - трудолюбивый, теплый ребенок <text:line-break/><text:span text:style-name="T5">Ая</text:span> - красочный или сотканный шелк <text:line-break/><text:span text:style-name="T5">Аяка</text:span> - красочный цветок, ароматное лето <text:line-break/><text:span text:style-name="T5">Аяко</text:span> - академический ребенок <text:line-break/><text:span text:style-name="T5">Аям</text:span> - радужная оболочка <text:line-break/><text:line-break/><text:span text:style-name="T5">Банко</text:span> - литературный ребенок <text:line-break/><text:line-break/><text:span text:style-name="T5">Джанко</text:span> - чистый ребенок <text:line-break/><text:span text:style-name="T5">Джун</text:span> - послушная <text:line-break/><text:line-break/><text:span text:style-name="T5">Жина</text:span> - серебристая <text:line-break/><text:line-break/><text:span text:style-name="T5">Изуми</text:span> - фонтан <text:line-break/><text:span text:style-name="T5">Изэнэми</text:span> - женщина, которая приглашает <text:line-break/><text:span text:style-name="T5">Иоко</text:span> - океанский ребенок, уверенный ребенок <text:line-break/><text:span text:style-name="T5">Иоши</text:span> - ароматная ветвь, хороший залив <text:line-break/><text:span text:style-name="T5">Иошико</text:span> - ароматный, хороший, благородный ребенок <text:line-break/><text:span text:style-name="T5">Иошши</text:span> - хорошая <text:line-break/><text:line-break/><text:span text:style-name="T5">Кам</text:span> - черепаха (символ длинной жизни) <text:line-break/><text:span text:style-name="T5">Каяо</text:span> - красивое поколение, поколение увеличения <text:line-break/><text:span text:style-name="T5">Кеико</text:span> - счастливый, почтительный ребенок <text:line-break/><text:span text:style-name="T5">Кей</text:span> - почтительная <text:line-break/><text:span text:style-name="T5">Кику</text:span> - хризантема <text:line-break/><text:span text:style-name="T5">Кими</text:span> - сокращение для имен, начинающихся с "Кими"<text:line-break/><text:span text:style-name="T5">Кимико</text:span> - красивый ребенок истории, дорогой ребенок, правящий ребенок <text:line-break/><text:span text:style-name="T5">Кин</text:span> - золотая <text:line-break/><text:span text:style-name="T5">Киоко</text:span> - ребенок столицы <text:line-break/><text:span text:style-name="T5">Котоун</text:span> - звук арфы <text:line-break/><text:span text:style-name="T5">Кохэку</text:span> - янтарная <text:line-break/><text:span text:style-name="T5">Кумико</text:span> - красивый, долговечный ребенок <text:line-break/><text:span text:style-name="T5">Кэед</text:span> - клен <text:line-break/><text:span text:style-name="T5">Кэзу</text:span> - ветвь, благословенная, гармоничная <text:line-break/><text:span text:style-name="T5">Кэзуко</text:span> - гармоничный ребенок <text:line-break/><text:span text:style-name="T5">Кэзуми</text:span> - гармоничная красота <text:line-break/><text:span text:style-name="T5">Кэмеио</text:span> - черепаха (символ длинной жизни) <text:line-break/><text:span text:style-name="T5">Кэмеко</text:span> - черепаха (символ длинной жизни) <text:line-break/><text:span text:style-name="T5">Кэори</text:span> - аромат <text:line-break/><text:span text:style-name="T5">Кэору</text:span> - аромат <text:line-break/><text:span text:style-name="T5">Кэтсуми</text:span> - победная красота <text:line-break/><text:line-break/><text:soft-page-break/><text:span text:style-name="T5">Мари</text:span> - любимая <text:line-break/><text:span text:style-name="T5">Мегуми</text:span> - благословенная <text:line-break/><text:span text:style-name="T5">Мива</text:span> - красивая гармония, три кольца <text:line-break/><text:span text:style-name="T5">Мидори</text:span> - зеленая <text:line-break/><text:span text:style-name="T5">Мизуки</text:span> - красивая луна <text:line-break/><text:span text:style-name="T5">Мизэки</text:span> - цветок красоты <text:line-break/><text:span text:style-name="T5">Мииоко</text:span> - красивый ребенок поколения, третий ребенок поколения <text:line-break/><text:span text:style-name="T5">Мика</text:span> - первый звук<text:line-break/><text:span text:style-name="T5">Мики</text:span> - красивое дерево, три дерева <text:line-break/><text:span text:style-name="T5">Мико</text:span> - красивый ребенок благословения <text:line-break/><text:span text:style-name="T5">Минори</text:span> - красивая гавань, деревня красивых областей <text:line-break/><text:span text:style-name="T5">Минэко</text:span> - красивый ребенок <text:line-break/><text:span text:style-name="T5">Митсуко</text:span> - полный ребенок (благословений), яркий ребенок <text:line-break/><text:span text:style-name="T5">Михо</text:span> - красивый залив <text:line-break/><text:span text:style-name="T5">Мичи</text:span> - тропа <text:line-break/><text:span text:style-name="T5">Мичико</text:span> - ребенок на правильном пути, тысяча красот ребенка <text:line-break/><text:span text:style-name="T5">Миюки</text:span> - красивое счастье <text:line-break/><text:span text:style-name="T5">Мияко</text:span> - красивый ребенок в марте <text:line-break/><text:span text:style-name="T5">Моммо</text:span> - персик <text:line-break/><text:span text:style-name="T5">Момо</text:span> - сотня благословений, сотня рек <text:line-break/><text:span text:style-name="T5">Момоко</text:span> - ребенок персика <text:line-break/><text:span text:style-name="T5">Морико</text:span> - лесной ребенок <text:line-break/><text:span text:style-name="T5">Мэдока</text:span> - спокойная <text:line-break/><text:span text:style-name="T5">Мэзуми</text:span> - увеличеная красоты, истинная чистота <text:line-break/><text:span text:style-name="T5">Мэзэко</text:span> - исправьте, управляйте ребенком<text:line-break/><text:span text:style-name="T5">Мэзэми</text:span> - правильная, изящная красота <text:line-break/><text:span text:style-name="T5">Мэй</text:span> - танец <text:line-break/><text:span text:style-name="T5">Мэйко</text:span> - танец ребенка <text:line-break/><text:span text:style-name="T5">Мэйуми</text:span> - истинный поклон, истинная поглощенная красота <text:line-break/><text:span text:style-name="T5">Мэки</text:span> - истинный отчет, дерево <text:line-break/><text:span text:style-name="T5">Мэна</text:span> - истинная <text:line-break/><text:span text:style-name="T5">Мэнэми</text:span> - красота любви <text:line-break/><text:span text:style-name="T5">Мэрико</text:span> - истинная причина ребенок <text:line-break/><text:span text:style-name="T5">Мэса</text:span> - сокращение для имен, начинающихся с "Мэса"<text:line-break/><text:line-break/><text:span text:style-name="T5">Нана</text:span> - семь <text:line-break/><text:span text:style-name="T5">Наоки</text:span> - честное дерево <text:line-break/><text:span text:style-name="T5">Наоми</text:span> - прежде всего красота <text:line-break/><text:span text:style-name="T5">Нобуко</text:span> - преданный ребенок <text:line-break/><text:span text:style-name="T5">Нори</text:span> - сокращение для имен, начинающихся с "Нори"<text:line-break/><text:span text:style-name="T5">Норико</text:span> - ребенок принципов <text:line-break/><text:span text:style-name="T5">Нэо</text:span> - честная <text:line-break/><text:span text:style-name="T5">Нэоко</text:span> - честный ребенок <text:line-break/><text:span text:style-name="T5">Нэтсуко</text:span> - летний ребенок <text:line-break/><text:span text:style-name="T5">Нэтсуми</text:span> - летняя красота <text:line-break/><text:line-break/><text:soft-page-break/><text:span text:style-name="T5">Ран</text:span> - орхидея <text:line-break/><text:span text:style-name="T5">Реико</text:span> - красивый, учтивый ребенок <text:line-break/><text:span text:style-name="T5">Рей</text:span> - вежливая <text:line-break/><text:span text:style-name="T5">Рен</text:span> - кувшинка <text:line-break/><text:span text:style-name="T5">Рика</text:span> - оцененный аромат <text:line-break/><text:span text:style-name="T5">Рико</text:span> - ребенок жасмина <text:line-break/><text:span text:style-name="T5">Риоко</text:span> - хороший ребенок <text:line-break/><text:line-break/><text:span text:style-name="T5">Сакэ</text:span> - мыс <text:line-break/><text:span text:style-name="T5">Сетсуко</text:span> - умеренный ребенок <text:line-break/><text:span text:style-name="T5">Сора</text:span> - небо <text:line-break/><text:span text:style-name="T5">Сузу</text:span> - звонок <text:line-break/><text:span text:style-name="T5">Сузуму</text:span> - прогрессирующая <text:line-break/><text:span text:style-name="T5">Сузьюм</text:span> - воробей <text:line-break/><text:span text:style-name="T5">Сумико</text:span> - ясный, думающий ребенок, чистый ребенок <text:line-break/><text:span text:style-name="T5">Сэйери</text:span> - небольшая лилия <text:line-break/><text:span text:style-name="T5">Сэкера</text:span> - вишневый расцвет <text:line-break/><text:span text:style-name="T5">Сэкико</text:span> - цветущий ребенок, более ранний ребенок <text:line-break/><text:span text:style-name="T5">Сэнго</text:span> - коралл <text:line-break/><text:span text:style-name="T5">Сэчико</text:span> - счастливый ребенок <text:line-break/><text:line-break/><text:span text:style-name="T5">Теруко</text:span> - яркий ребенок <text:line-break/><text:span text:style-name="T5">Томико</text:span> - хранивший красоту ребенок<text:line-break/><text:span text:style-name="T5">Томоко</text:span> - дружественный, мудрый ребенок <text:line-break/><text:span text:style-name="T5">Тоши</text:span> - аварийная <text:line-break/><text:span text:style-name="T5">Тошико</text:span> - ребенок многих лет, бесценный ребенок <text:line-break/><text:span text:style-name="T5">Тсукико</text:span> - лунный ребенок <text:line-break/><text:span text:style-name="T5">Тэкэко</text:span> - высокий, благородный ребенок <text:line-break/><text:span text:style-name="T5">Тэкэра</text:span> - сокровище <text:line-break/><text:span text:style-name="T5">Тэмико</text:span> - ребенок изобилия <text:line-break/><text:line-break/><text:span text:style-name="T5">Узэджи</text:span> - кролик <text:line-break/><text:span text:style-name="T5">Умеко</text:span> - ребенок расцвета сливы <text:line-break/><text:span text:style-name="T5">Уме-эльв</text:span> - расцвет сливы <text:line-break/><text:line-break/><text:span text:style-name="T5">Фуджи</text:span> - глициния <text:line-break/><text:span text:style-name="T5">Фумико</text:span> - ребенок, хранивший красоты <text:line-break/><text:line-break/><text:span text:style-name="T5">Хана</text:span> - фаворит или цветок<text:line-break/><text:span text:style-name="T5">Хидеко</text:span> - роскошный ребенок <text:line-break/><text:span text:style-name="T5">Хизэко</text:span> - долговечный ребенок <text:line-break/><text:span text:style-name="T5">Хикэри</text:span> - свет или сияющая <text:line-break/><text:span text:style-name="T5">Хикэру</text:span> - свет или яркая <text:line-break/><text:span text:style-name="T5">Хиро</text:span> - широко распространенная <text:line-break/><text:span text:style-name="T5">Хироко</text:span> - щедрый ребенок <text:line-break/><text:span text:style-name="T5">Хироми</text:span> - широко распространенная красота <text:line-break/><text:soft-page-break/><text:span text:style-name="T5">Хитоми</text:span> - имя обычно дают девочкам с особенно красивыми глазами <text:line-break/><text:span text:style-name="T5">Хотэру</text:span> - светлячок, ошибка молнии <text:line-break/><text:span text:style-name="T5">Хоши</text:span> - звезда <text:line-break/><text:span text:style-name="T5">Хэнэко</text:span> - лоботряс <text:line-break/><text:span text:style-name="T5">Хэрука</text:span> - далеко <text:line-break/><text:span text:style-name="T5">Хэруки</text:span> - дерево весенней поры <text:line-break/><text:span text:style-name="T5">Хэруко</text:span> - ребенок весенней поры <text:line-break/><text:span text:style-name="T5">Хэруми</text:span> - красота весенней поры <text:line-break/><text:line-break/><text:span text:style-name="T5">Чи</text:span> - мудрость, тысяча благословений <text:line-break/><text:span text:style-name="T5">Чиио</text:span> - тысяча поколений <text:line-break/><text:span text:style-name="T5">Чииоко</text:span> - ребенок тысячи поколений <text:line-break/><text:span text:style-name="T5">Чика</text:span> - мудрость <text:line-break/><text:span text:style-name="T5">Чико</text:span> - мудрый ребенок, тысяча благословений ребенка<text:line-break/><text:span text:style-name="T5">Чикэко</text:span> - ребенок мудрости <text:line-break/><text:span text:style-name="T5">Чинэтсу</text:span> - тысяча лет <text:line-break/><text:span text:style-name="T5">Чихэру</text:span> - одна тысяча весен <text:line-break/><text:span text:style-name="T5">Чиэса</text:span> - утро, повторенное тысячу раз <text:line-break/><text:span text:style-name="T5">Чо</text:span> - бабочка <text:line-break/><text:line-break/><text:span text:style-name="T5">Шайори</text:span> - закладка, гид <text:line-break/><text:span text:style-name="T5">Шиг</text:span> - сокращение для имен, начинающихся с "Шидж"<text:line-break/><text:span text:style-name="T5">Шиджеко</text:span> - обильный ребенок <text:line-break/><text:span text:style-name="T5">Шизука</text:span> - тихая <text:line-break/><text:span text:style-name="T5">Шизуко</text:span> - успокойте ребенка <text:line-break/><text:span text:style-name="T5">Шика</text:span> - нежный олень <text:line-break/><text:span text:style-name="T5">Шинджу</text:span> - жемчужина <text:line-break/><text:line-break/><text:span text:style-name="T5">Эико</text:span> - долговечный ребенок, роскошный ребенок <text:line-break/><text:span text:style-name="T5">Эйка</text:span> - песня любви <text:line-break/><text:span text:style-name="T5">Эйко</text:span> - любимый ребенок, ребенок любви <text:line-break/><text:span text:style-name="T5">Эйми</text:span> - красота любви <text:line-break/><text:span text:style-name="T5">Эйуми</text:span> - прогулка <text:line-break/><text:span text:style-name="T5">Эми</text:span> - улыбка <text:line-break/><text:span text:style-name="T5">Эмико</text:span> - улыбающийся ребенок <text:line-break/><text:span text:style-name="T5">Эри</text:span> - счастливый приз <text:line-break/><text:span text:style-name="T5">Этсуко</text:span> - радостный ребенок <text:line-break/><text:line-break/><text:span text:style-name="T5">Юка</text:span> - ароматный, дружественный расцвет <text:line-break/><text:span text:style-name="T5">Юки</text:span> - счастье, снег <text:line-break/><text:span text:style-name="T5">Юкико</text:span> - ребенок снега или счастливый ребенок <text:line-break/><text:span text:style-name="T5">Юко</text:span> - полезный, превосходящий ребенок <text:line-break/><text:span text:style-name="T5">Юми</text:span> - поклон, полезная красота <text:line-break/><text:span text:style-name="T5">Юмико</text:span> - красивый, полезный ребенок <text:line-break/><text:span text:style-name="T5">Юри</text:span> - лилия <text:line-break/><text:span text:style-name="T5">Юрико</text:span> - ребенок лилии, дорогой ребенок<text:line-break/><text:soft-page-break/><text:line-break/><text:span text:style-name="T5">Яиои</text:span> - весна <text:line-break/><text:span text:style-name="T5">Ясу</text:span> - спокойная <text:line-break/><text:span text:style-name="T5">Ясуко</text:span> - честный ребенок, мирный ребенок</text:p>
      <text:h text:style-name="P5" text:outline-level="1">Мужские японские имена.</text:h>
      <text:p text:style-name="P1"><text:line-break/><text:span text:style-name="T5">Акайо</text:span> - умный человек <text:line-break/><text:span text:style-name="T5">Аки</text:span> - осень, яркий <text:line-break/><text:span text:style-name="T5">Акио</text:span> - красавец, красавчик <text:line-break/><text:span text:style-name="T5">Акира</text:span> - яркий, ясный, рассвет <text:line-break/><text:span text:style-name="T5">Акихико</text:span> - яркий принц <text:line-break/><text:span text:style-name="T5">Акихиро</text:span> - умный, ученый, яркий <text:line-break/><text:span text:style-name="T5">Арэта</text:span> - новый <text:line-break/><text:span text:style-name="T5">Атсуши</text:span> - сердечный, трудолюбивый <text:line-break/><text:line-break/><text:span text:style-name="T5">Горо</text:span> - пятый сын <text:line-break/><text:line-break/><text:span text:style-name="T5">Джеро</text:span> - десятый сын <text:line-break/><text:span text:style-name="T5">Джиро</text:span> - второй сын <text:line-break/><text:span text:style-name="T5">Джун</text:span> - послушный <text:line-break/><text:span text:style-name="T5">Джуничи</text:span> - повинующийся, чистота, сначала <text:line-break/><text:span text:style-name="T5">Дэйки</text:span> - из большой ценности <text:line-break/><text:span text:style-name="T5">Дэйсьюк</text:span> - великий помощник <text:line-break/><text:span text:style-name="T5">Дэйчи</text:span> - великий первый сын или большая земля <text:line-break/><text:line-break/><text:span text:style-name="T5">Изаму</text:span> - храбрый, воин <text:line-break/><text:span text:style-name="T5">Изао</text:span> - честь, заслуга <text:line-break/><text:span text:style-name="T5">Изэнэджи</text:span> - мужчина, который приглашает <text:line-break/><text:span text:style-name="T5">Иоичи</text:span> - мужской, первый (сын) <text:line-break/><text:span text:style-name="T5">Иори</text:span> - зависимость <text:line-break/><text:span text:style-name="T5">Иошайо</text:span> - хороший человек <text:line-break/><text:span text:style-name="T5">Иоши</text:span> - хороший <text:line-break/><text:span text:style-name="T5">Иошикэзу</text:span> - хороший и гармоничный, справедливый, первый (сын)<text:line-break/><text:span text:style-name="T5">Иошинори</text:span> - благородное достоинство, справедливый принципы <text:line-break/><text:span text:style-name="T5">Иоширо</text:span> - хороший сын <text:line-break/><text:span text:style-name="T5">Иошито</text:span> - хороший, удачливый человек <text:line-break/><text:span text:style-name="T5">Иошихиро</text:span> - широко распространенное совершенство <text:line-break/><text:span text:style-name="T5">Иошиэки</text:span> - справедливая слава, яркая удача <text:line-break/><text:span text:style-name="T5">Иошиюки</text:span> - справедливое счастье <text:line-break/><text:span text:style-name="T5">Иуоо</text:span> - каменный человек <text:line-break/><text:span text:style-name="T5">Ичиро</text:span> - первый сын <text:line-break/><text:line-break/><text:span text:style-name="T5">Кайоши</text:span> - тихий <text:line-break/><text:span text:style-name="T5">Кеиджи</text:span> - почтительный, второй (сын) <text:line-break/><text:soft-page-break/><text:span text:style-name="T5">Кеиичи</text:span> - почтительный, первый (сын) <text:line-break/><text:span text:style-name="T5">Кен</text:span> - здоровый и сильный <text:line-break/><text:span text:style-name="T5">Кенджи</text:span> - интеллектуальный правитель <text:line-break/><text:span text:style-name="T5">Кеничи</text:span> - первый строитель, губернатор<text:line-break/><text:span text:style-name="T5">Кента</text:span> - здоровый, крепкий <text:line-break/><text:span text:style-name="T5">Кеншин</text:span> - скромная правда <text:line-break/><text:span text:style-name="T5">Керо</text:span> - девятый сын <text:line-break/><text:span text:style-name="T5">Кииоши</text:span> - чистый, святой <text:line-break/><text:span text:style-name="T5">Кио</text:span> - одобрений, имбирь, или больший <text:line-break/><text:span text:style-name="T5">Кичиро</text:span> - удачливый сын <text:line-break/><text:span text:style-name="T5">Коджи</text:span> - сыновний правитель, счастливый, второй (сын) <text:line-break/><text:span text:style-name="T5">Коичи</text:span> - яркий, широко распространенный, первый (сын) <text:line-break/><text:span text:style-name="T5">Кохэку</text:span> - янтарный <text:line-break/><text:span text:style-name="T5">Кунайо</text:span> - соотечественник <text:line-break/><text:span text:style-name="T5">Кэзуки</text:span> - начало нового поколения, приятного мира, или сияния <text:line-break/><text:span text:style-name="T5">Кэзуо</text:span> - гармоничный человек <text:line-break/><text:span text:style-name="T5">Кэзухико</text:span> - первый, гармоничный принц <text:line-break/><text:span text:style-name="T5">Кэзухиро</text:span> - гармония, широко распространенный <text:line-break/><text:span text:style-name="T5">Кэйташи</text:span> - твердость <text:line-break/><text:span text:style-name="T5">Кэтсеро</text:span> - победный сын <text:line-break/><text:span text:style-name="T5">Кэтсу</text:span> - победа <text:line-break/><text:span text:style-name="T5">Кэтсуо</text:span> - победный ребенок <text:line-break/><text:line-break/><text:span text:style-name="T5">Макото</text:span> - истинный <text:line-break/><text:span text:style-name="T5">Масаши</text:span> - правильный, роскошный официальный <text:line-break/><text:span text:style-name="T5">Микайо</text:span> - человек ствола дерева <text:line-break/><text:span text:style-name="T5">Минори</text:span> - красивая гавань, деревня красивых людей <text:line-break/><text:span text:style-name="T5">Минору</text:span> - плодотворный <text:line-break/><text:span text:style-name="T5">Митсеру</text:span> - полный, рост <text:line-break/><text:span text:style-name="T5">Митсуо</text:span> - яркий человек, третий мужчина (сын) <text:line-break/><text:span text:style-name="T5">Мичайо</text:span> - человек на (правильном) пути <text:line-break/><text:span text:style-name="T5">Мичи</text:span> - тропа <text:line-break/><text:span text:style-name="T5">Мэдока</text:span> - спокойный <text:line-break/><text:span text:style-name="T5">Мэзуио</text:span> - увеличивающий мир <text:line-break/><text:span text:style-name="T5">Мэзэки</text:span> - правильный отчет, изящное дерево <text:line-break/><text:span text:style-name="T5">Мэзэнори</text:span> - правильный принципы, преуспевающее правительство <text:line-break/><text:span text:style-name="T5">Мэзэо</text:span> - исправьте человека <text:line-break/><text:span text:style-name="T5">Мэзэру</text:span> - интеллектуальный, победный <text:line-break/><text:span text:style-name="T5">Мэзэто</text:span> - правильный, изящный человек <text:line-break/><text:span text:style-name="T5">Мэзэхико</text:span> - исправьте принца <text:line-break/><text:span text:style-name="T5">Мэзэхиро</text:span> - управляйте широко <text:line-break/><text:span text:style-name="T5">Мэзээки</text:span> - правильная яркость <text:line-break/><text:span text:style-name="T5">Мэмору</text:span> - защитите <text:line-break/><text:span text:style-name="T5">Мэнэбу</text:span> - прилежный <text:line-break/><text:span text:style-name="T5">Мэса</text:span> - сокращение для имен, начинающихся с "Мэса"<text:line-break/><text:span text:style-name="T5">Мэсэйоши</text:span> - управляющий справедливо, яркое совершенство <text:line-break/><text:soft-page-break/><text:span text:style-name="T5">Мэсэйуки</text:span> - правильное счастье <text:line-break/><text:line-break/><text:span text:style-name="T5">Наоки</text:span> - честное дерево <text:line-break/><text:span text:style-name="T5">Нобору</text:span> - поднимитесь, подъем, добродетельный <text:line-break/><text:span text:style-name="T5">Нобу</text:span> - вера <text:line-break/><text:span text:style-name="T5">Нобуо</text:span> - преданный человек <text:line-break/><text:span text:style-name="T5">Нобуюки</text:span> - преданное счастье <text:line-break/><text:span text:style-name="T5">Норайо</text:span> - человек принципов <text:line-break/><text:span text:style-name="T5">Нори</text:span> - сокращение для имен, начинающихся с "Нори"<text:line-break/><text:span text:style-name="T5">Нэо</text:span> - честный <text:line-break/><text:line-break/><text:span text:style-name="T5">Озэму</text:span> - правитель <text:line-break/><text:line-break/><text:span text:style-name="T5">Рио</text:span> - превосходный <text:line-break/><text:span text:style-name="T5">Риота</text:span> - крепкий, сильный <text:line-break/><text:span text:style-name="T5">Рокеро</text:span> - шестой сын <text:line-break/><text:span text:style-name="T5">Рэйден</text:span> - гром и молния <text:line-break/><text:span text:style-name="T5">Рюу</text:span> - дракон <text:line-break/><text:line-break/><text:span text:style-name="T5">Сеиджи</text:span> - предупреждение, второй (сын) <text:line-break/><text:span text:style-name="T5">Сеиичи</text:span> - предупреждение, чистый, первый (сын) <text:line-break/><text:span text:style-name="T5">Сузуму</text:span> - прогрессирующий<text:line-break/><text:span text:style-name="T5">Сэберо</text:span> - третий сын <text:line-break/><text:span text:style-name="T5">Сэдэо</text:span> - решающий человек<text:line-break/><text:span text:style-name="T5">Сэтору</text:span> - просвещенный <text:line-break/><text:span text:style-name="T5">Сэтоши</text:span> - ясное размышляющий, сообразительный, мудрый <text:line-break/><text:line-break/><text:span text:style-name="T5">Такаши</text:span> - сыновний чиновник, достойный похвалы <text:line-break/><text:span text:style-name="T5">Такаюки</text:span> - сыновнее счастье, благородный <text:line-break/><text:span text:style-name="T5">Таро</text:span> - великому сыну (это имя дают только первому сыну)<text:line-break/><text:span text:style-name="T5">Теруо</text:span> - яркий человек <text:line-break/><text:span text:style-name="T5">Тетсуо</text:span> - ясный (думающий) человек, железный человек <text:line-break/><text:span text:style-name="T5">Тетсуя</text:span> - железо, которым становятся, ясный вечер <text:line-break/><text:span text:style-name="T5">Томайо</text:span> - хранивший человек <text:line-break/><text:span text:style-name="T5">Тору</text:span> - проникновений, странник <text:line-break/><text:span text:style-name="T5">Тошайо</text:span> - человек тревоги, гений<text:line-break/><text:span text:style-name="T5">Тоши</text:span> - аварийный <text:line-break/><text:span text:style-name="T5">Тошиэки</text:span> - аварийный и яркий, зрелая яркость <text:line-break/><text:span text:style-name="T5">Тошиюки</text:span> - аварийный и счастливый <text:line-break/><text:span text:style-name="T5">Тсуиоши</text:span> - сильный <text:line-break/><text:span text:style-name="T5">Тсунео</text:span> - общий человек <text:line-break/><text:span text:style-name="T5">Тсутому</text:span> - рабочий <text:line-break/><text:span text:style-name="T5">Тэдэо</text:span> - лояльный человек <text:line-break/><text:span text:style-name="T5">Тэдэши</text:span> - правильный, лояльный, справедливый <text:line-break/><text:span text:style-name="T5">Тэкео</text:span> - воин <text:line-break/><text:span text:style-name="T5">Тэкехико</text:span> - принц солдата <text:line-break/><text:soft-page-break/><text:span text:style-name="T5">Тэкеши</text:span> - жестокий, воин <text:line-break/><text:span text:style-name="T5">Тэкуми</text:span> - ремесленник <text:line-break/><text:span text:style-name="T5">Тэкэо</text:span> - высокий, благородный человек <text:line-break/><text:span text:style-name="T5">Тэкэхиро</text:span> - широко распространенное благородство <text:line-break/><text:span text:style-name="T5">Тэмотсу</text:span> - полный, защищающий <text:line-break/><text:span text:style-name="T5">Тэтсуо</text:span> - человек дракона <text:line-break/><text:span text:style-name="T5">Тэтсуя</text:span> - дракон, которым становятся (и обладают его мудростью и долговечностью) <text:line-break/><text:line-break/><text:span text:style-name="T5">Фумайо</text:span> - литературный, академический ребенок <text:line-break/><text:line-break/><text:span text:style-name="T5">Хидеки</text:span> - роскошная возможность <text:line-break/><text:span text:style-name="T5">Хидео</text:span> - роскошный человек <text:line-break/><text:span text:style-name="T5">Хидики</text:span> - яркое превосходство, роскошная яркость <text:line-break/><text:span text:style-name="T5">Хизока</text:span> - сохраненный <text:line-break/><text:span text:style-name="T5">Хизэо</text:span> - долговечный человек <text:line-break/><text:span text:style-name="T5">Хизэши</text:span> - долговечный <text:line-break/><text:span text:style-name="T5">Хикэру</text:span> - свет или сияющий <text:line-break/><text:span text:style-name="T5">Хиро</text:span> - широкий, широко распространенный <text:line-break/><text:span text:style-name="T5">Хироаки</text:span> - широко распространенная яркость <text:line-break/><text:span text:style-name="T5">Хиройуки</text:span> - широко распространенное счастье <text:line-break/><text:span text:style-name="T5">Хироки</text:span> - богатая радость, сила <text:line-break/><text:span text:style-name="T5">Хироми</text:span> - широкое наблюдение, широко распространенная красота <text:line-break/><text:span text:style-name="T5">Хироши</text:span> - в изобилии, широко распространенный <text:line-break/><text:span text:style-name="T5">Хитоши</text:span> - уравновешенный, уровень <text:line-break/><text:span text:style-name="T5">Хотэка</text:span> - шаг за шагом <text:line-break/><text:span text:style-name="T5">Хэджайм</text:span> - начало <text:line-break/><text:span text:style-name="T5">Хэруо</text:span> - человек весенней поры <text:line-break/><text:span text:style-name="T5">Хэчиро</text:span> - восьмой сын <text:line-break/><text:line-break/><text:span text:style-name="T5">Шиг</text:span> - сокращение для имен, начинающихся с "Шидж"<text:line-break/><text:span text:style-name="T5">Шиджеру</text:span> - превосходный, обильный <text:line-break/><text:span text:style-name="T5">Шиджо</text:span> - обильный человек <text:line-break/><text:span text:style-name="T5">Шин</text:span> - истинный <text:line-break/><text:span text:style-name="T5">Шинджи</text:span> - преданный, второй (сын) <text:line-break/><text:span text:style-name="T5">Шиничи</text:span> - преданный, первый (сын) <text:line-break/><text:span text:style-name="T5">Широ</text:span> - четвертый сын <text:line-break/><text:span text:style-name="T5">Шичиро</text:span> - седьмой сын <text:line-break/><text:span text:style-name="T5">Шоджи</text:span> - исправляющий, сияющий, второй (сын) <text:line-break/><text:span text:style-name="T5">Шоичи</text:span> - правильный, преуспевающий, первый (сын) <text:line-break/><text:span text:style-name="T5">Шуджи</text:span> - превосходный, второй (сын) <text:line-break/><text:span text:style-name="T5">Шуичи</text:span> - превосходный, управляющий, первый (сын) <text:line-break/><text:line-break/><text:span text:style-name="T5">Эиджи</text:span> - превосходный второй сын, роскошный правитель <text:line-break/><text:line-break/><text:span text:style-name="T5">Юичи</text:span> - храбрый, дружественный, первый (сын) <text:line-break/><text:soft-page-break/><text:span text:style-name="T5">Юкайо</text:span> - счастливый человек <text:line-break/><text:span text:style-name="T5">Юки</text:span> - счастье, снег <text:line-break/><text:span text:style-name="T5">Ютака</text:span> - в изобилии, преуспевающий <text:line-break/><text:span text:style-name="T5">Юу</text:span> - превосходящий <text:line-break/><text:span text:style-name="T5">Юудэй</text:span> - великий герой<text:line-break/><text:span text:style-name="T5">Ючи</text:span> - храбрый, второй, сын <text:line-break/><text:line-break/><text:span text:style-name="T5">Ясуо</text:span> - честный, мирный человек <text:line-break/><text:span text:style-name="T5">Ясухиро</text:span> - богатая честность, широко распространенный мир <text:line-break/><text:span text:style-name="T5">Ясуши</text:span> - честный и мирный</text:p>
      <text:h text:style-name="P5" text:outline-level="1">Женские монгольские имена.</text:h>
      <text:p text:style-name="P1"><text:line-break/><text:span text:style-name="T5">Алтантуяа</text:span> - золотой луч<text:line-break/><text:span text:style-name="T5">Алимцэцэг</text:span> - яблоневый цветок<text:line-break/><text:span text:style-name="T5">Амарцэцэг</text:span> - спокойный цветок <text:line-break/><text:span text:style-name="T5">Ариунтуяа</text:span> - священный луч<text:line-break/><text:span text:style-name="T5">Ариунцэцэг</text:span> - священный цветок<text:line-break/><text:line-break/><text:span text:style-name="T5">Бадамцэцэг</text:span> - цветок лотоса<text:line-break/><text:span text:style-name="T5">Бадралцэцэг</text:span> - цветок-вдохновение<text:line-break/><text:span text:style-name="T5">Батцэцэг</text:span> - крепкий цветок<text:line-break/><text:span text:style-name="T5">Баярцэцэг</text:span> - радостный цветок<text:line-break/><text:span text:style-name="T5">Баянцэцэг</text:span> - богатый цветок. <text:line-break/><text:span text:style-name="T5">Байгалцэцэг</text:span> - природный цветок<text:line-break/><text:span text:style-name="T5">Болорцэцэг</text:span> - хрустальный цветок<text:line-break/><text:span text:style-name="T5">Буяннавч</text:span> - лист-благодетель<text:line-break/><text:span text:style-name="T5">Бям-бацэцэг</text:span> - цветок субботы<text:line-break/><text:line-break/><text:span text:style-name="T5">Гоёцэцэг</text:span> - красивый цветок<text:line-break/><text:span text:style-name="T5">Гэрэлцэцэг</text:span> - светлый цветок<text:line-break/><text:line-break/><text:span text:style-name="T5">Даваацэцэг</text:span> - цветок понедельника <text:line-break/><text:span text:style-name="T5">Дэлбээ</text:span> - лепесток<text:line-break/><text:line-break/><text:span text:style-name="T5">Жаргал</text:span> - счастье<text:line-break/><text:line-break/><text:span text:style-name="T5">Замбага</text:span> - магнолия<text:line-break/><text:line-break/><text:span text:style-name="T5">Мунгуннавч</text:span> - серебристый лист<text:line-break/><text:span text:style-name="T5">Мунхнавч</text:span> - вечный лист<text:line-break/><text:span text:style-name="T5">Мунхцэцэг</text:span> - вечный цветок<text:line-break/><text:line-break/><text:span text:style-name="T5">Навч</text:span> - лист <text:line-break/><text:span text:style-name="T5">Навчаа</text:span> - лист <text:line-break/><text:soft-page-break/><text:span text:style-name="T5">Навчин</text:span> - лист<text:line-break/><text:span text:style-name="T5">Навчцэцэг</text:span> - лист цветка<text:line-break/><text:span text:style-name="T5">Нарантуяа</text:span> - солнечный луч<text:line-break/><text:span text:style-name="T5">Наранцэцэг</text:span> - солнечный цветок<text:line-break/><text:line-break/><text:span text:style-name="T5">Одонцэцэг</text:span> - звездный цветок<text:line-break/><text:span text:style-name="T5">Оргилцэцэг</text:span> - цветок вершины, высокогорный<text:line-break/><text:span text:style-name="T5">Оюун</text:span> - интеллект, ум, разум<text:line-break/><text:span text:style-name="T5">Оюуннавч</text:span> - бирюзовый лист<text:line-break/><text:line-break/><text:span text:style-name="T5">Сайханцэцэг</text:span> - красивый цветок<text:line-break/><text:span text:style-name="T5">Сарнай</text:span> - роза<text:line-break/><text:span text:style-name="T5">Солонго</text:span> - радуга<text:line-break/><text:span text:style-name="T5">Сувдаа</text:span> - жемчужина<text:line-break/><text:span text:style-name="T5">Сувданцэцэг</text:span> - жемчужный цветок<text:line-break/><text:span text:style-name="T5">Сугар</text:span> - Венера<text:line-break/><text:span text:style-name="T5">Сэргэлэн</text:span> - веселая<text:line-break/><text:line-break/><text:span text:style-name="T5">Тумэнцэцэг</text:span> - десять тысяч цветов<text:line-break/><text:span text:style-name="T5">Туяацэцэг</text:span> - лучистый цветок<text:line-break/><text:line-break/><text:span text:style-name="T5">Улаанцэцэг</text:span> - красный цветок<text:line-break/><text:span text:style-name="T5">Унурцэцэг</text:span> - богатый цветок<text:line-break/><text:span text:style-name="T5">Уранцэцэг</text:span> - искусный цветок<text:line-break/><text:span text:style-name="T5">Ургамал</text:span> - растение<text:line-break/><text:span text:style-name="T5">Ууганцэцэг</text:span> - первый цветок<text:line-break/><text:line-break/><text:span text:style-name="T5">Хонгорзул</text:span> - тюльпан<text:line-break/><text:span text:style-name="T5">Хуранцэцэг</text:span> - дождевой цветок<text:line-break/><text:line-break/><text:span text:style-name="T5">Цагаанцэцэг</text:span> - белый цветок<text:line-break/><text:span text:style-name="T5">Цогтгэрэл</text:span> - свет пламени<text:line-break/><text:span text:style-name="T5">Цэлмэг</text:span> - чистая, ясная<text:line-break/><text:span text:style-name="T5">Цэрэн</text:span> - долгоживущая<text:line-break/><text:span text:style-name="T5">Цэнгэлмаа</text:span> - веселье, развлечение<text:line-break/><text:span text:style-name="T5">Цэцэг</text:span> - цветок<text:line-break/><text:span text:style-name="T5">Цэцэгжаргал</text:span> - цветок счастья<text:line-break/><text:line-break/><text:span text:style-name="T5">Чимэг</text:span> - украшение<text:line-break/><text:line-break/><text:span text:style-name="T5">Шурэнцэцэг</text:span> - коралловый цветок<text:line-break/><text:span text:style-name="T5">Энхтувшин</text:span> - спокойствие, миролюбие<text:line-break/><text:span text:style-name="T5">Энхцэцэг</text:span> - мирный цветок<text:line-break/><text:span text:style-name="T5">Эрдэнэ</text:span> - драгоценность<text:line-break/><text:span text:style-name="T5">Эрдэнэцэцэг</text:span> - драгоценный цветок<text:line-break/><text:soft-page-break/><text:line-break/><text:span text:style-name="T5">Ягаанцэцэг</text:span> - розовый цветок</text:p>
      <text:h text:style-name="P5" text:outline-level="1">Мужские монгольские имена.</text:h>
      <text:p text:style-name="P1"><text:span text:style-name="T5">Алтанхуяг</text:span> - золотая кольчуга<text:line-break/><text:span text:style-name="T5">Алтангэрэл</text:span> - золотой свет<text:line-break/><text:span text:style-name="T5">Арвай</text:span> - ячмень<text:line-break/><text:line-break/><text:span text:style-name="T5">Багабанди</text:span> - маленький послушник<text:line-break/><text:span text:style-name="T5">Бадма</text:span> - лотос<text:line-break/><text:span text:style-name="T5">Батар</text:span> - богатырь<text:line-break/><text:span text:style-name="T5">Баатаржаргал</text:span> - богатырское счастье<text:line-break/><text:span text:style-name="T5">Баатачулуун</text:span> - богатырский камень<text:line-break/><text:span text:style-name="T5">Басан</text:span> - пятница, Венера<text:line-break/><text:span text:style-name="T5">Басаан</text:span> - пятница, Венера<text:line-break/><text:span text:style-name="T5">Баяр</text:span> - праздник<text:line-break/><text:span text:style-name="T5">Бябма</text:span> - суббота, Сатурн<text:line-break/><text:span text:style-name="T5">Бямбасурэн</text:span> - хранимый Сатурном<text:line-break/><text:span text:style-name="T5">Бяслаг</text:span> - сыр<text:line-break/><text:line-break/><text:span text:style-name="T5">Ганбаатар</text:span> - стальной богатырь<text:line-break/><text:span text:style-name="T5">Ганзориг</text:span> - стальная сила воли<text:line-break/><text:span text:style-name="T5">Ганжуур</text:span> - золотой свет<text:line-break/><text:span text:style-name="T5">Ганхуяг</text:span> - стальная кольчуга<text:line-break/><text:span text:style-name="T5">Гоньд</text:span> - тмин<text:line-break/><text:line-break/><text:span text:style-name="T5">Даваа</text:span> - понедельник, Луна<text:line-break/><text:span text:style-name="T5">Дамдинсурэн</text:span> - хранимый Хаягривой<text:line-break/><text:span text:style-name="T5">Данзан</text:span> - держатель учения<text:line-break/><text:span text:style-name="T5">Данжуур</text:span> - золотой свет<text:line-break/><text:span text:style-name="T5">Джамбул</text:span> - крепость<text:line-break/><text:span text:style-name="T5">Джаргал</text:span> - блаженство<text:line-break/><text:span text:style-name="T5">Джучи</text:span> - сын Чингисхана<text:line-break/><text:span text:style-name="T5">Долгоон</text:span> - спокойный, тихий, мягкий<text:line-break/><text:span text:style-name="T5">Дордж</text:span> - ваджра<text:line-break/><text:span text:style-name="T5">Дэлгэр</text:span> - широкий, обильный, пространный<text:line-break/><text:line-break/><text:span text:style-name="T5">Ерден</text:span> - драгоценность<text:line-break/><text:line-break/><text:span text:style-name="T5">Жадамба</text:span> - восьмитысячная, сутра Праджняпарамиты<text:line-break/><text:span text:style-name="T5">Жамьянмядаг</text:span> - сосюрия (растение)<text:line-break/><text:span text:style-name="T5">Жаргал</text:span> - счастье, блаженство<text:line-break/><text:line-break/><text:span text:style-name="T5">Лхагва</text:span> - среда, Меркурий<text:line-break/><text:span text:style-name="T5">Лянхуа</text:span> - лотос<text:line-break/><text:soft-page-break/><text:line-break/><text:span text:style-name="T5">Монх-Оргил</text:span> - вечная вершина<text:line-break/><text:span text:style-name="T5">Мунх</text:span> - вечный<text:line-break/><text:span text:style-name="T5">Мунхдалай</text:span> - вечное море<text:line-break/><text:span text:style-name="T5">Мэргэн</text:span> - меткий стрелок<text:line-break/><text:span text:style-name="T5">Мягмар</text:span> - вторник, Марс<text:line-break/><text:line-break/><text:span text:style-name="T5">Наран</text:span> - солнце<text:line-break/><text:span text:style-name="T5">Наранбаатар</text:span> - солнечный богатырь<text:line-break/><text:span text:style-name="T5">Нинжбадгар</text:span> - купальница (растение)<text:line-break/><text:span text:style-name="T5">Нохой</text:span> - собака<text:line-break/><text:span text:style-name="T5">Нугай</text:span> - собака<text:line-break/><text:span text:style-name="T5">Нэргуй</text:span> - безымянный<text:line-break/><text:span text:style-name="T5">Ням</text:span> - воскресенье, солнце<text:line-break/><text:span text:style-name="T5">Нямцо</text:span> - воскресенье<text:line-break/><text:span text:style-name="T5">Нямбу</text:span> - воскресенье<text:line-break/><text:line-break/><text:span text:style-name="T5">Октай</text:span> - понимающий<text:line-break/><text:span text:style-name="T5">Онгоц</text:span> - самолет<text:line-break/><text:span text:style-name="T5">Очир</text:span> - громовой топор<text:line-break/><text:span text:style-name="T5">Очирбат</text:span> - сильный, как ваджра<text:line-break/><text:span text:style-name="T5">Оюун</text:span> - мудрый<text:line-break/><text:span text:style-name="T5">Оюунгэрэл</text:span> - свет мудрости<text:line-break/><text:line-break/><text:span text:style-name="T5">Пурэв</text:span> - четверг, Юпитер<text:line-break/><text:span text:style-name="T5">Пурэвбаатар</text:span> - богатырь, родившийся в четверг<text:line-break/><text:line-break/><text:span text:style-name="T5">Сохор</text:span> - слепец<text:line-break/><text:span text:style-name="T5">Сухэ-Батор</text:span> - богатырь с топором<text:line-break/><text:span text:style-name="T5">Сэргэлэн</text:span> - веселый<text:line-break/><text:span text:style-name="T5">Сэржмядаг</text:span> - мак<text:line-break/><text:line-break/><text:span text:style-name="T5">Тархан</text:span> - умелец<text:line-break/><text:span text:style-name="T5">Тендзин</text:span> - держатель учения<text:line-break/><text:span text:style-name="T5">Тугал</text:span> - теленок<text:line-break/><text:span text:style-name="T5">Тумур</text:span> - железный<text:line-break/><text:span text:style-name="T5">Тумурзориг</text:span> - железная решимость<text:line-break/><text:span text:style-name="T5">Тумурхуяг</text:span> - железная броня<text:line-break/><text:span text:style-name="T5">Тургэн</text:span> - быстрый<text:line-break/><text:span text:style-name="T5">Туя</text:span> - луч<text:line-break/><text:span text:style-name="T5">Тэрбиш</text:span> - не тот<text:line-break/><text:line-break/><text:span text:style-name="T5">Улзий</text:span> - благоденствующий<text:line-break/><text:span text:style-name="T5">Удвар</text:span> - водосбор (растение)<text:line-break/><text:span text:style-name="T5">Ундэс</text:span> - корень<text:line-break/><text:span text:style-name="T5">Унур</text:span> - богатый<text:line-break/><text:soft-page-break/><text:line-break/><text:span text:style-name="T5">Хаган</text:span> - великий правитель<text:line-break/><text:span text:style-name="T5">Халиун</text:span> - буланый<text:line-break/><text:span text:style-name="T5">Хулан</text:span> - дикая лошадь<text:line-break/><text:span text:style-name="T5">Хулгана</text:span> - мышь<text:line-break/><text:span text:style-name="T5">Хунбиш</text:span> - не человек<text:line-break/><text:line-break/><text:span text:style-name="T5">Цагаан</text:span> - белый<text:line-break/><text:span text:style-name="T5">Цогтгэрэл</text:span> - свет пламени<text:line-break/><text:span text:style-name="T5">Цэрэндорж</text:span> - ваджра долгой жизни<text:line-break/><text:span text:style-name="T5">Цэрэн</text:span> - долгоживущий<text:line-break/><text:line-break/><text:span text:style-name="T5">Чагатай</text:span> - дитя<text:line-break/><text:span text:style-name="T5">Чагдаржав</text:span> - охраняемый четырёхруким<text:line-break/><text:span text:style-name="T5">Чингисхан</text:span> - великий хан<text:line-break/><text:line-break/><text:span text:style-name="T5">Шона</text:span> - волк<text:line-break/><text:line-break/><text:span text:style-name="T5">Элбэгдорж</text:span> - изобильный дордже<text:line-break/><text:span text:style-name="T5">Энэбиш</text:span> - не этот</text:p>
      <text:p text:style-name="P2"><text:bookmark text:name="aswift_2_expand1"/><text:span text:style-name="INS"><text:span text:style-name="T3"/></text:span></text:p>
      <text:p text:style-name="P6">А <text:line-break/>• авантюрный <text:line-break/>• агрессивный <text:line-break/>• аккуратный <text:line-break/>• алчный <text:line-break/>• амбициозный <text:line-break/>• артистичный <text:line-break/>• ассертивный <text:line-break/>(уверенное поведение, адекватная оценка обстановки и своих действий) <text:line-break/>• аскетичный <text:line-break/>Б <text:line-break/>• бдительный <text:line-break/>• безалаберный <text:line-break/>• безвольный <text:line-break/>• беззаботный <text:line-break/>• безответственный <text:line-break/>• безрассудный <text:line-break/>• безынициативный <text:line-break/>• безнадежный <text:line-break/>• бережливый <text:line-break/>• бескорыстный <text:line-break/>• беспечный <text:line-break/>• бессовестный <text:line-break/>• бестактный <text:line-break/>• бестолковый <text:line-break/>• бесстрашный <text:line-break/>• бесхарактерный <text:line-break/>• бесчувственный <text:line-break/>• благожелательный <text:line-break/>• благоразумный <text:line-break/>• благородный <text:line-break/>• болтливый <text:line-break/>• боязливый <text:line-break/>• бурный <text:line-break/>В <text:line-break/><text:soft-page-break/>• вежливый <text:line-break/>• великодушный <text:line-break/>• верный <text:line-break/>• весёлый <text:line-break/>• вздорный <text:line-break/>• взрывной <text:line-break/>• внимательный <text:line-break/>• властолюбивый <text:line-break/>• возбудимый <text:line-break/>• волевой <text:line-break/>• воспитанный <text:line-break/>• восприимчивый <text:line-break/>• ворчливый <text:line-break/>• восторженный <text:line-break/>• впечатлительный <text:line-break/>• вредный <text:line-break/>• вспыльчивый <text:line-break/>• выдержанный <text:line-break/>• выносливый <text:line-break/>• высокомерный <text:line-break/>• вычурный <text:line-break/>Г <text:line-break/>• гармоничный <text:line-break/>• гениальный <text:line-break/>• гибкий <text:line-break/>• гневливый <text:line-break/>• глупый <text:line-break/>• гордый <text:line-break/>• грубый <text:line-break/>• гостеприимный <text:line-break/>• гуманный <text:line-break/>Д <text:line-break/>• дальновидный <text:line-break/>• деловой <text:line-break/>• двуличный <text:line-break/>• дельный <text:line-break/>• дерзкий <text:line-break/>• деятельный <text:line-break/>• динамичный <text:line-break/>• дисциплинированный <text:line-break/>• доблестный <text:line-break/>• добродетельный <text:line-break/>• доброжелательный <text:line-break/>• добросовестный <text:line-break/>• добрый <text:line-break/>• доверчивый <text:line-break/>• домовитый <text:line-break/>• дружелюбный <text:line-break/>• душевный <text:line-break/>Е <text:line-break/>•ершистый <text:line-break/>Ж <text:line-break/>• жадный <text:line-break/>• жестокий <text:line-break/>• жестокосердный <text:line-break/>•жизнерадостный <text:line-break/>З <text:line-break/>• заботливый <text:line-break/>• завистливый <text:line-break/>• зависимый <text:line-break/>• задорный <text:line-break/>• замкнутый <text:line-break/>• заносчивый <text:line-break/>• занудный <text:line-break/>• запасливый <text:line-break/><text:soft-page-break/>• застенчивый <text:line-break/>• злой <text:line-break/>• злопамятный <text:line-break/>• зрелый <text:line-break/>И <text:line-break/>• идейный <text:line-break/>• избалованный <text:line-break/>• изворотливый <text:line-break/>• импульсивный <text:line-break/>• инертный <text:line-break/>• инициативный <text:line-break/>• интеллектуальный <text:line-break/>• интеллигентный <text:line-break/>• интуитивный <text:line-break/>• инфантильный <text:line-break/>• искренний <text:line-break/>К <text:line-break/>• капризный <text:line-break/>• кичливый <text:line-break/>• коварный <text:line-break/>• контактный <text:line-break/>• компанейский <text:line-break/>• компетентный <text:line-break/>• коммуникабельный <text:line-break/>• корыстный <text:line-break/>• красноречивый <text:line-break/>• креативный <text:line-break/>• криводушный <text:line-break/>• критичный <text:line-break/>• кроткий <text:line-break/>Л <text:line-break/>• ласковый <text:line-break/>• легкий <text:line-break/>• легковерный <text:line-break/>• легкомысленный <text:line-break/>• лживый <text:line-break/>• лицемерный <text:line-break/>• ленивый <text:line-break/>• лукавый <text:line-break/>• льстивый <text:line-break/>• любвеобильный <text:line-break/>• любознательный <text:line-break/>• любопытный <text:line-break/>М <text:line-break/>• малодушный <text:line-break/>• медлительный <text:line-break/>• мелочный <text:line-break/>• манерный <text:line-break/>• меркантильный <text:line-break/>• мечтательный <text:line-break/>• милосердный <text:line-break/>• мнительный <text:line-break/>• многогранный <text:line-break/>• мобильный <text:line-break/>• мужественный <text:line-break/>• мудрый <text:line-break/>Н <text:line-break/>• наблюдательный <text:line-break/>• навязчивый <text:line-break/>• наивный <text:line-break/>• наглый <text:line-break/>• надёжный <text:line-break/>• надменный <text:line-break/>• напористый <text:line-break/>• насмешливый <text:line-break/><text:soft-page-break/>• настойчивый <text:line-break/>• настырный <text:line-break/>• находчивый <text:line-break/>• небрежный <text:line-break/>• невежа <text:line-break/>• невозмутимый <text:line-break/>• независимый <text:line-break/>• нелюдимый <text:line-break/>• необязательный <text:line-break/>• неорганизованный <text:line-break/>• неординарный <text:line-break/>• неосмотрительный <text:line-break/>• неповоротливый <text:line-break/>• неподатливый <text:line-break/>• неподкупный <text:line-break/>• неприхотливый <text:line-break/>• неразумный <text:line-break/>• нерешительный <text:line-break/>• нетерпеливый <text:line-break/>• нечистоплотный <text:line-break/>• неряшливый <text:line-break/>• неусидчивый <text:line-break/>•неуступчивый <text:line-break/>• норовистый <text:line-break/>О <text:line-break/>• обидчивый <text:line-break/>• ограниченный <text:line-break/>• образованный <text:line-break/>• объективный <text:line-break/>• общительный <text:line-break/>• опрятный <text:line-break/>• оптимистичный <text:line-break/>• опытный <text:line-break/>• оригинальный <text:line-break/>• осторожный <text:line-break/>• остроумный <text:line-break/>• отважный <text:line-break/>• отвественный <text:line-break/>• отзывчивый <text:line-break/>• откровенный <text:line-break/>• открытый <text:line-break/>• отходчивый <text:line-break/>• очаровательный <text:line-break/>П <text:line-break/>• пассивный <text:line-break/>• педантичный <text:line-break/>• подлый <text:line-break/>• подозрительный <text:line-break/>• позитивный <text:line-break/>• последовательный <text:line-break/>• правдивый <text:line-break/>• праведный <text:line-break/>• прагматичный <text:line-break/>• практичный <text:line-break/>• преданный <text:line-break/>• предприимчивый <text:line-break/>• придирчивый <text:line-break/>• примерный <text:line-break/>• принципиальный <text:line-break/>• притягательный <text:line-break/>• проницательный <text:line-break/>• противоречивый <text:line-break/>• прямой <text:line-break/>• прямодушный <text:line-break/>• прямолинейный <text:line-break/><text:soft-page-break/>• понимающий <text:line-break/>• порядочный <text:line-break/>• пунктуальный <text:line-break/>• пылкий <text:line-break/>Р <text:line-break/>• равнодушный <text:line-break/>• радушный <text:line-break/>• раздражительный <text:line-break/>• разносторонний <text:line-break/>• ранимый <text:line-break/>• рассеяный <text:line-break/>• рассудительный <text:line-break/>• расточительный <text:line-break/>• расчетливый <text:line-break/>• ревнивый <text:line-break/>• решительный <text:line-break/>• ригидный (оцепенелый, противоположность импульсивности) <text:line-break/>• рисковый <text:line-break/>• ровный <text:line-break/>• романтичный <text:line-break/>С <text:line-break/>• самовлюблённый <text:line-break/>• самодисциплинированный <text:line-break/>• самоироничный <text:line-break/>• самокритичный <text:line-break/>• самоуверенный <text:line-break/>• саркастичный <text:line-break/>• серьёзный <text:line-break/>• свободный <text:line-break/>• сдержанный <text:line-break/>• слабовольный <text:line-break/>• скользкий <text:line-break/>• скромный <text:line-break/>• скрытный <text:line-break/>• скрупулёзный <text:line-break/>• скупой <text:line-break/>• смелый <text:line-break/>• сообразительный <text:line-break/>• совестливый <text:line-break/>• сосредоточенный <text:line-break/>• сострадательный <text:line-break/>• спесивый <text:line-break/>• спокойный <text:line-break/>• справедливый <text:line-break/>• стеснительный <text:line-break/>• страстный <text:line-break/>• стремительный <text:line-break/>• стрессоустойчивый <text:line-break/>• стыдливый <text:line-break/>Т <text:line-break/>• талантливый <text:line-break/>• тактичный <text:line-break/>• творческий <text:line-break/>• темпераментный <text:line-break/>• терпеливый <text:line-break/>• тихий <text:line-break/>• тонкий <text:line-break/>• требовательный <text:line-break/>• трепетный <text:line-break/>•</text:p>
      <text:list xml:id="list8546465952189457215" text:style-name="L1">
        <text:list-item>
          <text:p text:style-name="P8"><draw:frame draw:style-name="fr1" draw:name="Врезка1" text:anchor-type="char" svg:width="0.041cm" draw:z-index="0"><draw:text-box fo:min-height="0.041cm"><text:p text:style-name="Text_20_body"/></draw:text-box></draw:frame> </text:p>
          <text:p text:style-name="P7">трусливый <text:line-break/>• трудолюбивый <text:line-break/><text:soft-page-break/>• тунеядец <text:line-break/>• тщеславный <text:line-break/>У <text:line-break/>• убежденный <text:line-break/>• уважительный <text:line-break/>• угрюмый <text:line-break/>уживчивый <text:line-break/>• умный <text:line-break/>• уклончивый <text:line-break/>• упрямый <text:line-break/>• усидчивый <text:line-break/>• утойчивый <text:line-break/>• уступчивый <text:line-break/>• уязвимый <text:line-break/>• уравновешенный <text:line-break/>• усердный <text:line-break/>• участливый <text:line-break/>Х <text:line-break/>• харизматичный <text:line-break/>• хвастливый <text:line-break/>• хитрый <text:line-break/>• хладнокровный <text:line-break/>• храбрый <text:line-break/>Ц <text:line-break/>• целеустремлённый <text:line-break/>• цельный <text:line-break/>• циничный <text:line-break/>Ч <text:line-break/>• человечный <text:line-break/>• честный <text:line-break/>• честолюбивый <text:line-break/>• черствый <text:line-break/>• чистоплотный <text:line-break/>• чувствительный <text:line-break/>• чванливый <text:line-break/>• чопорный <text:line-break/>Ш <text:line-break/>• шаловливый <text:line-break/>• шебутной <text:line-break/>• широкий <text:line-break/>• шустрый <text:line-break/>Щ <text:line-break/>• щедрый <text:line-break/>•щепетильный <text:line-break/>Э <text:line-break/>• эгоистичный <text:line-break/>эгоцентричный <text:line-break/>• эмоциональный <text:line-break/>• эмпатичный (сопереживающий) <text:line-break/>• энергичный <text:line-break/>• эрудированный <text:line-break/>Я <text:line-break/><text:soft-page-break/>• язвительный <text:line-break/>• яркий</text:p>
        </text:list-item>
        <text:list-item>
          <text:p text:style-name="P8"><draw:frame draw:style-name="fr1" draw:name="Врезка2" text:anchor-type="char" svg:width="0.041cm" draw:z-index="1"><draw:text-box fo:min-height="0.041cm"><text:p text:style-name="Text_20_body"/></draw:text-box></draw:frame> </text:p>
          <text:p text:style-name="P7">бросил, буркнул, вздохнул, возмутился, возразил, воскликнул, восхитился, вспомнил, выговорил, добавил, доложил, заверил, завопил, закончил, закричал, заметил, запротестовал, засмеялся, заявил, изумился, кивнул, крикнул, настаивал, начал, не унимался, объявил, оживился, осведомился, ответил, отозвался, перебил, поблагодарил, посторил, подтвердил, поморщился, пообещал, поправил, попросил, посоветовал, пояснил, предложил, предположил, представил, пригласил, признался, пробормотал, пробурчал, провозгласил, проворчал, проговорил, продолжал, произнес, промолвил, промычал, протянул, процедил, прошептал, прояснил, пытался оправдаться, размышлял, рассердился, согласился, сообщил, спохватился, спросил, убеждал, удивился, улыбнулся, успокоил, уточнил...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pple-system" svg:font-family="apple-system, BlinkMacSystemFont, Roboto, 'Open Sans', 'Helvetica Neue', sans-serif"/>
    <style:font-face style:name="arial" svg:font-family="aria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IN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9-04-01T13:25:57.95</dc:date>
    <dc:creator>Анастасия Каллисто</dc:creator>
    <meta:generator>OpenOffice/4.1.4$Win32 OpenOffice.org_project/414m5$Build-9788</meta:generator>
    <meta:document-statistic meta:table-count="0" meta:image-count="0" meta:object-count="0" meta:page-count="56" meta:paragraph-count="27" meta:word-count="8988" meta:character-count="58604"/>
    <meta:editing-duration>PT3M32S</meta:editing-duration>
    <meta:editing-cycles>1</meta:editing-cycles>
  </office:meta>
</office:document-meta>
</file>